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07cm" fo:margin-left="0cm" table:align="left"/>
    </style:style>
    <style:style style:name="Tabela1.A" style:family="table-column">
      <style:table-column-properties style:column-width="5.667cm"/>
    </style:style>
    <style:style style:name="Tabela1.C" style:family="table-column">
      <style:table-column-properties style:column-width="5.67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8.795cm" style:rel-column-width="32767*"/>
    </style:style>
    <style:style style:name="Tabela2.B" style:family="table-column">
      <style:table-column-properties style:column-width="8.79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7cm" fo:margin-left="0cm" table:align="left"/>
    </style:style>
    <style:style style:name="Tabela3.A" style:family="table-column">
      <style:table-column-properties style:column-width="5.667cm"/>
    </style:style>
    <style:style style:name="Tabela3.C" style:family="table-column">
      <style:table-column-properties style:column-width="5.67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07cm" fo:margin-left="0cm" table:align="left"/>
    </style:style>
    <style:style style:name="Tabela4.A" style:family="table-column">
      <style:table-column-properties style:column-width="5.667cm"/>
    </style:style>
    <style:style style:name="Tabela4.C" style:family="table-column">
      <style:table-column-properties style:column-width="5.67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07cm" fo:margin-left="0cm" table:align="left"/>
    </style:style>
    <style:style style:name="Tabela5.A" style:family="table-column">
      <style:table-column-properties style:column-width="5.667cm"/>
    </style:style>
    <style:style style:name="Tabela5.C" style:family="table-column">
      <style:table-column-properties style:column-width="5.673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7cm" fo:margin-left="0cm" table:align="left"/>
    </style:style>
    <style:style style:name="Tabela6.A" style:family="table-column">
      <style:table-column-properties style:column-width="5.667cm"/>
    </style:style>
    <style:style style:name="Tabela6.C" style:family="table-column">
      <style:table-column-properties style:column-width="5.673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3.399cm"/>
    </style:style>
    <style:style style:name="Tabela7.B" style:family="table-column">
      <style:table-column-properties style:column-width="4.397cm"/>
    </style:style>
    <style:style style:name="Tabela7.C" style:family="table-column">
      <style:table-column-properties style:column-width="4.602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3.399cm"/>
    </style:style>
    <style:style style:name="Tabela8.B" style:family="table-column">
      <style:table-column-properties style:column-width="4.397cm"/>
    </style:style>
    <style:style style:name="Tabela8.C" style:family="table-column">
      <style:table-column-properties style:column-width="4.60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officeooo:rsid="00016bdc" officeooo:paragraph-rsid="00016bdc"/>
    </style:style>
    <style:style style:name="P2" style:family="paragraph" style:parent-style-name="Text_20_body">
      <style:text-properties style:font-name="Liberation Serif" fo:font-size="10pt" officeooo:rsid="00016bdc" officeooo:paragraph-rsid="00016bdc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0016bdc" officeooo:paragraph-rsid="0200153c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Liberation Serif" fo:font-size="9pt" officeooo:rsid="00016bdc" officeooo:paragraph-rsid="00016bdc" style:font-size-asian="9pt" style:font-size-complex="9pt"/>
    </style:style>
    <style:style style:name="P5" style:family="paragraph" style:parent-style-name="Text_20_body">
      <style:text-properties style:font-name="Liberation Serif" fo:font-size="9pt" officeooo:rsid="00016bdc" officeooo:paragraph-rsid="00b94406" style:font-size-asian="9pt" style:font-size-complex="9pt"/>
    </style:style>
    <style:style style:name="P6" style:family="paragraph" style:parent-style-name="Text_20_body">
      <style:text-properties style:font-name="Liberation Serif" fo:font-size="9pt" officeooo:rsid="00016bdc" officeooo:paragraph-rsid="02749dfb" style:font-size-asian="9pt" style:font-size-complex="9pt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9pt" officeooo:rsid="00016bdc" officeooo:paragraph-rsid="00016bdc" style:font-size-asian="9pt" style:font-size-complex="9pt"/>
    </style:style>
    <style:style style:name="P8" style:family="paragraph" style:parent-style-name="Text_20_body">
      <style:text-properties style:font-name="Liberation Serif" fo:font-size="9pt" officeooo:rsid="0003534d" officeooo:paragraph-rsid="0003534d" style:font-size-asian="9pt" style:font-size-complex="9pt"/>
    </style:style>
    <style:style style:name="P9" style:family="paragraph" style:parent-style-name="Text_20_body">
      <style:text-properties style:font-name="Liberation Serif" fo:font-size="9pt" officeooo:rsid="0003534d" officeooo:paragraph-rsid="00bd8a95" style:font-size-asian="9pt" style:font-size-complex="9pt"/>
    </style:style>
    <style:style style:name="P10" style:family="paragraph" style:parent-style-name="Text_20_body">
      <style:text-properties style:font-name="Liberation Serif" fo:font-size="9pt" officeooo:rsid="0003534d" officeooo:paragraph-rsid="02749dfb" style:font-size-asian="9pt" style:font-size-complex="9pt"/>
    </style:style>
    <style:style style:name="P11" style:family="paragraph" style:parent-style-name="Text_20_body">
      <style:text-properties style:font-name="Liberation Serif" fo:font-size="9pt" officeooo:rsid="0003534d" officeooo:paragraph-rsid="02755774" style:font-size-asian="9pt" style:font-size-complex="9pt"/>
    </style:style>
    <style:style style:name="P12" style:family="paragraph" style:parent-style-name="Text_20_body">
      <style:text-properties style:font-name="Liberation Serif" fo:font-size="9pt" officeooo:rsid="0003534d" officeooo:paragraph-rsid="027584fa" style:font-size-asian="9pt" style:font-size-complex="9pt"/>
    </style:style>
    <style:style style:name="P13" style:family="paragraph" style:parent-style-name="Text_20_body">
      <style:text-properties style:font-name="Liberation Serif" fo:font-size="9pt" officeooo:rsid="0003534d" officeooo:paragraph-rsid="0276c6ea" style:font-size-asian="9pt" style:font-size-complex="9pt"/>
    </style:style>
    <style:style style:name="P14" style:family="paragraph" style:parent-style-name="Text_20_body">
      <style:text-properties style:font-name="Liberation Serif" fo:font-size="9pt" officeooo:rsid="000466fd" officeooo:paragraph-rsid="00312cdc" style:font-size-asian="9pt" style:font-size-complex="9pt"/>
    </style:style>
    <style:style style:name="P15" style:family="paragraph" style:parent-style-name="Text_20_body">
      <style:text-properties style:font-name="Liberation Serif" fo:font-size="9pt" officeooo:rsid="000466fd" officeooo:paragraph-rsid="02218c34" style:font-size-asian="9pt" style:font-size-complex="9pt"/>
    </style:style>
    <style:style style:name="P16" style:family="paragraph" style:parent-style-name="Text_20_body">
      <style:text-properties style:font-name="Liberation Serif" fo:font-size="9pt" officeooo:rsid="000466fd" officeooo:paragraph-rsid="02749dfb" style:font-size-asian="9pt" style:font-size-complex="9pt"/>
    </style:style>
    <style:style style:name="P17" style:family="paragraph" style:parent-style-name="Text_20_body">
      <style:text-properties style:font-name="Liberation Serif" fo:font-size="9pt" fo:font-style="italic" officeooo:rsid="0003534d" officeooo:paragraph-rsid="0003534d" style:font-size-asian="9pt" style:font-style-asian="italic" style:font-size-complex="9pt" style:font-style-complex="italic"/>
    </style:style>
    <style:style style:name="P18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1714a0" style:font-size-asian="9pt" style:font-style-asian="italic" style:font-size-complex="9pt" style:font-style-complex="italic"/>
    </style:style>
    <style:style style:name="P19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749dfb" style:font-size-asian="9pt" style:font-style-asian="italic" style:font-size-complex="9pt" style:font-style-complex="italic"/>
    </style:style>
    <style:style style:name="P20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755774" style:font-size-asian="9pt" style:font-style-asian="italic" style:font-size-complex="9pt" style:font-style-complex="italic"/>
    </style:style>
    <style:style style:name="P21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7584fa" style:font-size-asian="9pt" style:font-style-asian="italic" style:font-size-complex="9pt" style:font-style-complex="italic"/>
    </style:style>
    <style:style style:name="P22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76c6ea" style:font-size-asian="9pt" style:font-style-asian="italic" style:font-size-complex="9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1714a0" style:font-size-asian="9pt" style:font-style-asian="italic" style:font-size-complex="9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749dfb" style:font-size-asian="9pt" style:font-style-asian="italic" style:font-size-complex="9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755774" style:font-size-asian="9pt" style:font-style-asian="italic" style:font-size-complex="9pt" style:font-style-complex="italic"/>
    </style:style>
    <style:style style:name="P26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7584fa" style:font-size-asian="9pt" style:font-style-asian="italic" style:font-size-complex="9pt" style:font-style-complex="italic"/>
    </style:style>
    <style:style style:name="P27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76c6ea" style:font-size-asian="9pt" style:font-style-asian="italic" style:font-size-complex="9pt" style:font-style-complex="italic"/>
    </style:style>
    <style:style style:name="P28" style:family="paragraph" style:parent-style-name="Text_20_body">
      <style:text-properties style:font-name="Liberation Serif" fo:font-size="9pt" fo:font-style="normal" officeooo:rsid="0003534d" officeooo:paragraph-rsid="0003534d" style:font-size-asian="9pt" style:font-style-asian="normal" style:font-size-complex="9pt" style:font-style-complex="normal"/>
    </style:style>
    <style:style style:name="P29" style:family="paragraph" style:parent-style-name="Text_20_body">
      <style:text-properties style:font-name="Liberation Serif" fo:font-size="9pt" fo:font-style="normal" officeooo:rsid="0003534d" officeooo:paragraph-rsid="02749dfb" style:font-size-asian="9pt" style:font-style-asian="normal" style:font-size-complex="9pt" style:font-style-complex="normal"/>
    </style:style>
    <style:style style:name="P30" style:family="paragraph" style:parent-style-name="Text_20_body">
      <style:text-properties style:font-name="Liberation Serif" fo:font-size="9pt" fo:font-style="normal" officeooo:rsid="0003534d" officeooo:paragraph-rsid="02755774" style:font-size-asian="9pt" style:font-style-asian="normal" style:font-size-complex="9pt" style:font-style-complex="normal"/>
    </style:style>
    <style:style style:name="P31" style:family="paragraph" style:parent-style-name="Text_20_body">
      <style:text-properties style:font-name="Liberation Serif" fo:font-size="9pt" fo:font-style="normal" officeooo:rsid="0003534d" officeooo:paragraph-rsid="027584fa" style:font-size-asian="9pt" style:font-style-asian="normal" style:font-size-complex="9pt" style:font-style-complex="normal"/>
    </style:style>
    <style:style style:name="P32" style:family="paragraph" style:parent-style-name="Text_20_body">
      <style:text-properties style:font-name="Liberation Serif" fo:font-size="9pt" fo:font-style="normal" officeooo:rsid="000466fd" officeooo:paragraph-rsid="000466fd" style:font-size-asian="9pt" style:font-style-asian="normal" style:font-size-complex="9pt" style:font-style-complex="normal"/>
    </style:style>
    <style:style style:name="P33" style:family="paragraph" style:parent-style-name="Text_20_body">
      <style:text-properties style:font-name="Liberation Serif" fo:font-size="9pt" fo:font-style="normal" officeooo:rsid="000466fd" officeooo:paragraph-rsid="02749dfb" style:font-size-asian="9pt" style:font-style-asian="normal" style:font-size-complex="9pt" style:font-style-complex="normal"/>
    </style:style>
    <style:style style:name="P34" style:family="paragraph" style:parent-style-name="Text_20_body">
      <style:text-properties style:font-name="Liberation Serif" fo:font-size="9pt" fo:font-style="normal" officeooo:rsid="027584fa" officeooo:paragraph-rsid="027584fa" style:font-size-asian="9pt" style:font-style-asian="normal" style:font-size-complex="9pt" style:font-style-complex="normal"/>
    </style:style>
    <style:style style:name="P35" style:family="paragraph" style:parent-style-name="Text_20_body">
      <style:text-properties style:font-name="Liberation Serif" fo:font-size="9pt" fo:font-style="normal" fo:font-weight="normal" officeooo:rsid="027584fa" officeooo:paragraph-rsid="027584fa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Text_20_body">
      <style:text-properties style:font-name="Liberation Serif" fo:font-size="9pt" fo:font-style="normal" fo:font-weight="normal" officeooo:rsid="0003534d" officeooo:paragraph-rsid="027584fa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ext_20_body">
      <style:text-properties style:font-name="Liberation Serif" fo:font-size="9pt" fo:font-style="normal" fo:font-weight="normal" officeooo:rsid="0003534d" officeooo:paragraph-rsid="0276c6e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Text_20_body">
      <style:text-properties style:font-name="Liberation Serif" fo:font-size="9pt" fo:font-style="normal" fo:font-weight="normal" officeooo:rsid="0276c6ea" officeooo:paragraph-rsid="0276c6ea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a9b7c6" style:font-name="Liberation Serif" officeooo:rsid="01efc09c" officeooo:paragraph-rsid="01f819f7" fo:background-color="transparent"/>
    </style:style>
    <style:style style:name="P40" style:family="paragraph" style:parent-style-name="Text_20_body">
      <style:paragraph-properties fo:text-align="start" style:justify-single-word="false"/>
      <style:text-properties fo:color="#a9b7c6" style:font-name="Liberation Serif" officeooo:rsid="01efc09c" officeooo:paragraph-rsid="01f9e410" fo:background-color="transparent"/>
    </style:style>
    <style:style style:name="P41" style:family="paragraph" style:parent-style-name="Text_20_body">
      <style:paragraph-properties fo:text-align="start" style:justify-single-word="false"/>
      <style:text-properties fo:color="#a9b7c6" style:font-name="Liberation Serif" officeooo:rsid="01efc09c" officeooo:paragraph-rsid="01fbe4dd" fo:background-color="transparent"/>
    </style:style>
    <style:style style:name="P42" style:family="paragraph" style:parent-style-name="Text_20_body">
      <style:paragraph-properties fo:text-align="start" style:justify-single-word="false"/>
      <style:text-properties fo:color="#a9b7c6" style:font-name="Liberation Serif" officeooo:rsid="01efc09c" officeooo:paragraph-rsid="0200153c" fo:background-color="transparent"/>
    </style:style>
    <style:style style:name="P43" style:family="paragraph" style:parent-style-name="Text_20_body">
      <style:paragraph-properties fo:text-align="start" style:justify-single-word="false"/>
      <style:text-properties fo:color="#000000" style:font-name="Liberation Serif" fo:font-weight="bold" officeooo:rsid="01effa7b" officeooo:paragraph-rsid="01efc09c" style:font-weight-asian="bold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color="#000000" style:font-name="Liberation Serif" fo:font-weight="bold" officeooo:rsid="000466fd" officeooo:paragraph-rsid="02749dfb" style:font-weight-asian="bold" style:font-weight-complex="bold"/>
    </style:style>
    <style:style style:name="P45" style:family="paragraph" style:parent-style-name="Text_20_body">
      <style:paragraph-properties fo:text-align="start" style:justify-single-word="false"/>
      <style:text-properties fo:color="#000000" style:font-name="Liberation Serif" fo:font-size="9pt" fo:font-weight="bold" officeooo:rsid="0200153c" officeooo:paragraph-rsid="0200153c" fo:background-color="transparent" style:font-size-asian="9pt" style:font-weight-asian="bold" style:font-size-complex="9pt" style:font-weight-complex="bold"/>
    </style:style>
    <style:style style:name="P46" style:family="paragraph" style:parent-style-name="Text_20_body">
      <style:text-properties fo:font-size="9pt" officeooo:rsid="02755774" officeooo:paragraph-rsid="02755774" style:font-size-asian="7.84999990463257pt" style:font-size-complex="9pt"/>
    </style:style>
    <style:style style:name="P47" style:family="paragraph" style:parent-style-name="Text_20_body">
      <style:text-properties style:use-window-font-color="true" style:font-name="Liberation Serif" fo:font-size="9pt" fo:font-style="normal" fo:font-weight="normal" officeooo:rsid="027584fa" officeooo:paragraph-rsid="027584fa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Text_20_body">
      <style:text-properties style:use-window-font-color="true" style:font-name="Liberation Serif" fo:font-size="9pt" fo:font-style="normal" fo:font-weight="normal" officeooo:rsid="027584fa" officeooo:paragraph-rsid="0276c6ea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Title">
      <style:text-properties style:font-name="Liberation Serif" fo:font-size="18pt" officeooo:rsid="00016bdc" officeooo:paragraph-rsid="00c93838" style:font-size-asian="18pt" style:font-size-complex="18pt"/>
    </style:style>
    <style:style style:name="P50" style:family="paragraph" style:parent-style-name="Title">
      <style:text-properties style:font-name="Liberation Serif" fo:font-size="20pt" officeooo:rsid="00c93838" officeooo:paragraph-rsid="017b96b4" style:font-size-asian="20pt" style:font-size-complex="20pt"/>
    </style:style>
    <style:style style:name="P51" style:family="paragraph" style:parent-style-name="Heading">
      <style:paragraph-properties fo:text-align="center" style:justify-single-word="false"/>
      <style:text-properties style:font-name="Liberation Serif" officeooo:rsid="00016bdc" officeooo:paragraph-rsid="00016bdc"/>
    </style:style>
    <style:style style:name="P52" style:family="paragraph" style:parent-style-name="Heading">
      <style:paragraph-properties fo:text-align="center" style:justify-single-word="false"/>
      <style:text-properties style:font-name="Liberation Serif" officeooo:rsid="00016bdc" officeooo:paragraph-rsid="02749dfb"/>
    </style:style>
    <style:style style:name="P53" style:family="paragraph" style:parent-style-name="Subtitle">
      <style:text-properties style:font-name="Liberation Serif" fo:font-size="16pt" officeooo:rsid="00016bdc" officeooo:paragraph-rsid="020729be" style:font-size-asian="16pt" style:font-size-complex="16pt"/>
    </style:style>
    <style:style style:name="P54" style:family="paragraph" style:parent-style-name="Preformatted_20_Text">
      <style:paragraph-properties fo:text-align="start" style:justify-single-word="false"/>
      <style:text-properties fo:color="#a9b7c6" style:font-name="DejaVu Sans Mono" officeooo:rsid="01efc09c" officeooo:paragraph-rsid="01f9e410" fo:background-color="transparent"/>
    </style:style>
    <style:style style:name="P55" style:family="paragraph" style:parent-style-name="Preformatted_20_Text">
      <style:paragraph-properties fo:text-align="start" style:justify-single-word="false"/>
      <style:text-properties fo:color="#a9b7c6" style:font-name="DejaVu Sans Mono" officeooo:rsid="01efc09c" officeooo:paragraph-rsid="01fbe4dd" fo:background-color="transparent"/>
    </style:style>
    <style:style style:name="P56" style:family="paragraph" style:parent-style-name="Preformatted_20_Text">
      <style:paragraph-properties fo:text-align="start" style:justify-single-word="false"/>
      <style:text-properties fo:color="#a9b7c6" style:font-name="DejaVu Sans Mono" officeooo:rsid="01efc09c" officeooo:paragraph-rsid="0200153c" fo:background-color="transparent"/>
    </style:style>
    <style:style style:name="P57" style:family="paragraph" style:parent-style-name="Preformatted_20_Text">
      <style:paragraph-properties fo:text-align="start" style:justify-single-word="false"/>
      <style:text-properties fo:color="#a9b7c6" style:font-name="DejaVu Sans Mono" officeooo:rsid="01f819f7" officeooo:paragraph-rsid="01f819f7" fo:background-color="transparent"/>
    </style:style>
    <style:style style:name="P58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1efc09c" officeooo:paragraph-rsid="0200153c" fo:background-color="transparent" style:font-size-asian="9pt" style:font-size-complex="9pt"/>
    </style:style>
    <style:style style:name="P59" style:family="paragraph" style:parent-style-name="Preformatted_20_Text">
      <style:paragraph-properties fo:text-align="start" style:justify-single-word="false"/>
      <style:text-properties fo:color="#000000" style:font-name="DejaVu Sans Mono" fo:font-weight="bold" officeooo:rsid="01f9e410" officeooo:paragraph-rsid="01f9e410" fo:background-color="transparent" style:font-weight-asian="bold" style:font-weight-complex="bold"/>
    </style:style>
    <style:style style:name="P60" style:family="paragraph" style:parent-style-name="Preformatted_20_Text">
      <style:paragraph-properties fo:text-align="start" style:justify-single-word="false"/>
      <style:text-properties fo:color="#000000" style:font-name="DejaVu Sans Mono" fo:font-weight="bold" officeooo:rsid="01f9e410" officeooo:paragraph-rsid="01fbe4dd" fo:background-color="transparent" style:font-weight-asian="bold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fo:color="#000000" style:font-name="Liberation Serif" fo:font-weight="bold" officeooo:rsid="01f6c7bd" officeooo:paragraph-rsid="01f378c1" fo:background-color="transparent" style:font-weight-asian="bold" style:font-weight-complex="bold"/>
    </style:style>
    <style:style style:name="P62" style:family="paragraph" style:parent-style-name="Preformatted_20_Text">
      <style:paragraph-properties fo:text-align="start" style:justify-single-word="false"/>
      <style:text-properties fo:color="#000000" style:font-name="Liberation Serif" fo:font-weight="bold" officeooo:rsid="01f6c7bd" officeooo:paragraph-rsid="01f819f7" fo:background-color="transparent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9pt" officeooo:rsid="0003534d" officeooo:paragraph-rsid="0003534d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9pt" officeooo:rsid="0003534d" officeooo:paragraph-rsid="02749dfb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9pt" officeooo:rsid="0003534d" officeooo:paragraph-rsid="02755774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9pt" officeooo:rsid="0003534d" officeooo:paragraph-rsid="027584fa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18ac0e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749dfb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755774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7584fa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76c6ea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1dea91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749dfb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755774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7584fa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76c6ea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9pt" officeooo:rsid="02749dfb" officeooo:paragraph-rsid="02749dfb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9pt" officeooo:rsid="027584fa" officeooo:paragraph-rsid="027584fa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9pt" officeooo:rsid="027584fa" officeooo:paragraph-rsid="0276c6ea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9pt" officeooo:rsid="0276c6ea" officeooo:paragraph-rsid="0276c6ea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9pt" officeooo:rsid="027ab9d9" officeooo:paragraph-rsid="027ab9d9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fo:color="#ce181e" style:font-name="Liberation Serif" fo:font-size="9pt" officeooo:rsid="0003534d" officeooo:paragraph-rsid="0003534d" style:font-size-asian="9pt" style:font-size-complex="9pt"/>
    </style:style>
    <style:style style:name="P83" style:family="paragraph" style:parent-style-name="Standard">
      <style:text-properties officeooo:paragraph-rsid="02aca410"/>
    </style:style>
    <style:style style:name="P84" style:family="paragraph" style:parent-style-name="Standard">
      <style:text-properties style:font-name="Andale Mono" fo:font-size="7pt" officeooo:paragraph-rsid="02aca410" style:font-size-asian="7pt" style:font-size-complex="7pt"/>
    </style:style>
    <style:style style:name="P85" style:family="paragraph" style:parent-style-name="Standard">
      <style:paragraph-properties fo:text-align="start" style:justify-single-word="false"/>
      <style:text-properties style:font-name="Andale Mono" fo:font-size="7pt" officeooo:paragraph-rsid="02ae8970" style:font-size-asian="7pt" style:font-size-complex="7pt"/>
    </style:style>
    <style:style style:name="P86" style:family="paragraph" style:parent-style-name="Standard" style:list-style-name="L9">
      <style:text-properties officeooo:paragraph-rsid="02aca410"/>
    </style:style>
    <style:style style:name="P87" style:family="paragraph" style:parent-style-name="Standard" style:list-style-name="L9">
      <style:text-properties officeooo:paragraph-rsid="02ad0118"/>
    </style:style>
    <style:style style:name="P88" style:family="paragraph" style:parent-style-name="Standard">
      <style:text-properties officeooo:paragraph-rsid="02ad0118"/>
    </style:style>
    <style:style style:name="P89" style:family="paragraph" style:parent-style-name="Standard">
      <style:paragraph-properties fo:text-align="start" style:justify-single-word="false"/>
      <style:text-properties officeooo:paragraph-rsid="02ae8970"/>
    </style:style>
    <style:style style:name="P90" style:family="paragraph" style:parent-style-name="Text_20_body" style:list-style-name="L2">
      <style:text-properties style:font-name="Liberation Serif" fo:font-size="9pt" officeooo:rsid="01e04b85" officeooo:paragraph-rsid="01e04b85" style:font-size-asian="9pt" style:font-size-complex="9pt"/>
    </style:style>
    <style:style style:name="P91" style:family="paragraph" style:parent-style-name="Text_20_body" style:list-style-name="L2">
      <style:text-properties style:font-name="Liberation Serif" fo:font-size="9pt" officeooo:rsid="0003534d" officeooo:paragraph-rsid="01e04b85" style:font-size-asian="9pt" style:font-size-complex="9pt"/>
    </style:style>
    <style:style style:name="P92" style:family="paragraph" style:parent-style-name="Text_20_body" style:list-style-name="L2">
      <style:text-properties style:font-name="Liberation Serif" fo:font-size="9pt" officeooo:rsid="0003534d" officeooo:paragraph-rsid="0003534d" style:font-size-asian="9pt" style:font-size-complex="9pt"/>
    </style:style>
    <style:style style:name="P93" style:family="paragraph" style:parent-style-name="Text_20_body">
      <style:text-properties style:font-name="Liberation Serif" fo:font-size="9pt" fo:font-style="normal" officeooo:rsid="02746fbe" officeooo:paragraph-rsid="00312cdc" style:font-size-asian="9pt" style:font-style-asian="normal" style:font-size-complex="9pt" style:font-style-complex="normal"/>
    </style:style>
    <style:style style:name="P94" style:family="paragraph" style:parent-style-name="Text_20_body">
      <style:text-properties style:font-name="Liberation Serif" fo:font-size="9pt" fo:font-style="normal" officeooo:rsid="000466fd" officeooo:paragraph-rsid="02218c34" style:font-size-asian="9pt" style:font-style-asian="normal" style:font-size-complex="9pt" style:font-style-complex="normal"/>
    </style:style>
    <style:style style:name="P95" style:family="paragraph" style:parent-style-name="Text_20_body">
      <style:text-properties style:font-name="Liberation Serif" fo:font-size="9pt" fo:font-style="normal" officeooo:rsid="000466fd" officeooo:paragraph-rsid="02749dfb" style:font-size-asian="9pt" style:font-style-asian="normal" style:font-size-complex="9pt" style:font-style-complex="normal"/>
    </style:style>
    <style:style style:name="P96" style:family="paragraph" style:parent-style-name="Text_20_body">
      <style:text-properties style:font-name="Liberation Serif" fo:font-size="9pt" fo:font-style="normal" fo:font-weight="bold" officeooo:rsid="027584fa" officeooo:paragraph-rsid="027584fa" style:font-size-asian="9pt" style:font-style-asian="normal" style:font-weight-asian="bold" style:font-size-complex="9pt" style:font-style-complex="normal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0016bdc" officeooo:paragraph-rsid="0200153c" style:font-size-asian="10pt" style:font-weight-asian="bold" style:font-size-complex="10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0016bdc" officeooo:paragraph-rsid="029a2478" style:font-size-asian="10pt" style:font-weight-asian="bold" style:font-size-complex="10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27f40fc" officeooo:paragraph-rsid="027f40fc" style:font-size-asian="10pt" style:font-weight-asian="bold" style:font-size-complex="10pt" style:font-weight-complex="bold"/>
    </style:style>
    <style:style style:name="P100" style:family="paragraph" style:parent-style-name="Text_20_body" style:list-style-name="L3">
      <style:paragraph-properties fo:text-align="start" style:justify-single-word="false"/>
      <style:text-properties style:font-name="Liberation Serif" fo:font-size="10pt" fo:font-weight="bold" officeooo:rsid="027f40fc" officeooo:paragraph-rsid="027f40fc" style:font-size-asian="10pt" style:font-weight-asian="bold" style:font-size-complex="10pt" style:font-weight-complex="bold"/>
    </style:style>
    <style:style style:name="P101" style:family="paragraph" style:parent-style-name="Text_20_body" style:list-style-name="L3">
      <style:paragraph-properties fo:text-align="start" style:justify-single-word="false"/>
      <style:text-properties style:font-name="Liberation Serif" fo:font-size="10pt" fo:font-weight="bold" officeooo:rsid="027f40fc" officeooo:paragraph-rsid="02b12696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280f7ca" officeooo:paragraph-rsid="0280f7ca" style:font-size-asian="10pt" style:font-weight-asian="bold" style:font-size-complex="10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2826008" officeooo:paragraph-rsid="02826008" style:font-size-asian="10pt" style:font-weight-asian="bold" style:font-size-complex="10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c33c7" officeooo:paragraph-rsid="028c33c7" style:font-size-asian="10pt" style:font-weight-asian="normal" style:font-size-complex="10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cfa9a" officeooo:paragraph-rsid="028cfa9a" style:font-size-asian="10pt" style:font-weight-asian="normal" style:font-size-complex="10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9356c2" officeooo:paragraph-rsid="029356c2" style:font-size-asian="10pt" style:font-weight-asian="normal" style:font-size-complex="10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9afa67" officeooo:paragraph-rsid="029afa67" style:font-size-asian="10pt" style:font-weight-asian="normal" style:font-size-complex="10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Liberation Serif" fo:font-size="10pt" fo:font-style="normal" fo:font-weight="bold" officeooo:rsid="02826008" officeooo:paragraph-rsid="02826008" style:font-size-asian="10pt" style:font-style-asian="normal" style:font-weight-asian="bold" style:font-size-complex="10pt" style:font-style-complex="normal" style:font-weight-complex="bold"/>
    </style:style>
    <style:style style:name="P109" style:family="paragraph" style:parent-style-name="Text_20_body">
      <style:text-properties style:font-name="Liberation Serif" fo:font-size="10pt" officeooo:rsid="00016bdc" officeooo:paragraph-rsid="00016bdc" style:font-size-asian="10pt" style:font-size-complex="10pt"/>
    </style:style>
    <style:style style:name="P110" style:family="paragraph" style:parent-style-name="Text_20_body" style:list-style-name="L1">
      <style:text-properties style:font-name="Liberation Serif" fo:font-size="10pt" officeooo:rsid="00016bdc" officeooo:paragraph-rsid="00016bdc" style:font-size-asian="10pt" style:font-size-complex="10pt"/>
    </style:style>
    <style:style style:name="P111" style:family="paragraph" style:parent-style-name="Text_20_body">
      <style:text-properties style:font-name="Liberation Serif" fo:font-size="10pt" officeooo:rsid="0204ec95" officeooo:paragraph-rsid="0204ec95" style:font-size-asian="10pt" style:font-size-complex="10pt"/>
    </style:style>
    <style:style style:name="P112" style:family="paragraph" style:parent-style-name="Text_20_body">
      <style:text-properties style:font-name="Liberation Serif" fo:font-size="10pt" officeooo:rsid="02a06cb6" officeooo:paragraph-rsid="02a06cb6" style:font-size-asian="10pt" style:font-size-complex="10pt"/>
    </style:style>
    <style:style style:name="P113" style:family="paragraph" style:parent-style-name="Text_20_body" style:list-style-name="L7">
      <style:text-properties style:font-name="Liberation Serif" fo:font-size="10pt" officeooo:rsid="02a06cb6" officeooo:paragraph-rsid="02a06cb6" style:font-size-asian="10pt" style:font-size-complex="10pt"/>
    </style:style>
    <style:style style:name="P114" style:family="paragraph" style:parent-style-name="Text_20_body" style:list-style-name="L7">
      <style:text-properties style:font-name="Liberation Serif" fo:font-size="10pt" officeooo:rsid="02a06cb6" officeooo:paragraph-rsid="02a1305f" style:font-size-asian="10pt" style:font-size-complex="10pt"/>
    </style:style>
    <style:style style:name="P115" style:family="paragraph" style:parent-style-name="Text_20_body" style:list-style-name="L1">
      <style:text-properties style:font-name="Liberation Serif" fo:font-size="10pt" officeooo:rsid="02b036c9" officeooo:paragraph-rsid="02b036c9" style:font-size-asian="10pt" style:font-size-complex="10pt"/>
    </style:style>
    <style:style style:name="P116" style:family="paragraph" style:parent-style-name="Text_20_body">
      <style:paragraph-properties fo:text-align="start" style:justify-single-word="false"/>
      <style:text-properties style:font-name="Liberation Serif" officeooo:rsid="01efc09c" officeooo:paragraph-rsid="0283a926"/>
    </style:style>
    <style:style style:name="P117" style:family="paragraph" style:parent-style-name="Text_20_body">
      <style:paragraph-properties fo:text-align="start" style:justify-single-word="false"/>
      <style:text-properties style:font-name="Liberation Serif" officeooo:rsid="01efc09c" officeooo:paragraph-rsid="01f378c1"/>
    </style:style>
    <style:style style:name="P118" style:family="paragraph" style:parent-style-name="Text_20_body">
      <style:paragraph-properties fo:text-align="start" style:justify-single-word="false"/>
      <style:text-properties style:font-name="Liberation Serif" officeooo:paragraph-rsid="028c33c7"/>
    </style:style>
    <style:style style:name="P119" style:family="paragraph" style:parent-style-name="Text_20_body">
      <style:paragraph-properties fo:text-align="center" style:justify-single-word="false"/>
      <style:text-properties style:font-name="Liberation Serif" officeooo:rsid="00016bdc" officeooo:paragraph-rsid="02961cf6"/>
    </style:style>
    <style:style style:name="P120" style:family="paragraph" style:parent-style-name="Text_20_body">
      <style:text-properties style:font-name="Liberation Serif" officeooo:rsid="02a06cb6" officeooo:paragraph-rsid="00016bdc"/>
    </style:style>
    <style:style style:name="P121" style:family="paragraph" style:parent-style-name="Text_20_body" style:list-style-name="L7">
      <style:text-properties style:font-name="Liberation Serif" officeooo:rsid="02a06cb6" officeooo:paragraph-rsid="02a06cb6"/>
    </style:style>
    <style:style style:name="P122" style:family="paragraph" style:parent-style-name="Text_20_body">
      <style:paragraph-properties fo:text-align="center" style:justify-single-word="false"/>
      <style:text-properties fo:color="#000000" style:font-name="Liberation Serif" fo:font-weight="bold" officeooo:rsid="000466fd" officeooo:paragraph-rsid="00016bdc" style:font-weight-asian="bold" style:font-weight-complex="bold"/>
    </style:style>
    <style:style style:name="P123" style:family="paragraph" style:parent-style-name="Text_20_body">
      <style:text-properties fo:color="#ce181e" style:font-name="Liberation Serif" fo:font-size="9pt" fo:font-style="italic" fo:font-weight="bold" officeooo:rsid="027584fa" officeooo:paragraph-rsid="0276c6ea" style:font-size-asian="9pt" style:font-style-asian="italic" style:font-weight-asian="bold" style:font-size-complex="9pt" style:font-style-complex="italic" style:font-weight-complex="bold"/>
    </style:style>
    <style:style style:name="P124" style:family="paragraph" style:parent-style-name="Text_20_body">
      <style:paragraph-properties fo:text-align="start" style:justify-single-word="false"/>
      <style:text-properties officeooo:paragraph-rsid="027f40fc"/>
    </style:style>
    <style:style style:name="P125" style:family="paragraph" style:parent-style-name="Text_20_body" style:list-style-name="L5">
      <style:paragraph-properties fo:text-align="start" style:justify-single-word="false"/>
      <style:text-properties officeooo:paragraph-rsid="027f7998"/>
    </style:style>
    <style:style style:name="P126" style:family="paragraph" style:parent-style-name="Text_20_body">
      <style:paragraph-properties fo:text-align="start" style:justify-single-word="false"/>
      <style:text-properties officeooo:paragraph-rsid="027f7998"/>
    </style:style>
    <style:style style:name="P127" style:family="paragraph" style:parent-style-name="Text_20_body">
      <style:paragraph-properties fo:text-align="start" style:justify-single-word="false"/>
      <style:text-properties officeooo:paragraph-rsid="02826008"/>
    </style:style>
    <style:style style:name="P128" style:family="paragraph" style:parent-style-name="Text_20_body" style:list-style-name="L6">
      <style:paragraph-properties fo:text-align="start" style:justify-single-word="false"/>
      <style:text-properties officeooo:rsid="02809b5e" officeooo:paragraph-rsid="02809b5e"/>
    </style:style>
    <style:style style:name="P129" style:family="paragraph" style:parent-style-name="Text_20_body">
      <style:paragraph-properties fo:text-align="start" style:justify-single-word="false"/>
      <style:text-properties officeooo:rsid="02809b5e" officeooo:paragraph-rsid="02809b5e"/>
    </style:style>
    <style:style style:name="P130" style:family="paragraph" style:parent-style-name="Text_20_body">
      <style:text-properties fo:font-size="10pt" officeooo:rsid="02aae8ab" officeooo:paragraph-rsid="02aae8ab" style:font-size-asian="8.75pt" style:font-size-complex="10pt"/>
    </style:style>
    <style:style style:name="P131" style:family="paragraph" style:parent-style-name="Text_20_body">
      <style:paragraph-properties fo:text-align="start" style:justify-single-word="false"/>
      <style:text-properties style:use-window-font-color="true" style:font-name="Liberation Serif" fo:font-size="7pt" fo:font-weight="normal" officeooo:paragraph-rsid="0200153c" style:font-size-asian="7pt" style:font-weight-asian="normal" style:font-size-complex="7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use-window-font-color="true" style:font-name="Andale Mono" fo:font-size="7pt" fo:font-weight="normal" officeooo:rsid="028d0f16" officeooo:paragraph-rsid="028d0f16" style:font-size-asian="7pt" style:font-weight-asian="normal" style:font-size-complex="7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use-window-font-color="true" style:font-name="Andale Mono" fo:font-size="2pt" fo:font-weight="normal" officeooo:rsid="029356c2" officeooo:paragraph-rsid="029356c2" style:font-size-asian="2pt" style:font-weight-asian="normal" style:font-size-complex="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d0f16" officeooo:paragraph-rsid="02920db5" style:font-size-asian="8.75pt" style:font-weight-asian="normal" style:font-size-complex="10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d0f16" officeooo:paragraph-rsid="02933d09" style:font-size-asian="8.75pt" style:font-weight-asian="normal" style:font-size-complex="10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d0f16" officeooo:paragraph-rsid="029356c2" style:font-size-asian="8.75pt" style:font-weight-asian="normal" style:font-size-complex="10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d0f16" officeooo:paragraph-rsid="028cfa9a" style:font-size-asian="8.75pt" style:font-weight-asian="normal" style:font-size-complex="10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e6c84" officeooo:paragraph-rsid="028e6c84" style:font-size-asian="8.75pt" style:font-weight-asian="normal" style:font-size-complex="10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e6c84" officeooo:paragraph-rsid="02a57993" style:font-size-asian="8.75pt" style:font-weight-asian="normal" style:font-size-complex="10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920db5" officeooo:paragraph-rsid="02920db5" style:font-size-asian="8.75pt" style:font-weight-asian="normal" style:font-size-complex="10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9356c2" officeooo:paragraph-rsid="029356c2" style:font-size-asian="8.75pt" style:font-weight-asian="normal" style:font-size-complex="10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officeooo:rsid="028cfa9a" officeooo:paragraph-rsid="029356c2"/>
    </style:style>
    <style:style style:name="P143" style:family="paragraph" style:parent-style-name="Text_20_body">
      <style:text-properties style:font-name="Andale Mono" fo:font-size="2pt" style:font-size-asian="2pt" style:font-size-complex="2pt"/>
    </style:style>
    <style:style style:name="P144" style:family="paragraph" style:parent-style-name="Text_20_body">
      <style:paragraph-properties fo:text-align="start" style:justify-single-word="false"/>
      <style:text-properties style:font-name="Andale Mono" fo:font-size="6pt" fo:font-weight="normal" officeooo:rsid="00016bdc" officeooo:paragraph-rsid="029a2478" style:font-size-asian="6pt" style:font-weight-asian="normal" style:font-size-complex="6pt" style:font-weight-complex="normal"/>
    </style:style>
    <style:style style:name="P1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27f7998"/>
    </style:style>
    <style:style style:name="P14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font-size="10pt" officeooo:rsid="00016bdc" officeooo:paragraph-rsid="00016bdc" style:font-size-asian="10pt" style:font-size-complex="10pt"/>
    </style:style>
    <style:style style:name="P147" style:family="paragraph" style:parent-style-name="Title">
      <style:text-properties officeooo:rsid="027eaaf7" officeooo:paragraph-rsid="027eaaf7"/>
    </style:style>
    <style:style style:name="P148" style:family="paragraph" style:parent-style-name="Preformatted_20_Text">
      <style:paragraph-properties fo:text-align="start" style:justify-single-word="false"/>
      <style:text-properties fo:color="#a9b7c6" style:font-name="DejaVu Sans Mono" officeooo:rsid="01efc09c" officeooo:paragraph-rsid="01f378c1" fo:background-color="transparent"/>
    </style:style>
    <style:style style:name="P149" style:family="paragraph" style:parent-style-name="Preformatted_20_Text">
      <style:paragraph-properties fo:text-align="start" style:justify-single-word="false"/>
      <style:text-properties fo:color="#a9b7c6" style:font-name="DejaVu Sans Mono" fo:font-size="7pt" fo:font-weight="normal" officeooo:rsid="01efc09c" officeooo:paragraph-rsid="01f378c1" fo:background-color="transparent" style:font-size-asian="7pt" style:font-weight-asian="normal" style:font-size-complex="7pt" style:font-weight-complex="normal"/>
    </style:style>
    <style:style style:name="P150" style:family="paragraph" style:parent-style-name="Preformatted_20_Text">
      <style:paragraph-properties fo:text-align="start" style:justify-single-word="false"/>
      <style:text-properties style:font-name="Liberation Serif" fo:font-size="10pt" fo:font-weight="bold" officeooo:rsid="00016bdc" officeooo:paragraph-rsid="029356c2" style:font-size-asian="10pt" style:font-weight-asian="bold" style:font-size-complex="10pt" style:font-weight-complex="bold"/>
    </style:style>
    <style:style style:name="P151" style:family="paragraph" style:parent-style-name="Preformatted_20_Text">
      <style:paragraph-properties fo:text-align="start" style:justify-single-word="false"/>
      <style:text-properties fo:color="#000000" style:font-name="Liberation Serif" fo:font-weight="bold" officeooo:rsid="01f6c7bd" officeooo:paragraph-rsid="01f378c1" fo:background-color="transparent" style:font-weight-asian="bold" style:font-weight-complex="bold"/>
    </style:style>
    <style:style style:name="P152" style:family="paragraph" style:parent-style-name="Preformatted_20_Text">
      <style:paragraph-properties fo:text-align="start" style:justify-single-word="false"/>
      <style:text-properties fo:color="#000000" style:font-name="Liberation Serif" fo:font-weight="bold" officeooo:rsid="01f6c7bd" officeooo:paragraph-rsid="01f819f7" fo:background-color="transparent" style:font-weight-asian="bold" style:font-weight-complex="bold"/>
    </style:style>
    <style:style style:name="P153" style:family="paragraph" style:parent-style-name="Preformatted_20_Text">
      <style:paragraph-properties fo:text-align="start" style:justify-single-word="false"/>
      <style:text-properties fo:color="#000000" style:font-name="DejaVu Sans Mono" fo:font-weight="bold" officeooo:rsid="01f9e410" officeooo:paragraph-rsid="01f9e410" fo:background-color="transparent" style:font-weight-asian="bold" style:font-weight-complex="bold"/>
    </style:style>
    <style:style style:name="P154" style:family="paragraph" style:parent-style-name="Preformatted_20_Text">
      <style:paragraph-properties fo:text-align="start" style:justify-single-word="false"/>
      <style:text-properties fo:color="#000000" style:font-name="DejaVu Sans Mono" fo:font-weight="bold" officeooo:rsid="01f9e410" officeooo:paragraph-rsid="01fbe4dd" fo:background-color="transparent" style:font-weight-asian="bold" style:font-weight-complex="bold"/>
    </style:style>
    <style:style style:name="P155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f819f7" officeooo:paragraph-rsid="01f819f7" fo:background-color="transparent" style:font-size-asian="7pt" style:font-weight-asian="normal" style:font-size-complex="7pt" style:font-weight-complex="normal"/>
    </style:style>
    <style:style style:name="P156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f6c7bd" officeooo:paragraph-rsid="01f819f7" fo:background-color="transparent" style:font-size-asian="7pt" style:font-weight-asian="normal" style:font-size-complex="7pt" style:font-weight-complex="normal"/>
    </style:style>
    <style:style style:name="P157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efc09c" officeooo:paragraph-rsid="01f9e410" fo:background-color="transparent" style:font-size-asian="7pt" style:font-weight-asian="normal" style:font-size-complex="7pt" style:font-weight-complex="normal"/>
    </style:style>
    <style:style style:name="P158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efc09c" officeooo:paragraph-rsid="01fbe4dd" fo:background-color="transparent" style:font-size-asian="7pt" style:font-weight-asian="normal" style:font-size-complex="7pt" style:font-weight-complex="normal"/>
    </style:style>
    <style:style style:name="P159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efc09c" officeooo:paragraph-rsid="0200153c" fo:background-color="transparent" style:font-size-asian="7pt" style:font-weight-asian="normal" style:font-size-complex="7pt" style:font-weight-complex="normal"/>
    </style:style>
    <style:style style:name="P160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f9e410" officeooo:paragraph-rsid="01f9e410" fo:background-color="transparent" style:font-size-asian="7pt" style:font-weight-asian="normal" style:font-size-complex="7pt" style:font-weight-complex="normal"/>
    </style:style>
    <style:style style:name="P161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f9e410" officeooo:paragraph-rsid="01fbe4dd" fo:background-color="transparent" style:font-size-asian="7pt" style:font-weight-asian="normal" style:font-size-complex="7pt" style:font-weight-complex="normal"/>
    </style:style>
    <style:style style:name="P162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200153c" officeooo:paragraph-rsid="0200153c" fo:background-color="transparent" style:font-size-asian="7pt" style:font-weight-asian="normal" style:font-size-complex="7pt" style:font-weight-complex="normal"/>
    </style:style>
    <style:style style:name="P163" style:family="paragraph" style:parent-style-name="Preformatted_20_Text">
      <style:paragraph-properties fo:text-align="start" style:justify-single-word="false"/>
      <style:text-properties style:use-window-font-color="true" style:font-name="Andale Mono" fo:font-size="2pt" fo:font-weight="normal" officeooo:rsid="00016bdc" officeooo:paragraph-rsid="02826008" style:font-size-asian="2pt" style:font-weight-asian="normal" style:font-size-complex="2pt" style:font-weight-complex="normal"/>
    </style:style>
    <style:style style:name="P164" style:family="paragraph" style:parent-style-name="Preformatted_20_Text">
      <style:paragraph-properties fo:text-align="start" style:justify-single-word="false"/>
      <style:text-properties style:use-window-font-color="true" style:font-name="Andale Mono" fo:font-size="7pt" fo:font-weight="normal" officeooo:rsid="028d0f16" officeooo:paragraph-rsid="028d0f16" style:font-size-asian="7pt" style:font-weight-asian="normal" style:font-size-complex="7pt" style:font-weight-complex="normal"/>
    </style:style>
    <style:style style:name="P165" style:family="paragraph" style:parent-style-name="Preformatted_20_Text">
      <style:paragraph-properties fo:text-align="start" style:justify-single-word="false"/>
      <style:text-properties style:use-window-font-color="true" style:font-name="Andale Mono" fo:font-size="7pt" fo:font-weight="normal" officeooo:rsid="028eeb1a" officeooo:paragraph-rsid="028eeb1a" style:font-size-asian="7pt" style:font-weight-asian="normal" style:font-size-complex="7pt" style:font-weight-complex="normal"/>
    </style:style>
    <style:style style:name="P166" style:family="paragraph" style:parent-style-name="Preformatted_20_Text">
      <style:paragraph-properties fo:text-align="start" style:justify-single-word="false"/>
      <style:text-properties style:use-window-font-color="true" style:font-name="Andale Mono" fo:font-size="7pt" fo:font-weight="normal" officeooo:rsid="028eeb1a" officeooo:paragraph-rsid="02920db5" style:font-size-asian="7pt" style:font-weight-asian="normal" style:font-size-complex="7pt" style:font-weight-complex="normal"/>
    </style:style>
    <style:style style:name="P167" style:family="paragraph" style:parent-style-name="Preformatted_20_Text">
      <style:paragraph-properties fo:text-align="start" style:justify-single-word="false"/>
      <style:text-properties style:use-window-font-color="true" style:font-name="Andale Mono" fo:font-size="7pt" fo:font-weight="normal" officeooo:rsid="028eeb1a" officeooo:paragraph-rsid="02933d09" style:font-size-asian="7pt" style:font-weight-asian="normal" style:font-size-complex="7pt" style:font-weight-complex="normal"/>
    </style:style>
    <style:style style:name="P168" style:family="paragraph" style:parent-style-name="Preformatted_20_Text">
      <style:paragraph-properties fo:text-align="start" style:justify-single-word="false"/>
      <style:text-properties style:use-window-font-color="true" style:font-name="Andale Mono" fo:font-size="7pt" fo:font-weight="normal" officeooo:rsid="028eeb1a" officeooo:paragraph-rsid="029356c2" style:font-size-asian="7pt" style:font-weight-asian="normal" style:font-size-complex="7pt" style:font-weight-complex="normal"/>
    </style:style>
    <style:style style:name="P169" style:family="paragraph" style:parent-style-name="Preformatted_20_Text">
      <style:paragraph-properties fo:text-align="start" style:justify-single-word="false"/>
      <style:text-properties style:use-window-font-color="true" style:font-name="Liberation Serif" fo:font-size="10pt" fo:font-weight="normal" officeooo:rsid="028eeb1a" officeooo:paragraph-rsid="028eeb1a" style:font-size-asian="8.75pt" style:font-weight-asian="normal" style:font-size-complex="10pt" style:font-weight-complex="normal"/>
    </style:style>
    <style:style style:name="P170" style:family="paragraph" style:parent-style-name="Preformatted_20_Text">
      <style:paragraph-properties fo:text-align="start" style:justify-single-word="false"/>
      <style:text-properties style:font-name="Andale Mono" fo:font-size="6pt" fo:font-weight="normal" officeooo:rsid="029356c2" officeooo:paragraph-rsid="029356c2" style:font-size-asian="6pt" style:font-weight-asian="normal" style:font-size-complex="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106267" style:font-style-asian="italic" style:font-style-complex="italic"/>
    </style:style>
    <style:style style:name="T3" style:family="text">
      <style:text-properties fo:font-style="italic" officeooo:rsid="0210e51b" style:font-style-asian="italic" style:font-style-complex="italic"/>
    </style:style>
    <style:style style:name="T4" style:family="text">
      <style:text-properties fo:font-style="italic" officeooo:rsid="02746fbe" style:font-style-asian="italic" style:font-style-complex="italic"/>
    </style:style>
    <style:style style:name="T5" style:family="text">
      <style:text-properties fo:font-style="italic" officeooo:rsid="02094b0a" style:font-style-asian="italic" style:font-style-complex="italic"/>
    </style:style>
    <style:style style:name="T6" style:family="text">
      <style:text-properties fo:font-style="italic" officeooo:rsid="02749dfb" style:font-style-asian="italic" style:font-style-complex="italic"/>
    </style:style>
    <style:style style:name="T7" style:family="text">
      <style:text-properties fo:font-style="italic" officeooo:rsid="02755774" style:font-style-asian="italic" style:font-style-complex="italic"/>
    </style:style>
    <style:style style:name="T8" style:family="text">
      <style:text-properties fo:font-style="italic" officeooo:rsid="027584fa" style:font-style-asian="italic" style:font-style-complex="italic"/>
    </style:style>
    <style:style style:name="T9" style:family="text">
      <style:text-properties fo:font-style="italic" officeooo:rsid="0276c6ea" style:font-style-asian="italic" style:font-style-complex="italic"/>
    </style:style>
    <style:style style:name="T10" style:family="text">
      <style:text-properties fo:font-style="italic" officeooo:rsid="02798952" style:font-style-asian="italic" style:font-style-complex="italic"/>
    </style:style>
    <style:style style:name="T11" style:family="text">
      <style:text-properties fo:font-style="italic" officeooo:rsid="027ab9d9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a48db" style:font-style-asian="normal" style:font-style-complex="normal"/>
    </style:style>
    <style:style style:name="T14" style:family="text">
      <style:text-properties fo:font-style="normal" officeooo:rsid="001a7727" style:font-style-asian="normal" style:font-style-complex="normal"/>
    </style:style>
    <style:style style:name="T15" style:family="text">
      <style:text-properties fo:font-style="normal" officeooo:rsid="0048626c" style:font-style-asian="normal" style:font-style-complex="normal"/>
    </style:style>
    <style:style style:name="T16" style:family="text">
      <style:text-properties fo:font-style="normal" officeooo:rsid="00bd8a95" style:font-style-asian="normal" style:font-style-complex="normal"/>
    </style:style>
    <style:style style:name="T17" style:family="text">
      <style:text-properties fo:font-style="normal" officeooo:rsid="00bf698f" style:font-style-asian="normal" style:font-style-complex="normal"/>
    </style:style>
    <style:style style:name="T18" style:family="text">
      <style:text-properties fo:font-style="normal" officeooo:rsid="01d0c189" style:font-style-asian="normal" style:font-style-complex="normal"/>
    </style:style>
    <style:style style:name="T19" style:family="text">
      <style:text-properties fo:font-style="normal" officeooo:rsid="021d4077" style:font-style-asian="normal" style:font-style-complex="normal"/>
    </style:style>
    <style:style style:name="T20" style:family="text">
      <style:text-properties fo:font-style="normal" officeooo:rsid="02746fbe" style:font-style-asian="normal" style:font-style-complex="normal"/>
    </style:style>
    <style:style style:name="T21" style:family="text">
      <style:text-properties fo:font-style="normal" officeooo:rsid="02749dfb" style:font-style-asian="normal" style:font-style-complex="normal"/>
    </style:style>
    <style:style style:name="T22" style:family="text">
      <style:text-properties fo:font-style="normal" officeooo:rsid="029356c2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466fd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466fd" style:font-weight-asian="bold" style:font-weight-complex="bold"/>
    </style:style>
    <style:style style:name="T29" style:family="text">
      <style:text-properties fo:font-weight="bold" officeooo:rsid="00b94406" style:font-weight-asian="bold" style:font-weight-complex="bold"/>
    </style:style>
    <style:style style:name="T30" style:family="text">
      <style:text-properties fo:font-weight="bold" officeooo:rsid="02195ccf" style:font-weight-asian="bold" style:font-weight-complex="bold"/>
    </style:style>
    <style:style style:name="T31" style:family="text">
      <style:text-properties fo:font-weight="bold" officeooo:rsid="02749dfb" style:font-weight-asian="bold" style:font-weight-complex="bold"/>
    </style:style>
    <style:style style:name="T32" style:family="text">
      <style:text-properties fo:font-weight="bold" officeooo:rsid="027584fa" style:font-weight-asian="bold" style:font-weight-complex="bold"/>
    </style:style>
    <style:style style:name="T33" style:family="text">
      <style:text-properties fo:font-weight="bold" officeooo:rsid="0276c6ea" style:font-weight-asian="bold" style:font-weight-complex="bold"/>
    </style:style>
    <style:style style:name="T34" style:family="text">
      <style:text-properties fo:font-weight="bold" officeooo:rsid="02798952" style:font-weight-asian="bold" style:font-weight-complex="bold"/>
    </style:style>
    <style:style style:name="T35" style:family="text">
      <style:text-properties fo:font-weight="bold" officeooo:rsid="027b41bb" style:font-weight-asian="bold" style:font-weight-complex="bold"/>
    </style:style>
    <style:style style:name="T36" style:family="text">
      <style:text-properties fo:font-weight="bold" officeooo:rsid="028cfa9a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280f7ca" style:font-weight-asian="normal" style:font-weight-complex="normal"/>
    </style:style>
    <style:style style:name="T39" style:family="text">
      <style:text-properties fo:font-weight="normal" officeooo:rsid="02810c41" style:font-weight-asian="normal" style:font-weight-complex="normal"/>
    </style:style>
    <style:style style:name="T40" style:family="text">
      <style:text-properties fo:font-weight="normal" officeooo:rsid="02826008" style:font-weight-asian="normal" style:font-weight-complex="normal"/>
    </style:style>
    <style:style style:name="T41" style:family="text">
      <style:text-properties fo:font-weight="normal" officeooo:rsid="02977664" style:font-weight-asian="normal" style:font-weight-complex="normal"/>
    </style:style>
    <style:style style:name="T42" style:family="text">
      <style:text-properties fo:font-weight="normal" officeooo:rsid="029d028c" style:font-weight-asian="normal" style:font-weight-complex="normal"/>
    </style:style>
    <style:style style:name="T43" style:family="text">
      <style:text-properties fo:font-weight="normal" officeooo:rsid="02a38b54" style:font-weight-asian="normal" style:font-weight-complex="normal"/>
    </style:style>
    <style:style style:name="T44" style:family="text">
      <style:text-properties fo:font-weight="normal" officeooo:rsid="02b12696" style:font-weight-asian="normal" style:font-weight-complex="normal"/>
    </style:style>
    <style:style style:name="T45" style:family="text">
      <style:text-properties officeooo:rsid="000e43b9"/>
    </style:style>
    <style:style style:name="T46" style:family="text">
      <style:text-properties officeooo:rsid="000e8a7b"/>
    </style:style>
    <style:style style:name="T47" style:family="text">
      <style:text-properties officeooo:rsid="00a1dc6e"/>
    </style:style>
    <style:style style:name="T48" style:family="text">
      <style:text-properties officeooo:rsid="00b94406"/>
    </style:style>
    <style:style style:name="T49" style:family="text">
      <style:text-properties officeooo:rsid="00b99351"/>
    </style:style>
    <style:style style:name="T50" style:family="text">
      <style:text-properties fo:color="#000000" fo:font-weight="bold" officeooo:rsid="000466fd" style:font-weight-asian="bold" style:font-weight-complex="bold"/>
    </style:style>
    <style:style style:name="T51" style:family="text">
      <style:text-properties fo:color="#000000" fo:font-weight="bold" officeooo:rsid="01effa7b" style:font-weight-asian="bold" style:font-weight-complex="bold"/>
    </style:style>
    <style:style style:name="T52" style:family="text">
      <style:text-properties fo:color="#000000" fo:font-weight="bold" officeooo:rsid="01f6c7bd" style:font-weight-asian="bold" style:font-weight-complex="bold"/>
    </style:style>
    <style:style style:name="T53" style:family="text">
      <style:text-properties fo:color="#000000" fo:font-weight="bold" officeooo:rsid="01f819f7" style:font-weight-asian="bold" style:font-weight-complex="bold"/>
    </style:style>
    <style:style style:name="T54" style:family="text">
      <style:text-properties fo:color="#000000" fo:font-weight="bold" officeooo:rsid="01f87993" style:font-weight-asian="bold" style:font-weight-complex="bold"/>
    </style:style>
    <style:style style:name="T55" style:family="text">
      <style:text-properties fo:color="#000000" fo:font-weight="bold" officeooo:rsid="01f9e410" style:font-weight-asian="bold" style:font-weight-complex="bold"/>
    </style:style>
    <style:style style:name="T56" style:family="text">
      <style:text-properties fo:color="#000000" fo:font-weight="bold" officeooo:rsid="01fbe4dd" style:font-weight-asian="bold" style:font-weight-complex="bold"/>
    </style:style>
    <style:style style:name="T57" style:family="text">
      <style:text-properties fo:color="#000000" fo:font-weight="bold" officeooo:rsid="01fe114b" style:font-weight-asian="bold" style:font-weight-complex="bold"/>
    </style:style>
    <style:style style:name="T58" style:family="text">
      <style:text-properties fo:color="#000000" fo:font-weight="bold" officeooo:rsid="0200153c" style:font-weight-asian="bold" style:font-weight-complex="bold"/>
    </style:style>
    <style:style style:name="T59" style:family="text">
      <style:text-properties fo:color="#000000" style:font-name="DejaVu Sans Mono" fo:font-weight="bold" style:font-weight-asian="bold" style:font-weight-complex="bold"/>
    </style:style>
    <style:style style:name="T60" style:family="text">
      <style:text-properties fo:color="#000000" style:font-name="DejaVu Sans Mono" fo:font-size="9pt" fo:font-weight="bold" style:font-size-asian="9pt" style:font-weight-asian="bold" style:font-size-complex="9pt" style:font-weight-complex="bold"/>
    </style:style>
    <style:style style:name="T61" style:family="text">
      <style:text-properties fo:color="#000000" fo:font-size="16pt" fo:font-weight="bold" officeooo:rsid="000466fd" style:font-size-asian="16pt" style:font-weight-asian="bold" style:font-size-complex="16pt" style:font-weight-complex="bold"/>
    </style:style>
    <style:style style:name="T62" style:family="text">
      <style:text-properties fo:color="#000000" fo:font-size="16pt" fo:font-weight="bold" officeooo:rsid="01efc09c" style:font-size-asian="16pt" style:font-weight-asian="bold" style:font-size-complex="16pt" style:font-weight-complex="bold"/>
    </style:style>
    <style:style style:name="T63" style:family="text">
      <style:text-properties fo:color="#000000" fo:font-size="7pt" fo:font-weight="normal" officeooo:rsid="01f6c7bd" style:font-size-asian="7pt" style:font-weight-asian="normal" style:font-size-complex="7pt" style:font-weight-complex="normal" fo:background-color="#ffffff"/>
    </style:style>
    <style:style style:name="T64" style:family="text">
      <style:text-properties fo:color="#000000" officeooo:rsid="01f6c7bd"/>
    </style:style>
    <style:style style:name="T65" style:family="text">
      <style:text-properties officeooo:rsid="00c93838"/>
    </style:style>
    <style:style style:name="T66" style:family="text">
      <style:text-properties officeooo:rsid="00ca8145"/>
    </style:style>
    <style:style style:name="T67" style:family="text">
      <style:text-properties officeooo:rsid="00cb5ebd"/>
    </style:style>
    <style:style style:name="T68" style:family="text">
      <style:text-properties officeooo:rsid="00fbf256"/>
    </style:style>
    <style:style style:name="T69" style:family="text">
      <style:text-properties officeooo:rsid="01076775"/>
    </style:style>
    <style:style style:name="T70" style:family="text">
      <style:text-properties fo:color="#ce181e"/>
    </style:style>
    <style:style style:name="T71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ce181e" fo:font-weight="bold" style:font-weight-asian="bold" style:font-weight-complex="bold"/>
    </style:style>
    <style:style style:name="T73" style:family="text">
      <style:text-properties fo:color="#ce181e" fo:font-weight="bold" officeooo:rsid="000466fd" style:font-weight-asian="bold" style:font-weight-complex="bold"/>
    </style:style>
    <style:style style:name="T74" style:family="text">
      <style:text-properties fo:color="#ce181e" fo:font-weight="bold" officeooo:rsid="01cbe045" style:font-weight-asian="bold" style:font-weight-complex="bold"/>
    </style:style>
    <style:style style:name="T75" style:family="text">
      <style:text-properties fo:color="#ce181e" fo:font-weight="bold" officeooo:rsid="02749dfb" style:font-weight-asian="bold" style:font-weight-complex="bold"/>
    </style:style>
    <style:style style:name="T76" style:family="text">
      <style:text-properties fo:color="#ce181e" fo:font-style="italic" style:font-style-asian="italic" style:font-style-complex="italic"/>
    </style:style>
    <style:style style:name="T77" style:family="text">
      <style:text-properties fo:color="#ce181e" fo:font-style="italic" officeooo:rsid="02746fbe" style:font-style-asian="italic" style:font-style-complex="italic"/>
    </style:style>
    <style:style style:name="T78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color="#ce181e" fo:font-style="italic" fo:font-weight="bold" officeooo:rsid="0215d3ed" style:font-style-asian="italic" style:font-weight-asian="bold" style:font-style-complex="italic" style:font-weight-complex="bold"/>
    </style:style>
    <style:style style:name="T80" style:family="text">
      <style:text-properties fo:color="#ce181e" fo:font-style="italic" fo:font-weight="bold" officeooo:rsid="02749dfb" style:font-style-asian="italic" style:font-weight-asian="bold" style:font-style-complex="italic" style:font-weight-complex="bold"/>
    </style:style>
    <style:style style:name="T81" style:family="text">
      <style:text-properties fo:color="#ce181e" fo:font-style="italic" fo:font-weight="bold" officeooo:rsid="02755774" style:font-style-asian="italic" style:font-weight-asian="bold" style:font-style-complex="italic" style:font-weight-complex="bold"/>
    </style:style>
    <style:style style:name="T82" style:family="text">
      <style:text-properties fo:color="#ce181e" fo:font-style="italic" fo:font-weight="bold" officeooo:rsid="027584fa" style:font-style-asian="italic" style:font-weight-asian="bold" style:font-style-complex="italic" style:font-weight-complex="bold"/>
    </style:style>
    <style:style style:name="T83" style:family="text">
      <style:text-properties fo:color="#ce181e" fo:font-style="italic" fo:font-weight="bold" officeooo:rsid="0276c6ea" style:font-style-asian="italic" style:font-weight-asian="bold" style:font-style-complex="italic" style:font-weight-complex="bold"/>
    </style:style>
    <style:style style:name="T84" style:family="text">
      <style:text-properties fo:color="#ce181e" fo:font-style="italic" fo:font-weight="bold" officeooo:rsid="02798952" style:font-style-asian="italic" style:font-weight-asian="bold" style:font-style-complex="italic" style:font-weight-complex="bold"/>
    </style:style>
    <style:style style:name="T85" style:family="text">
      <style:text-properties fo:color="#ce181e" fo:font-style="italic" fo:font-weight="bold" officeooo:rsid="027ab9d9" style:font-style-asian="italic" style:font-weight-asian="bold" style:font-style-complex="italic" style:font-weight-complex="bold"/>
    </style:style>
    <style:style style:name="T86" style:family="text">
      <style:text-properties fo:color="#ce181e" style:font-name="Liberation Serif" fo:font-size="10pt" fo:font-weight="bold" officeooo:rsid="027f40fc" style:font-size-asian="10pt" style:font-weight-asian="bold" style:font-size-complex="10pt" style:font-weight-complex="bold"/>
    </style:style>
    <style:style style:name="T87" style:family="text">
      <style:text-properties officeooo:rsid="01cbe045"/>
    </style:style>
    <style:style style:name="T88" style:family="text">
      <style:text-properties officeooo:rsid="01dd9de1"/>
    </style:style>
    <style:style style:name="T89" style:family="text">
      <style:text-properties officeooo:rsid="01e1ec66"/>
    </style:style>
    <style:style style:name="T90" style:family="text">
      <style:text-properties officeooo:rsid="01e493a8"/>
    </style:style>
    <style:style style:name="T91" style:family="text">
      <style:text-properties officeooo:rsid="02094b0a"/>
    </style:style>
    <style:style style:name="T92" style:family="text">
      <style:text-properties officeooo:rsid="021464ed"/>
    </style:style>
    <style:style style:name="T93" style:family="text">
      <style:text-properties officeooo:rsid="0215d3ed"/>
    </style:style>
    <style:style style:name="T94" style:family="text">
      <style:text-properties officeooo:rsid="02195ccf"/>
    </style:style>
    <style:style style:name="T95" style:family="text">
      <style:text-properties officeooo:rsid="021a167f"/>
    </style:style>
    <style:style style:name="T96" style:family="text">
      <style:text-properties style:use-window-font-color="true"/>
    </style:style>
    <style:style style:name="T97" style:family="text">
      <style:text-properties style:use-window-font-color="true" fo:font-style="italic" officeooo:rsid="02746fbe" style:font-style-asian="italic" style:font-style-complex="italic"/>
    </style:style>
    <style:style style:name="T98" style:family="text">
      <style:text-properties style:use-window-font-color="true" fo:font-style="italic" officeooo:rsid="02931009" style:font-style-asian="italic" style:font-style-complex="italic"/>
    </style:style>
    <style:style style:name="T99" style:family="text">
      <style:text-properties style:use-window-font-color="true" fo:font-style="italic" officeooo:rsid="02933d09" style:font-style-asian="italic" style:font-style-complex="italic"/>
    </style:style>
    <style:style style:name="T100" style:family="text">
      <style:text-properties style:use-window-font-color="true" fo:font-style="italic" officeooo:rsid="029356c2" style:font-style-asian="italic" style:font-style-complex="italic"/>
    </style:style>
    <style:style style:name="T101" style:family="text">
      <style:text-properties style:use-window-font-color="true" fo:font-style="italic" fo:font-weight="bold" officeooo:rsid="02931009" style:font-style-asian="italic" style:font-weight-asian="bold" style:font-style-complex="italic" style:font-weight-complex="bold"/>
    </style:style>
    <style:style style:name="T102" style:family="text">
      <style:text-properties style:use-window-font-color="true" style:font-name="DejaVu Sans Mono" fo:font-size="7pt" fo:font-weight="normal" style:font-size-asian="7pt" style:font-weight-asian="normal" style:font-size-complex="7pt" style:font-weight-complex="normal"/>
    </style:style>
    <style:style style:name="T103" style:family="text">
      <style:text-properties style:use-window-font-color="true" fo:font-size="7pt" fo:font-weight="normal" officeooo:rsid="01f6c7bd" style:font-size-asian="7pt" style:font-weight-asian="normal" style:font-size-complex="7pt" style:font-weight-complex="normal"/>
    </style:style>
    <style:style style:name="T104" style:family="text">
      <style:text-properties style:use-window-font-color="true" fo:font-size="7pt" fo:font-weight="normal" officeooo:rsid="01f9e410" style:font-size-asian="7pt" style:font-weight-asian="normal" style:font-size-complex="7pt" style:font-weight-complex="normal"/>
    </style:style>
    <style:style style:name="T105" style:family="text">
      <style:text-properties style:use-window-font-color="true" fo:font-size="7pt" fo:font-weight="normal" officeooo:rsid="0200153c" style:font-size-asian="7pt" style:font-weight-asian="normal" style:font-size-complex="7pt" style:font-weight-complex="normal"/>
    </style:style>
    <style:style style:name="T106" style:family="text">
      <style:text-properties style:use-window-font-color="true" officeooo:rsid="02920db5"/>
    </style:style>
    <style:style style:name="T107" style:family="text">
      <style:text-properties style:use-window-font-color="true" officeooo:rsid="02931009"/>
    </style:style>
    <style:style style:name="T108" style:family="text">
      <style:text-properties style:use-window-font-color="true" fo:font-style="normal" officeooo:rsid="02931009" style:font-style-asian="normal" style:font-style-complex="normal"/>
    </style:style>
    <style:style style:name="T109" style:family="text">
      <style:text-properties style:use-window-font-color="true" fo:font-style="normal" officeooo:rsid="02933d09" style:font-style-asian="normal" style:font-style-complex="normal"/>
    </style:style>
    <style:style style:name="T110" style:family="text">
      <style:text-properties style:use-window-font-color="true" fo:font-style="normal" officeooo:rsid="029356c2" style:font-style-asian="normal" style:font-style-complex="normal"/>
    </style:style>
    <style:style style:name="T111" style:family="text">
      <style:text-properties style:use-window-font-color="true" fo:font-style="normal" officeooo:rsid="02a02130" style:font-style-asian="normal" style:font-style-complex="normal"/>
    </style:style>
    <style:style style:name="T112" style:family="text">
      <style:text-properties style:use-window-font-color="true" officeooo:rsid="02933d09"/>
    </style:style>
    <style:style style:name="T113" style:family="text">
      <style:text-properties style:use-window-font-color="true" officeooo:rsid="029356c2"/>
    </style:style>
    <style:style style:name="T114" style:family="text">
      <style:text-properties style:use-window-font-color="true" officeooo:rsid="02a57993"/>
    </style:style>
    <style:style style:name="T115" style:family="text">
      <style:text-properties officeooo:rsid="02525e56"/>
    </style:style>
    <style:style style:name="T116" style:family="text">
      <style:text-properties officeooo:rsid="0254197c"/>
    </style:style>
    <style:style style:name="T117" style:family="text">
      <style:text-properties officeooo:rsid="02746fbe"/>
    </style:style>
    <style:style style:name="T118" style:family="text">
      <style:text-properties officeooo:rsid="02749dfb"/>
    </style:style>
    <style:style style:name="T119" style:family="text">
      <style:text-properties officeooo:rsid="027584fa"/>
    </style:style>
    <style:style style:name="T120" style:family="text">
      <style:text-properties officeooo:rsid="0276c6ea"/>
    </style:style>
    <style:style style:name="T121" style:family="text">
      <style:text-properties officeooo:rsid="02770922"/>
    </style:style>
    <style:style style:name="T122" style:family="text">
      <style:text-properties officeooo:rsid="027d7194"/>
    </style:style>
    <style:style style:name="T123" style:family="text">
      <style:text-properties officeooo:rsid="027eaaf7"/>
    </style:style>
    <style:style style:name="T12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25" style:family="text">
      <style:text-properties style:font-name="Liberation Serif" fo:font-size="10pt" fo:font-weight="bold" officeooo:rsid="027f40fc" style:font-size-asian="10pt" style:font-weight-asian="bold" style:font-size-complex="10pt" style:font-weight-complex="bold"/>
    </style:style>
    <style:style style:name="T126" style:family="text">
      <style:text-properties style:font-name="Liberation Serif" fo:font-size="10pt" fo:font-weight="bold" officeooo:rsid="027f7998" style:font-size-asian="10pt" style:font-weight-asian="bold" style:font-size-complex="10pt" style:font-weight-complex="bold"/>
    </style:style>
    <style:style style:name="T127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28" style:family="text">
      <style:text-properties style:font-name="Liberation Serif" fo:font-size="10pt" fo:font-weight="normal" officeooo:rsid="027f40fc" style:font-size-asian="10pt" style:font-weight-asian="normal" style:font-size-complex="10pt" style:font-weight-complex="normal"/>
    </style:style>
    <style:style style:name="T129" style:family="text">
      <style:text-properties style:font-name="Liberation Serif" fo:font-size="10pt" fo:font-weight="normal" officeooo:rsid="027f7998" style:font-size-asian="10pt" style:font-weight-asian="normal" style:font-size-complex="10pt" style:font-weight-complex="normal"/>
    </style:style>
    <style:style style:name="T130" style:family="text">
      <style:text-properties style:font-name="Liberation Serif" fo:font-size="10pt" fo:font-weight="normal" officeooo:rsid="02809b5e" style:font-size-asian="10pt" style:font-weight-asian="normal" style:font-size-complex="10pt" style:font-weight-complex="normal"/>
    </style:style>
    <style:style style:name="T131" style:family="text">
      <style:text-properties style:font-name="Liberation Serif" fo:font-size="10pt" fo:font-weight="normal" officeooo:rsid="02826008" style:font-size-asian="10pt" style:font-weight-asian="normal" style:font-size-complex="10pt" style:font-weight-complex="normal"/>
    </style:style>
    <style:style style:name="T132" style:family="text">
      <style:text-properties style:font-name="Liberation Serif" fo:font-size="10pt" fo:font-weight="normal" officeooo:rsid="029ecc6d" style:font-size-asian="10pt" style:font-weight-asian="normal" style:font-size-complex="10pt" style:font-weight-complex="normal"/>
    </style:style>
    <style:style style:name="T133" style:family="text">
      <style:text-properties style:font-name="Liberation Serif" fo:font-size="10pt" fo:font-style="normal" fo:font-weight="normal" officeooo:rsid="02826008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style:font-name="Liberation Serif" fo:font-size="10pt" fo:font-style="normal" fo:font-weight="normal" officeooo:rsid="028c33c7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officeooo:rsid="02810c41"/>
    </style:style>
    <style:style style:name="T136" style:family="text">
      <style:text-properties style:font-name="DejaVu Sans Mono" officeooo:rsid="0200153c"/>
    </style:style>
    <style:style style:name="T137" style:family="text">
      <style:text-properties fo:color="#6a8759"/>
    </style:style>
    <style:style style:name="T138" style:family="text">
      <style:text-properties officeooo:rsid="0200153c" fo:background-color="transparent" loext:char-shading-value="0"/>
    </style:style>
    <style:style style:name="T139" style:family="text">
      <style:text-properties officeooo:rsid="01f6c7bd"/>
    </style:style>
    <style:style style:name="T140" style:family="text">
      <style:text-properties officeooo:rsid="01f9e410"/>
    </style:style>
    <style:style style:name="T141" style:family="text">
      <style:text-properties officeooo:rsid="0200153c"/>
    </style:style>
    <style:style style:name="T142" style:family="text">
      <style:text-properties fo:font-size="10pt" fo:font-weight="normal" officeooo:rsid="028c33c7" style:font-size-asian="10pt" style:font-weight-asian="normal" style:font-size-complex="10pt" style:font-weight-complex="normal"/>
    </style:style>
    <style:style style:name="T143" style:family="text">
      <style:text-properties fo:font-size="10pt" style:font-size-asian="10pt" style:font-size-complex="10pt"/>
    </style:style>
    <style:style style:name="T144" style:family="text">
      <style:text-properties fo:font-size="10pt" officeooo:rsid="02aca410" style:font-size-asian="10pt" style:font-size-complex="10pt"/>
    </style:style>
    <style:style style:name="T145" style:family="text">
      <style:text-properties fo:font-size="10pt" officeooo:rsid="02ae8970" style:font-size-asian="10pt" style:font-size-complex="10pt"/>
    </style:style>
    <style:style style:name="T146" style:family="text">
      <style:text-properties fo:font-size="10pt" officeooo:rsid="02b12696" style:font-size-asian="10pt" style:font-size-complex="10pt"/>
    </style:style>
    <style:style style:name="T147" style:family="text">
      <style:text-properties fo:font-size="10pt" officeooo:rsid="02abff25" style:font-size-asian="8.75pt" style:font-size-complex="10pt"/>
    </style:style>
    <style:style style:name="T148" style:family="text">
      <style:text-properties fo:font-size="10pt" officeooo:rsid="02aca410" style:font-size-asian="8.75pt" style:font-size-complex="10pt"/>
    </style:style>
    <style:style style:name="T149" style:family="text">
      <style:text-properties fo:font-size="10pt" officeooo:rsid="02ad0118" style:font-size-asian="8.75pt" style:font-size-complex="10pt"/>
    </style:style>
    <style:style style:name="T150" style:family="text">
      <style:text-properties fo:font-size="10pt" officeooo:rsid="02ae8970" style:font-size-asian="8.75pt" style:font-size-complex="10pt"/>
    </style:style>
    <style:style style:name="T151" style:family="text">
      <style:text-properties fo:font-size="10pt" fo:font-style="italic" officeooo:rsid="02ae8970" style:font-size-asian="8.75pt" style:font-style-asian="italic" style:font-size-complex="10pt" style:font-style-complex="italic"/>
    </style:style>
    <style:style style:name="T152" style:family="text">
      <style:text-properties fo:font-size="10pt" fo:font-style="normal" fo:font-weight="normal" officeooo:rsid="02ae8970" style:font-size-asian="8.75pt" style:font-style-asian="normal" style:font-weight-asian="normal" style:font-size-complex="10pt" style:font-style-complex="normal" style:font-weight-complex="normal"/>
    </style:style>
    <style:style style:name="T153" style:family="text">
      <style:text-properties fo:font-size="10pt" fo:font-style="normal" fo:font-weight="normal" officeooo:rsid="02b725ac" style:font-size-asian="8.75pt" style:font-style-asian="normal" style:font-weight-asian="normal" style:font-size-complex="10pt" style:font-style-complex="normal" style:font-weight-complex="normal"/>
    </style:style>
    <style:style style:name="T154" style:family="text">
      <style:text-properties fo:font-size="10pt" fo:font-style="normal" fo:font-weight="bold" officeooo:rsid="02ae8970" style:font-size-asian="8.75pt" style:font-style-asian="normal" style:font-weight-asian="bold" style:font-size-complex="10pt" style:font-style-complex="normal" style:font-weight-complex="bold"/>
    </style:style>
    <style:style style:name="T155" style:family="text">
      <style:text-properties style:font-name="Andale Mono" fo:font-size="7pt" fo:font-weight="normal" officeooo:rsid="028c33c7" style:font-size-asian="7pt" style:font-weight-asian="normal" style:font-size-complex="7pt" style:font-weight-complex="normal"/>
    </style:style>
    <style:style style:name="T156" style:family="text">
      <style:text-properties style:font-name="Andale Mono" fo:font-size="7pt" style:font-size-asian="7pt" style:font-size-complex="7pt"/>
    </style:style>
    <style:style style:name="T157" style:family="text">
      <style:text-properties officeooo:rsid="028cfa9a"/>
    </style:style>
    <style:style style:name="T158" style:family="text">
      <style:text-properties officeooo:rsid="028d0254"/>
    </style:style>
    <style:style style:name="T159" style:family="text">
      <style:text-properties officeooo:rsid="029509c0"/>
    </style:style>
    <style:style style:name="T160" style:family="text">
      <style:text-properties officeooo:rsid="02977664"/>
    </style:style>
    <style:style style:name="T161" style:family="text">
      <style:text-properties officeooo:rsid="029d028c"/>
    </style:style>
    <style:style style:name="T162" style:family="text">
      <style:text-properties officeooo:rsid="02a1305f"/>
    </style:style>
    <style:style style:name="T163" style:family="text">
      <style:text-properties officeooo:rsid="02abd5cf"/>
    </style:style>
    <style:style style:name="T164" style:family="text">
      <style:text-properties fo:font-size="6pt" style:font-size-asian="6pt" style:font-size-complex="6pt"/>
    </style:style>
    <style:style style:name="T165" style:family="text">
      <style:text-properties fo:font-size="6pt" officeooo:rsid="02b2440f" style:font-size-asian="6pt" style:font-size-complex="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Kod liczb pierwszych<text:span text:style-name="T69"><text:line-break/><text:line-break/>Zagadka starożytnych</text:span></text:p>
      <text:p text:style-name="P49">Dowód powiązań pomiędzy <text:line-break/><text:span text:style-name="T65">trygonometrią</text:span> a wyznaczaniem liczb pierwszych</text:p>
      <text:p text:style-name="P1"/>
      <text:p text:style-name="P53">Autor: Michał Baniowski</text:p>
      <text:p text:style-name="P1"/>
      <text:p text:style-name="P146">W tym <text:span text:style-name="T88">prostym</text:span> dowodzie <text:span text:style-name="T67">przedstawię</text:span> <text:span text:style-name="T66">odkryty przeze </text:span>mnie <text:span text:style-name="T117">sposób na wyznaczenie ukrytej symetrii w liczbach pierwszych w powiązaniu z funkcjami trygonometrycznymi, a także kilka sposobów na wyznaczanie liczb pierwszych oraz przykładowy kod C++ potwierdzający dowód</text:span>.</text:p>
      <text:p text:style-name="P2"><text:span text:style-name="T68">Posługiwałem </text:span>się:</text:p>
      <text:list xml:id="list3670054497" text:style-name="L1">
        <text:list-item>
          <text:p text:style-name="P110">wiedzą na temat cywilizacji starożytnych, <text:span text:style-name="T117">której nie posiadam zbyt wiele</text:span></text:p>
        </text:list-item>
        <text:list-item>
          <text:p text:style-name="P110">wiedzą na temat zasad świętej geometrii, <text:span text:style-name="T119">której nie posiadam zbyt wiele</text:span></text:p>
        </text:list-item>
        <text:list-item>
          <text:p text:style-name="P110">wiedzą na temat systemów liczbowych, <text:span text:style-name="T122">którą poznałem nie za wiele</text:span></text:p>
        </text:list-item>
        <text:list-item>
          <text:p text:style-name="P110"><text:span text:style-name="T47">wiedzą programistyczną oraz </text:span>umiejętnościami programistycznymi, <text:span text:style-name="T122">w których osiągnąłem poziom wirtuoza</text:span></text:p>
        </text:list-item>
        <text:list-item>
          <text:p text:style-name="P115">umiejętnościami grania na fortepianie z licznymi sukcesami<text:line-break/><text:span text:style-name="T164">(tak naprawdę to nie, ale pomaga szybciej pisać </text:span><text:span text:style-name="T165">(podchwytliwe)</text:span><text:span text:style-name="T164">)</text:span></text:p>
        </text:list-item>
      </text:list>
      <text:p text:style-name="P2"/>
      <text:p text:style-name="P111"><text:span text:style-name="T115">Życzę m</text:span>iłej lektury <text:span text:style-name="T92">oraz</text:span> miłej <text:span text:style-name="T92">III </text:span>wojny <text:span text:style-name="T92">światowej</text:span> :-)<text:line-break/><text:line-break/>Koty – wspaniałe zwierzęta.</text:p>
      <text:p text:style-name="P2"/>
      <text:p text:style-name="P120"/>
      <text:p text:style-name="P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P.S. </text:p>
      <text:p text:style-name="P112"/>
      <text:p text:style-name="P112">Dodatkowe dowody, które mogę potwierdzić:</text:p>
      <text:list xml:id="list3160091107" text:style-name="L7">
        <text:list-item>
          <text:p text:style-name="P113">zajmowanie się liczbami pierwszymi faktycznie prowadzi do choroby psychicznej,</text:p>
        </text:list-item>
        <text:list-item>
          <text:p text:style-name="P114">matematycy z <text:span text:style-name="T162">dużej części</text:span> świata są „baitowani” (slang internetowy, słowo oznacza mniej więcej: być trollowanym, być obiektem kpin) i szukają nie tam gdzie powinni,</text:p>
        </text:list-item>
        <text:list-item>
          <text:p text:style-name="P121"><text:span text:style-name="T143">odpowiedzi znajdują się w dziełach starożytnych aż do epoki oświecenia (ostatnie trzeba zweryfikować, </text:span><text:span text:style-name="T146">późniejsze dzieła również mogą je zawierać poprzez nieświadomość autora</text:span><text:span text:style-name="T143">).</text:span></text:p>
        </text:list-item>
      </text:list>
      <text:p text:style-name="P119"><text:soft-page-break/><text:span text:style-name="T61">D</text:span><text:span text:style-name="T62">efinicje (C++)</text:span></text:p>
      <text:p text:style-name="P43"/>
      <text:p text:style-name="P116"><text:span text:style-name="T51">1. Definicja liczby PI</text:span></text:p>
      <text:p text:style-name="P116"><text:span text:style-name="T60"><text:tab/></text:span><text:span text:style-name="T102">const double PI = std::acos(-1);</text:span></text:p>
      <text:p text:style-name="P116"><text:span text:style-name="T102"/></text:p>
      <text:p text:style-name="P116"><text:span text:style-name="T102"/></text:p>
      <text:p text:style-name="P117"><text:span text:style-name="T52">2</text:span><text:span text:style-name="T51">. Definicja </text:span><text:span text:style-name="T52">funkcji sinus</text:span></text:p>
      <text:p text:style-name="P148"><text:span text:style-name="T52"><text:tab/><text:tab/></text:span><text:span text:style-name="T63">double _sin(double x) {</text:span></text:p>
      <text:p text:style-name="P149"><text:span text:style-name="T64"><text:s text:c="4"/><text:tab/><text:tab/><text:tab/>return std::sin(degreeToRadian(x));</text:span></text:p>
      <text:p text:style-name="P149"><text:span text:style-name="T64"><text:tab/><text:tab/>}</text:span></text:p>
      <text:p text:style-name="P61"/>
      <text:p text:style-name="P61"/>
      <text:p text:style-name="P39"><text:span text:style-name="T54">3</text:span><text:span text:style-name="T51">. Definicja </text:span><text:span text:style-name="T52">funkcji </text:span><text:span text:style-name="T53">cosinus</text:span></text:p>
      <text:p text:style-name="P57"><text:span text:style-name="T52"><text:tab/><text:tab/></text:span><text:span text:style-name="T103">double _cos(double x) {</text:span></text:p>
      <text:p text:style-name="P155"><text:span text:style-name="T139"><text:tab/><text:tab/><text:tab/>return std::cos(degreeToRadian(x));</text:span></text:p>
      <text:p text:style-name="P156"><text:tab/><text:tab/>}</text:p>
      <text:p text:style-name="P62"><text:tab/></text:p>
      <text:p text:style-name="P62"/>
      <text:p text:style-name="P40"><text:span text:style-name="T56">4</text:span><text:span text:style-name="T51">. Definicja </text:span><text:span text:style-name="T52">funkcji </text:span><text:span text:style-name="T55">tangens</text:span></text:p>
      <text:p text:style-name="P54"><text:span text:style-name="T55"><text:tab/><text:tab/></text:span><text:span text:style-name="T104">double _tan(double x) {</text:span></text:p>
      <text:p text:style-name="P157"><text:span text:style-name="T140"><text:tab/><text:tab/><text:tab/>return std::tan(degreeToRadian(x));</text:span></text:p>
      <text:p text:style-name="P160"><text:tab/><text:tab/>}</text:p>
      <text:p text:style-name="P59"/>
      <text:p text:style-name="P59"/>
      <text:p text:style-name="P41"><text:span text:style-name="T57">5</text:span><text:span text:style-name="T51">. Definicja </text:span><text:span text:style-name="T56">odwrotności funkcji</text:span><text:span text:style-name="T52"> </text:span><text:span text:style-name="T55">tangens</text:span></text:p>
      <text:p text:style-name="P55"><text:span text:style-name="T55"><text:tab/><text:tab/></text:span><text:span text:style-name="T104">double _itan(double x) {</text:span></text:p>
      <text:p text:style-name="P158"><text:span text:style-name="T140"><text:tab/><text:tab/><text:tab/>return radianToDegree(std::atan(x));</text:span></text:p>
      <text:p text:style-name="P161"><text:tab/><text:tab/>}</text:p>
      <text:p text:style-name="P60"/>
      <text:p text:style-name="P60"/>
      <text:p text:style-name="P42"><text:span text:style-name="T58">6</text:span><text:span text:style-name="T51">. </text:span><text:span text:style-name="T58">Funkcje pomocnicze</text:span></text:p>
      <text:p text:style-name="P56"><text:span text:style-name="T58"><text:tab/><text:tab/></text:span><text:span text:style-name="T105">double degreeToRadian(double degree) {</text:span></text:p>
      <text:p text:style-name="P159"><text:span text:style-name="T141"><text:tab/><text:tab/><text:tab/>return degree * PI / 180.0;</text:span></text:p>
      <text:p text:style-name="P162"><text:tab/><text:tab/>}</text:p>
      <text:p text:style-name="P45"/>
      <text:p text:style-name="P58"><text:span text:style-name="T58"><text:tab/><text:tab/></text:span><text:span text:style-name="T105">double radianToDegree(double radians) {</text:span></text:p>
      <text:p text:style-name="P159"><text:span text:style-name="T141"><text:tab/><text:tab/><text:tab/>return radians * 180 / PI;</text:span></text:p>
      <text:p text:style-name="P131"><text:span text:style-name="T138"><text:tab/></text:span><text:span text:style-name="T136">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7"><text:soft-page-break/>Rozdział I</text:p>
      <text:p text:style-name="Subtitle"><text:span text:style-name="T123">Symetria</text:span><text:line-break/></text:p>
      <text:p text:style-name="P99">1.<text:tab/><text:span text:style-name="T37">Mając zdefiniowane cztery funkcje trygonometryczne: </text:span>_sin<text:span text:style-name="T37">, </text:span>_cos<text:span text:style-name="T37">, </text:span>_tan<text:span text:style-name="T37">, oraz </text:span>_itan <text:span text:style-name="T37">przyjmuję następujące zasady:</text:span></text:p>
      <text:p text:style-name="P99"><text:span text:style-name="T37"/></text:p>
      <text:list xml:id="list4118980962" text:style-name="L3">
        <text:list-item>
          <text:p text:style-name="P101"><text:span text:style-name="T37">symetrię mogę liczyć z przedziału od minus nieskończoności do plus nieskończoności </text:span><text:span text:style-name="T43">ale od </text:span><text:span text:style-name="T44">oraz</text:span></text:p>
          <text:p text:style-name="P101"><text:span text:style-name="T43">do liczby naturalnej</text:span></text:p>
          <text:p text:style-name="P101"><text:span text:style-name="T37"><text:line-break/>lub</text:span></text:p>
          <text:p text:style-name="P101"><text:span text:style-name="T37"><text:line-break/>od dowolnej liczby naturalnej do dowolnej liczby naturalnej<text:line-break/><text:line-break/></text:span><text:span text:style-name="T160">W obu przypadkach kroki postępują o 1 – liczbę naturalną.</text:span><text:span text:style-name="T41"><text:line-break/></text:span></text:p>
        </text:list-item>
        <text:list-item>
          <text:p text:style-name="P100"><text:span text:style-name="T37">symetria powinna być liczona tylko z użyciem liczb naturalnych w powyższym przedziale</text:span></text:p>
        </text:list-item>
      </text:list>
      <text:p text:style-name="P99"><text:span text:style-name="T37"/></text:p>
      <text:p text:style-name="P99">2.<text:span text:style-name="T37"><text:tab/>Na potrzeby tego przykładu definiuję przedział &lt;</text:span><text:span text:style-name="T38">8</text:span><text:span text:style-name="T40">7</text:span><text:span text:style-name="T38">, </text:span><text:span text:style-name="T39">9</text:span><text:span text:style-name="T40">3</text:span><text:span text:style-name="T37">&gt;</text:span></text:p>
      <text:p text:style-name="P99"><text:span text:style-name="T37"/></text:p>
      <text:p text:style-name="P124"><text:span text:style-name="T125">3.<text:tab/></text:span><text:span text:style-name="T128">Używam czterech funkcji trygonometrycznych w przedziale w następującym schemacie iteracyjnym:</text:span></text:p>
      <text:p text:style-name="P124"><text:span text:style-name="T128"/></text:p>
      <text:list xml:id="list4174560591" text:style-name="L5">
        <text:list-item>
          <text:p text:style-name="P125"><text:span text:style-name="T131">O</text:span><text:span text:style-name="T128">bliczam wynik funkcji trygonometrycznych </text:span><text:span text:style-name="T131">dla liczby 87 ponieważ iteracyjnie – optymalnie jest zacząć od liczby najmniejszej </text:span><text:span text:style-name="T132">(lub największej, ale to nie jest ważne)</text:span><text:span text:style-name="T131">.</text:span><text:span text:style-name="T128"><text:line-break/><text:line-break/>_sin(87) = 0.99862<text:line-break/>_cos(87) = 0.05233<text:line-break/>_tan(87) = 19.08113<text:line-break/>_itan(87) = 89.34145<text:line-break/><text:line-break/></text:span><text:span text:style-name="T129">Fakty:</text:span></text:p>
          <text:list>
            <text:list-item>
              <text:p text:style-name="P125"><text:span text:style-name="T129">podałem 5 miejsc dziesiętnych</text:span></text:p>
            </text:list-item>
            <text:list-item>
              <text:p text:style-name="P125"><text:span text:style-name="T129">nie zaokrągliłem wyników</text:span></text:p>
            </text:list-item>
          </text:list>
        </text:list-item>
      </text:list>
      <text:p text:style-name="P126"><text:span text:style-name="T129"/></text:p>
      <text:p text:style-name="P126"><text:span text:style-name="T129"/></text:p>
      <text:list xml:id="list34344115947022" text:continue-numbering="true" text:style-name="L5">
        <text:list-item>
          <text:p text:style-name="P125"><text:span text:style-name="T129">Skoro liczba 87 składa się z dwóch cyfr (osiem oraz siedem) biorę 2 liczby z każdego działania. (Uwaga: jeśli liczba składałaby się z 3 cyfr, np. 911 z cyfr: dziewięć, jeden oraz jeden zabrałbym trzy cyfry)</text:span></text:p>
        </text:list-item>
      </text:list>
      <text:p text:style-name="P126"><text:span text:style-name="T129"/></text:p>
      <text:list xml:id="list34344361429092" text:continue-numbering="true" text:style-name="L5">
        <text:list-item>
          <text:p text:style-name="P125"><text:span text:style-name="T129">Liczby biorę według schematu następującego:</text:span></text:p>
        </text:list-item>
      </text:list>
      <text:p text:style-name="P126"><text:span text:style-name="T129"/></text:p>
      <text:list xml:id="list34344013387126" text:continue-numbering="true" text:style-name="L5">
        <text:list-item>
          <text:list>
            <text:list-item>
              <text:p text:style-name="P125"><text:span text:style-name="T129">Z funkcji </text:span><text:span text:style-name="T126">_sin</text:span><text:span text:style-name="T129">, oraz z funkcji </text:span><text:span text:style-name="T126">_cos: </text:span><text:span text:style-name="T129">dwie liczby dziesiętne </text:span><text:span text:style-name="T130">(w przypadku liczby 911 byłyby to 3 liczby dziesiętne)</text:span><text:span text:style-name="T129">:</text:span></text:p>
            </text:list-item>
          </text:list>
        </text:list-item>
      </text:list>
      <text:p text:style-name="P145"><text:span text:style-name="T129"><text:tab/><text:tab/></text:span><text:span text:style-name="T128">_sin(87) = 0.</text:span><text:span text:style-name="T86">99</text:span><text:span text:style-name="T128">862<text:line-break/><text:tab/><text:tab/>_cos(87) = 0.</text:span><text:span text:style-name="T86">05</text:span><text:span text:style-name="T128">233</text:span></text:p>
      <text:p text:style-name="P145"><text:span text:style-name="T128"/></text:p>
      <text:list xml:id="list4019793954" text:style-name="L6">
        <text:list-item>
          <text:list>
            <text:list-item>
              <text:p text:style-name="P128"><text:span text:style-name="T129">Z </text:span><text:span text:style-name="T127">funkcji </text:span><text:span text:style-name="T124">_tan</text:span><text:span text:style-name="T127">, oraz z funkcji </text:span><text:span text:style-name="T124">_itan</text:span><text:span text:style-name="T127"> dwie liczby początkowe (w przypadku liczby 911 byłyby to dwie liczby początkowe oraz jedna dziesiętna)</text:span></text:p>
            </text:list-item>
          </text:list>
        </text:list-item>
      </text:list>
      <text:p text:style-name="P129"><text:span text:style-name="T128"><text:tab/><text:tab/>_tan(87) = </text:span><text:span text:style-name="T86">19</text:span><text:span text:style-name="T128">.08113<text:line-break/><text:tab/><text:tab/>_itan(87) = </text:span><text:span text:style-name="T86">89</text:span><text:span text:style-name="T128">.34145</text:span></text:p>
      <text:p text:style-name="P129"><text:span text:style-name="T128"/></text:p>
      <text:p text:style-name="P129"><text:span text:style-name="T128"/></text:p>
      <text:p text:style-name="P129"><text:span text:style-name="T128"/></text:p>
      <text:p text:style-name="P102"><text:soft-page-break/>4.<text:tab/><text:span text:style-name="T37">Wybrane liczby </text:span>sumuję<text:span text:style-name="T37">:</text:span></text:p>
      <text:p text:style-name="P102"><text:span text:style-name="T37"/></text:p>
      <text:p text:style-name="P102"><text:span text:style-name="T37"><text:tab/>9 + 9 + 0 + 5 + 1 + 9 + 8 + 9 = </text:span><text:span text:style-name="T135">50</text:span></text:p>
      <text:p text:style-name="P102"/>
      <text:p text:style-name="P103">5.<text:tab/><text:span text:style-name="T37">Sumę zapisuję</text:span></text:p>
      <text:p text:style-name="P103"><text:span text:style-name="T37"/></text:p>
      <text:p text:style-name="P108">6.<text:tab/><text:span text:style-name="T37">Czynności powtarzam dla każdej liczby: 88, 89, 90, 91, 92 oraz 93.</text:span></text:p>
      <text:p text:style-name="P108"><text:span text:style-name="T37"/></text:p>
      <text:p text:style-name="P108"><text:span text:style-name="T37"/></text:p>
      <text:p text:style-name="P127"><text:span text:style-name="T133">Kod c++ użyty na tym etapie </text:span><text:span text:style-name="T134">(czcionka wielkości 2px – wkleić do środowiska programistycznego).</text:span></text:p>
      <text:p text:style-name="P127"><text:span text:style-name="T134"/></text:p>
      <text:p text:style-name="P163">#include &lt;iostream&gt;</text:p>
      <text:p text:style-name="P163">#include &lt;math.h&gt;</text:p>
      <text:p text:style-name="P163">#include &lt;string&gt;</text:p>
      <text:p text:style-name="P163">#include &lt;algorithm&gt;</text:p>
      <text:p text:style-name="P163">#include &lt;vector&gt;</text:p>
      <text:p text:style-name="P163">#include &lt;stdlib.h&gt;</text:p>
      <text:p text:style-name="P163">#include &lt;map&gt;</text:p>
      <text:p text:style-name="P163">#include &lt;fstream&gt;</text:p>
      <text:p text:style-name="P163">#include &lt;stdio.h&gt;</text:p>
      <text:p text:style-name="P163">#include &lt;string.h&gt;</text:p>
      <text:p text:style-name="P163">#include &lt;sstream&gt;</text:p>
      <text:p text:style-name="P163">#include &lt;chrono&gt;</text:p>
      <text:p text:style-name="P163">/*</text:p>
      <text:p text:style-name="P163"><text:s/>* DATA TYPES</text:p>
      <text:p text:style-name="P163"><text:s/>*/</text:p>
      <text:p text:style-name="P163">typedef long long T_NUM;</text:p>
      <text:p text:style-name="P163">typedef std::vector&lt;T_NUM&gt; T_NUM_VEC;</text:p>
      <text:p text:style-name="P163">typedef std::string T_STR;</text:p>
      <text:p text:style-name="P163">typedef std::vector&lt;T_STR&gt; T_STR_VEC;</text:p>
      <text:p text:style-name="P163">typedef std::pair&lt;T_NUM, T_NUM&gt; T_PAIR;</text:p>
      <text:p text:style-name="P163">typedef std::vector&lt;T_PAIR&gt; T_PAIR_VEC;</text:p>
      <text:p text:style-name="P163">typedef std::vector&lt;std::vector&lt;std::vector&lt;T_NUM&gt;&gt;&gt; T_3D_NUM_VEC;</text:p>
      <text:p text:style-name="P163">struct T_STRUCT {</text:p>
      <text:p text:style-name="P163"><text:s text:c="4"/>T_NUM angle;</text:p>
      <text:p text:style-name="P163"><text:s text:c="4"/>T_NUM angleSize;</text:p>
      <text:p text:style-name="P163"><text:s text:c="4"/>T_NUM sum;</text:p>
      <text:p text:style-name="P163"><text:s text:c="4"/>T_PAIR_VEC vec;</text:p>
      <text:p text:style-name="P163"><text:s text:c="4"/>T_3D_NUM_VEC splitted;</text:p>
      <text:p text:style-name="P163"><text:s text:c="4"/>T_NUM splitted_sum = 0;</text:p>
      <text:p text:style-name="P163"><text:s text:c="4"/>T_STR comparison;</text:p>
      <text:p text:style-name="P163">};</text:p>
      <text:p text:style-name="P163">typedef std::vector&lt;T_STRUCT&gt; T_STRUCTURE_VECTOR;</text:p>
      <text:p text:style-name="P163">struct T_SORT_STRUCT {</text:p>
      <text:p text:style-name="P163"><text:s text:c="4"/>inline bool operator()(const T_STRUCT &amp;s1, const T_STRUCT &amp;s2) {</text:p>
      <text:p text:style-name="P163"><text:s text:c="8"/>return (s1.angle &lt; s2.angle);</text:p>
      <text:p text:style-name="P163"><text:s text:c="4"/>}</text:p>
      <text:p text:style-name="P163">};</text:p>
      <text:p text:style-name="P163">/*</text:p>
      <text:p text:style-name="P163"><text:s/>* FUNCTIONS</text:p>
      <text:p text:style-name="P163"><text:s/>*/</text:p>
      <text:p text:style-name="P163">T_NUM sumVector(T_NUM_VEC vec);</text:p>
      <text:p text:style-name="P163">int charToInt(char c);</text:p>
      <text:p text:style-name="P163">T_STR getNumbersFromTri(double d_num, T_STR s_num, T_NUM d_step, unsigned int ommit, unsigned long length);</text:p>
      <text:p text:style-name="P163">T_NUM sumVector(T_NUM_VEC vec);</text:p>
      <text:p text:style-name="P163">T_NUM_VEC createVectorFromTri(T_STR sinus, T_STR cosinus, T_STR tangens, T_STR itangens);</text:p>
      <text:p text:style-name="P163">bool isPrime(T_NUM num);</text:p>
      <text:p text:style-name="P163">/*</text:p>
      <text:p text:style-name="P163"><text:s/>* TRIGONOMETRY</text:p>
      <text:p text:style-name="P163"><text:s/>*/</text:p>
      <text:p text:style-name="P163">const double PI = std::acos(-1);</text:p>
      <text:p text:style-name="P163">double degreeToRadian(double degree) {</text:p>
      <text:p text:style-name="P163"><text:s text:c="4"/>return degree * PI / 180.0;</text:p>
      <text:p text:style-name="P163">}</text:p>
      <text:p text:style-name="P163">double radianToDegree(double radians) {</text:p>
      <text:p text:style-name="P163"><text:s text:c="4"/>return radians * 180 / PI;</text:p>
      <text:p text:style-name="P163">}</text:p>
      <text:p text:style-name="P163">double _sin(double x) {</text:p>
      <text:p text:style-name="P163"><text:s text:c="4"/>return std::sin(degreeToRadian(x));</text:p>
      <text:p text:style-name="P163">}</text:p>
      <text:p text:style-name="P163">double _cos(double x) {</text:p>
      <text:p text:style-name="P163"><text:s text:c="4"/>return std::cos(degreeToRadian(x));</text:p>
      <text:p text:style-name="P163">}</text:p>
      <text:p text:style-name="P163">double _tan(double x) {</text:p>
      <text:p text:style-name="P163"><text:s text:c="4"/>return std::tan(degreeToRadian(x));</text:p>
      <text:p text:style-name="P163">}</text:p>
      <text:p text:style-name="P163">double _itan(double x) {</text:p>
      <text:p text:style-name="P163"><text:s text:c="4"/>return radianToDegree(std::atan(x));</text:p>
      <text:p text:style-name="P163">}</text:p>
      <text:p text:style-name="P163">/*</text:p>
      <text:p text:style-name="P163"><text:s/>* HELPERS</text:p>
      <text:p text:style-name="P163"><text:s/>*/</text:p>
      <text:p text:style-name="P163">/**</text:p>
      <text:p text:style-name="P163"><text:s/>* It converts string ASCII char [0-9] to integer in C++</text:p>
      <text:p text:style-name="P163"><text:s/>* @param c</text:p>
      <text:p text:style-name="P163"><text:s/>* @return</text:p>
      <text:p text:style-name="P163"><text:s/>*/</text:p>
      <text:p text:style-name="P163">int charToInt(char c) {</text:p>
      <text:p text:style-name="P163"><text:s text:c="4"/>int result = c;</text:p>
      <text:p text:style-name="P163"><text:s text:c="4"/>switch (result) {</text:p>
      <text:p text:style-name="P163"><text:s text:c="8"/>case 48:</text:p>
      <text:p text:style-name="P163"><text:s text:c="12"/>return 0;</text:p>
      <text:p text:style-name="P163"><text:s text:c="8"/>case 49:</text:p>
      <text:p text:style-name="P163"><text:s text:c="12"/>return 1;</text:p>
      <text:p text:style-name="P163"><text:s text:c="8"/>case 50:</text:p>
      <text:p text:style-name="P163"><text:s text:c="12"/>return 2;</text:p>
      <text:p text:style-name="P163"><text:s text:c="8"/>case 51:</text:p>
      <text:p text:style-name="P163"><text:s text:c="12"/>return 3;</text:p>
      <text:p text:style-name="P163"><text:s text:c="8"/>case 52:</text:p>
      <text:p text:style-name="P163"><text:s text:c="12"/>return 4;</text:p>
      <text:p text:style-name="P163"><text:s text:c="8"/>case 53:</text:p>
      <text:p text:style-name="P163"><text:s text:c="12"/>return 5;</text:p>
      <text:p text:style-name="P163"><text:s text:c="8"/>case 54:</text:p>
      <text:p text:style-name="P163"><text:s text:c="12"/>return 6;</text:p>
      <text:p text:style-name="P163"><text:s text:c="8"/>case 55:</text:p>
      <text:p text:style-name="P163"><text:s text:c="12"/>return 7;</text:p>
      <text:p text:style-name="P163"><text:s text:c="8"/>case 56:</text:p>
      <text:p text:style-name="P163"><text:s text:c="12"/>return 8;</text:p>
      <text:p text:style-name="P163"><text:s text:c="8"/>case 57:</text:p>
      <text:p text:style-name="P163"><text:s text:c="12"/>return 9;</text:p>
      <text:p text:style-name="P163"><text:s text:c="8"/>default:</text:p>
      <text:p text:style-name="P163"><text:s text:c="12"/>return 0;</text:p>
      <text:p text:style-name="P163"><text:s text:c="4"/>}</text:p>
      <text:p text:style-name="P163">}</text:p>
      <text:p text:style-name="P163">/**</text:p>
      <text:p text:style-name="P163"><text:s/>* it converts TRIgonometry numbers to a string (2 number angle -&gt; 2 sized string, 3 number angle -&gt; 3 sized string)</text:p>
      <text:p text:style-name="P163"><text:s/>* @param d_num</text:p>
      <text:p text:style-name="P163"><text:s/>* @param s_num</text:p>
      <text:p text:style-name="P163"><text:s/>* @param d_step</text:p>
      <text:p text:style-name="P163"><text:s/>* @param ommit</text:p>
      <text:p text:style-name="P163"><text:s/>* @param length</text:p>
      <text:p text:style-name="P163"><text:s/>* @return</text:p>
      <text:p text:style-name="P163"><text:s/>*/</text:p>
      <text:p text:style-name="P163">T_STR getNumbersFromTri(double d_num, T_STR s_num, T_NUM d_step, unsigned int ommit, unsigned long length) {</text:p>
      <text:p text:style-name="P163"><text:s text:c="4"/>T_STR result = "";</text:p>
      <text:p text:style-name="P163"><text:s text:c="4"/>if (ommit == 0) {</text:p>
      <text:p text:style-name="P163"><text:s text:c="8"/>for (size_t i = s_num[0] == '-' ? ommit + 1 : ommit; i &lt; s_num.length(); i++) {</text:p>
      <text:p text:style-name="P163"><text:s text:c="12"/>if (s_num[i] != '.') {</text:p>
      <text:p text:style-name="P163"><text:s text:c="16"/>result += s_num[i];</text:p>
      <text:p text:style-name="P163"><text:s text:c="12"/>}</text:p>
      <text:p text:style-name="P163"><text:s text:c="8"/>}</text:p>
      <text:p text:style-name="P163"><text:s text:c="8"/>result = result.substr(0, length);</text:p>
      <text:p text:style-name="P163"><text:s text:c="4"/>} else if (d_num &lt; 0) {</text:p>
      <text:p text:style-name="P163"><text:s text:c="8"/>ommit += 1; // comma</text:p>
      <text:p text:style-name="P163"><text:s text:c="8"/>result = s_num.substr(ommit, length);</text:p>
      <text:p text:style-name="P163"><text:s text:c="4"/>} else if (d_num &gt; 0) {</text:p>
      <text:p text:style-name="P163"><text:s text:c="8"/>result = s_num.substr(ommit, length);</text:p>
      <text:p text:style-name="P163"><text:s text:c="4"/>}</text:p>
      <text:p text:style-name="P163"><text:s text:c="4"/>return result;</text:p>
      <text:p text:style-name="P163">}</text:p>
      <text:p text:style-name="P163">/**</text:p>
      <text:p text:style-name="P163"><text:s/>* Get sum from T_NUM vector</text:p>
      <text:p text:style-name="P163"><text:s/>* @param vec</text:p>
      <text:p text:style-name="P163"><text:s/>* @return</text:p>
      <text:p text:style-name="P163"><text:s/>*/</text:p>
      <text:p text:style-name="P163">T_NUM sumVector(T_NUM_VEC vec) {</text:p>
      <text:p text:style-name="P163"><text:s text:c="4"/>T_NUM result = 0;</text:p>
      <text:p text:style-name="P163"><text:s text:c="4"/>for (size_t i = 0; i &lt; vec.size(); i++) {</text:p>
      <text:p text:style-name="P163"><text:s text:c="8"/>result += vec.at(i);</text:p>
      <text:p text:style-name="P163"><text:s text:c="4"/>}</text:p>
      <text:p text:style-name="P163"><text:s text:c="4"/>return result;</text:p>
      <text:p text:style-name="P163">}</text:p>
      <text:p text:style-name="P163">/**</text:p>
      <text:p text:style-name="P163"><text:s/>* it creates T_NUM vector from TRInity numbers</text:p>
      <text:p text:style-name="P163"><text:s/>* @param sinus</text:p>
      <text:p text:style-name="P163"><text:s/>* @param cosinus</text:p>
      <text:p text:style-name="P163"><text:s/>* @param tangens</text:p>
      <text:p text:style-name="P163"><text:s/>* @param s4</text:p>
      <text:p text:style-name="P163"><text:s/>* @return</text:p>
      <text:p text:style-name="P163"><text:s/>*/</text:p>
      <text:p text:style-name="P163">T_NUM_VEC createVectorFromTri(T_STR sinus, T_STR cosinus, T_STR tangens, T_STR itangens) {</text:p>
      <text:p text:style-name="P163"><text:s text:c="4"/>T_NUM_VEC result = T_NUM_VEC();</text:p>
      <text:p text:style-name="P163"><text:s text:c="4"/>for (int i = 0; i &lt; sinus.length(); i++) {</text:p>
      <text:p text:style-name="P163"><text:s text:c="8"/>result.push_back(charToInt(sinus.at(i)));</text:p>
      <text:p text:style-name="P163"><text:s text:c="4"/>}</text:p>
      <text:p text:style-name="P163"><text:s text:c="4"/>for (int i = 0; i &lt; cosinus.length(); i++) {</text:p>
      <text:p text:style-name="P163"><text:s text:c="8"/>result.push_back(charToInt(cosinus.at(i)));</text:p>
      <text:p text:style-name="P163"><text:s text:c="4"/>}</text:p>
      <text:p text:style-name="P163"><text:s text:c="4"/>for (int i = 0; i &lt; tangens.length(); i++) {</text:p>
      <text:p text:style-name="P163"><text:s text:c="8"/>result.push_back(charToInt(tangens.at(i)));</text:p>
      <text:p text:style-name="P163"><text:s text:c="4"/>}</text:p>
      <text:p text:style-name="P163"><text:s text:c="4"/>for (int i = 0; i &lt; itangens.length(); i++) {</text:p>
      <text:p text:style-name="P163"><text:s text:c="8"/>result.push_back(charToInt(itangens.at(i)));</text:p>
      <text:p text:style-name="P163"><text:s text:c="4"/>}</text:p>
      <text:p text:style-name="P163"><text:s text:c="4"/>return result;</text:p>
      <text:p text:style-name="P163">}</text:p>
      <text:p text:style-name="P163">/**</text:p>
      <text:p text:style-name="P163"><text:s/>* Simple get true if number is primary</text:p>
      <text:p text:style-name="P163"><text:s/>* @param num</text:p>
      <text:p text:style-name="P163"><text:s/>* @return</text:p>
      <text:p text:style-name="P163"><text:s/>*/</text:p>
      <text:p text:style-name="P163">bool isPrime(T_NUM num) {</text:p>
      <text:p text:style-name="P163"><text:s text:c="4"/>if (num &lt; 2) return false;</text:p>
      <text:p text:style-name="P163"><text:s text:c="4"/>if (num == 2) return true;</text:p>
      <text:p text:style-name="P163"><text:s text:c="4"/>if (num % 2 == 0) return false;</text:p>
      <text:p text:style-name="P163"><text:s text:c="4"/>for (T_NUM i = 3; i * i &lt;= num; i += 2) {</text:p>
      <text:p text:style-name="P163"><text:s text:c="8"/>if (num % i == 0) return false;</text:p>
      <text:p text:style-name="P163"><text:s text:c="4"/>}</text:p>
      <text:p text:style-name="P163"><text:s text:c="4"/>return true;</text:p>
      <text:p text:style-name="P163">}</text:p>
      <text:p text:style-name="P163">/**</text:p>
      <text:p text:style-name="P163"><text:s/>* It converts T_NUM_VEC to splited vector (extended examples)</text:p>
      <text:p text:style-name="P163"><text:s/>* @param vec</text:p>
      <text:p text:style-name="P163"><text:s/>* @param length</text:p>
      <text:p text:style-name="P163"><text:s/>* @return</text:p>
      <text:p text:style-name="P163"><text:s/>*/</text:p>
      <text:p text:style-name="P163">T_3D_NUM_VEC splitVector(T_NUM_VEC vec, T_NUM length) {</text:p>
      <text:p text:style-name="P163"><text:s text:c="4"/>T_3D_NUM_VEC result;</text:p>
      <text:p text:style-name="P163"><text:s text:c="4"/>result.resize(vec.size() / length);</text:p>
      <text:p text:style-name="P163"><text:s text:c="4"/>T_NUM row = 0;</text:p>
      <text:p text:style-name="P163"><text:s text:c="4"/>T_NUM col = 0;</text:p>
      <text:p text:style-name="P163"><text:s text:c="4"/>for (T_NUM i = 0; i &lt; vec.size(); i++) {</text:p>
      <text:p text:style-name="P163"><text:s text:c="8"/>result[row].resize(length);</text:p>
      <text:p text:style-name="P163"><text:s text:c="8"/>if (vec[i] == 7 || vec[i] == 5 || vec[i] == 3 || vec[i] == 2 || vec[i] == 1 || vec[i] == 0) {</text:p>
      <text:p text:style-name="P163"><text:s text:c="12"/>result[(unsigned long) row][(unsigned long) col].resize(1);</text:p>
      <text:p text:style-name="P163"><text:s text:c="12"/>result[(unsigned long) row][(unsigned long) col][0] = vec[i];</text:p>
      <text:p text:style-name="P163"><text:s text:c="8"/>} else if (vec[i] == 8) {</text:p>
      <text:p text:style-name="P163"><text:s text:c="12"/>result[(unsigned long) row][(unsigned long) col].resize(4);</text:p>
      <text:p text:style-name="P163"><text:s text:c="12"/>result[(unsigned long) row][(unsigned long) col][0] = 2;</text:p>
      <text:p text:style-name="P163"><text:s text:c="12"/>result[(unsigned long) row][(unsigned long) col][1] = 2;</text:p>
      <text:p text:style-name="P163"><text:s text:c="12"/>result[(unsigned long) row][(unsigned long) col][2] = 2;</text:p>
      <text:p text:style-name="P163"><text:s text:c="12"/>result[(unsigned long) row][(unsigned long) col][3] = 2;</text:p>
      <text:p text:style-name="P163"><text:s text:c="8"/>} else if (vec[i] == 6) {</text:p>
      <text:p text:style-name="P163"><text:s text:c="12"/>result[(unsigned long) row][(unsigned long) col].resize(2);</text:p>
      <text:p text:style-name="P163"><text:s text:c="12"/>result[(unsigned long) row][(unsigned long) col][0] = 3;</text:p>
      <text:p text:style-name="P163"><text:s text:c="12"/>result[(unsigned long) row][(unsigned long) col][1] = 3;</text:p>
      <text:p text:style-name="P163"><text:s text:c="8"/>} else if (vec[i] == 4) {</text:p>
      <text:p text:style-name="P163"><text:s text:c="12"/>result[(unsigned long) row][(unsigned long) col].resize(2);</text:p>
      <text:p text:style-name="P163"><text:s text:c="12"/>result[(unsigned long) row][(unsigned long) col][0] = 2;</text:p>
      <text:p text:style-name="P163"><text:s text:c="12"/>result[(unsigned long) row][(unsigned long) col][1] = 2;</text:p>
      <text:p text:style-name="P163"><text:s text:c="8"/>} else if (vec[i] == 9) {</text:p>
      <text:p text:style-name="P163"><text:s text:c="12"/>result[(unsigned long) row][(unsigned long) col].resize(3);</text:p>
      <text:p text:style-name="P163"><text:s text:c="12"/>result[(unsigned long) row][(unsigned long) col][0] = 3;</text:p>
      <text:p text:style-name="P163"><text:s text:c="12"/>result[(unsigned long) row][(unsigned long) col][1] = 3;</text:p>
      <text:p text:style-name="P163"><text:s text:c="12"/>result[(unsigned long) row][(unsigned long) col][2] = 3;</text:p>
      <text:p text:style-name="P163"><text:s text:c="8"/>}</text:p>
      <text:p text:style-name="P163"><text:s text:c="8"/>if (((i + 1) % length) == 0) {</text:p>
      <text:p text:style-name="P163"><text:s text:c="12"/>row++;</text:p>
      <text:p text:style-name="P163"><text:s text:c="12"/>col = 0;</text:p>
      <text:p text:style-name="P163"><text:s text:c="8"/>} else {</text:p>
      <text:p text:style-name="P163"><text:s text:c="12"/>col++;</text:p>
      <text:p text:style-name="P163"><text:s text:c="8"/>}</text:p>
      <text:p text:style-name="P163"><text:s text:c="4"/>}</text:p>
      <text:p text:style-name="P163"><text:s text:c="4"/>return result;</text:p>
      <text:p text:style-name="P163">}</text:p>
      <text:p text:style-name="P163">const T_NUM ___BEGIN___ = 90;</text:p>
      <text:p text:style-name="P163">int main() {</text:p>
      <text:p text:style-name="P163"><text:s text:c="4"/>// initialize</text:p>
      <text:p text:style-name="P163"><text:s text:c="4"/>std::cout.precision(20);</text:p>
      <text:p text:style-name="P163"><text:s text:c="4"/>// start</text:p>
      <text:p text:style-name="P163"><text:s text:c="4"/>T_STRUCTURE_VECTOR arr; // main data container</text:p>
      <text:p text:style-name="P163"><text:s text:c="4"/>// from angle -___BEGIN___ (degree) -&gt; + ___BEGIN___ (degree)</text:p>
      <text:p text:style-name="P163"><text:s text:c="4"/>for (T_NUM step = -___BEGIN___; step &lt;= ___BEGIN___; step += 1) {</text:p>
      <text:p text:style-name="P163"><text:s text:c="8"/>T_NUM_VEC vec1 = createVectorFromTri(</text:p>
      <text:p text:style-name="P163"><text:s text:c="16"/>getNumbersFromTri(_sin(step), std::to_string(_sin(step)), step, 2, std::to_string(step).length()),</text:p>
      <text:p text:style-name="P163"><text:s text:c="16"/>getNumbersFromTri(_cos(step), std::to_string(_cos(step)), step, 2, std::to_string(step).length()),</text:p>
      <text:p text:style-name="P163"><text:s text:c="16"/>getNumbersFromTri(_tan(step), std::to_string(_tan(step)), step, 0, std::to_string(step).length()),</text:p>
      <text:p text:style-name="P163"><text:s text:c="16"/>getNumbersFromTri(_itan(step), std::to_string(_itan(step)), step, 0, std::to_string(step).length()));</text:p>
      <text:p text:style-name="P163"><text:s text:c="8"/>// create data</text:p>
      <text:p text:style-name="P163"><text:s text:c="8"/>T_STRUCT s1;</text:p>
      <text:p text:style-name="P163"><text:s text:c="8"/>s1.angle = step;</text:p>
      <text:p text:style-name="P163"><text:s text:c="8"/>s1.angleSize = (T_NUM) std::to_string(step).length();</text:p>
      <text:p text:style-name="P163"><text:s text:c="8"/>s1.sum = sumVector(vec1);</text:p>
      <text:p text:style-name="P163"><text:s text:c="8"/>s1.splitted = splitVector(vec1, s1.angleSize);</text:p>
      <text:p text:style-name="P163"><text:s text:c="8"/>for (size_t k = 0; k &lt; s1.splitted.size(); k++) {</text:p>
      <text:p text:style-name="P163"><text:s text:c="12"/>for (size_t l = 0; l &lt; s1.splitted[k].size(); l++) {</text:p>
      <text:p text:style-name="P163"><text:s text:c="16"/>for (size_t m = 0; m &lt; s1.splitted[k][l].size(); m++) {</text:p>
      <text:p text:style-name="P163"><text:s text:c="20"/>s1.splitted_sum += s1.splitted[k][l][m];</text:p>
      <text:p text:style-name="P163"><text:s text:c="16"/>}</text:p>
      <text:p text:style-name="P163"><text:s text:c="12"/>}</text:p>
      <text:p text:style-name="P163"><text:s text:c="8"/>}</text:p>
      <text:p text:style-name="P163"><text:s text:c="8"/>for (T_NUM j = -7; j &lt;= 7; j++) {</text:p>
      <text:p text:style-name="P163"><text:s text:c="12"/>if (isPrime(s1.sum + j)) {</text:p>
      <text:p text:style-name="P163"><text:s text:c="16"/>s1.vec.push_back(std::make_pair(j, s1.sum + j));</text:p>
      <text:p text:style-name="P163"><text:s text:c="12"/>}</text:p>
      <text:p text:style-name="P163"><text:s text:c="8"/>}</text:p>
      <text:p text:style-name="P163"><text:s text:c="8"/>arr.push_back(s1);</text:p>
      <text:p text:style-name="P163"><text:s text:c="4"/>}</text:p>
      <text:p text:style-name="P163"><text:s text:c="4"/>// sort all primary numbers</text:p>
      <text:p text:style-name="P163"><text:soft-page-break/><text:s text:c="4"/>std::sort(arr.begin(), arr.end(), T_SORT_STRUCT());</text:p>
      <text:p text:style-name="P163"><text:s text:c="4"/>for (int i = 0; i &lt; arr.size(); i += 1) {</text:p>
      <text:p text:style-name="P163"><text:s text:c="8"/>// std::cout &lt;&lt; arr[i].angle &lt;&lt; " " &lt;&lt; arr[i].splitted_sum &lt;&lt; std::endl;</text:p>
      <text:p text:style-name="P163"><text:s text:c="4"/>}</text:p>
      <text:p text:style-name="P163"><text:s text:c="4"/>// end of first part</text:p>
      <text:p text:style-name="P163">}</text:p>
      <text:p text:style-name="P3"/>
      <text:p text:style-name="P3"/>
      <text:p text:style-name="P104">Powyższy kod generuje przedział &lt;-90, 90&gt;.</text:p>
      <text:p text:style-name="P104"/>
      <text:p text:style-name="P104"/>
      <text:p text:style-name="P104"/>
      <text:p text:style-name="P104"/>
      <text:p text:style-name="P104"/>
      <text:p text:style-name="P118"><text:span text:style-name="T142">Zauważmy że w powyższym kodzie znajduję się dodatkowa funkcja: </text:span></text:p>
      <text:p text:style-name="P118"><text:span text:style-name="T142"/></text:p>
      <text:p text:style-name="P118"><text:span text:style-name="T155">T_3D_NUM_VEC splitVector(T_NUM_VEC vec, T_NUM length);</text:span></text:p>
      <text:p text:style-name="P118"><text:span text:style-name="T155"/></text:p>
      <text:p text:style-name="P104">Służy ona do rozbijania wybranych liczb na <text:span text:style-name="T36">największe</text:span><text:span text:style-name="T27"> liczby pierwsze</text:span>. <text:span text:style-name="T158">których suma jest zgodna z wartością liczby </text:span>– zgodnie ze schematem:</text:p>
      <text:p text:style-name="P104"/>
      <text:p text:style-name="P104">0 – pozostaje 0<text:line-break/>1 – pozostaje 1<text:line-break/>2 – pozostaje 2<text:line-break/>3 – pozostaje 3<text:line-break/>4 – składa się z 2 oraz 2<text:line-break/>5 – pozostaje 5<text:line-break/>6 – składa się z <text:span text:style-name="T157">3</text:span> oraz <text:span text:style-name="T157">3</text:span><text:line-break/>7 – pozostaje 7<text:line-break/>8 – składa się z 2, 2, 2 oraz 2<text:line-break/>9 – składa się z 3, 3 oraz 3</text:p>
      <text:p text:style-name="P104"/>
      <text:p text:style-name="P105">Wracajmy jednak do podstawowego tematu rozdziału – czyli symetrii.</text:p>
      <text:p text:style-name="P142"><text:span text:style-name="T12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27"><text:line-break/><text:line-break/><text:line-break/><text:line-break/><text:line-break/><text:line-break/><text:line-break/></text:span></text:p>
      <text:p text:style-name="Subtitle">Algorytm symetrii</text:p>
      <text:p text:style-name="Text_20_body"/>
      <text:p text:style-name="P137"><text:span text:style-name="T96"/></text:p>
      <text:p text:style-name="P139"><text:span text:style-name="T96">Symetrię liczą dwie pętle </text:span><text:span text:style-name="T114">podstawowe</text:span><text:span text:style-name="T96">, pierwsza nadrzędna, która zaczyna liczyć ponownie przedział, </text:span><text:span text:style-name="T114">oraz druga podrzędna, która jest pętlą nieskończoną jednak przerwaną w momencie złamania symetrii.</text:span></text:p>
      <text:p text:style-name="P139"><text:span text:style-name="T96"/></text:p>
      <text:h text:style-name="Heading_20_3" text:outline-level="3">Pętla nadrzędna</text:h>
      <text:p text:style-name="P130"/>
      <text:p text:style-name="P130">Wygląda następująco:</text:p>
      <text:p text:style-name="P138"><text:span text:style-name="T96"/></text:p>
      <text:p text:style-name="P164"><text:span text:style-name="T26">for </text:span>(T_NUM base = -___BEGIN___, start = 0; base &lt;= ___BEGIN___; base += 1, start++);</text:p>
      <text:p text:style-name="P164"/>
      <text:p text:style-name="P169"><text:span text:style-name="T163">Liczy zakres ponownie, j</text:span>ednakże istnieje tu zmienna pomocnicza <text:span text:style-name="T1">start</text:span><text:span text:style-name="T12">, która pozwoli nam się dostać do zawartości zapisanej w poprzednim kroku, oraz w tej pętli znajdują się następujące zmienne pomocnicze:</text:span></text:p>
      <text:p text:style-name="P169"><text:span text:style-name="T12"/></text:p>
      <text:p text:style-name="P165"><text:span text:style-name="T12">T_NUM range = 0;</text:span></text:p>
      <text:p text:style-name="P165"><text:span text:style-name="T12">bool lastComparison = false;</text:span></text:p>
      <text:p text:style-name="P165"><text:span text:style-name="T12">T_STR comparisons;</text:span></text:p>
      <text:p text:style-name="P165"><text:span text:style-name="T12">T_NUM comparisonsTRUE = 0;</text:span></text:p>
      <text:p text:style-name="P165"><text:span text:style-name="T12">T_NUM comparisonsFALSE = 0;</text:span></text:p>
      <text:p text:style-name="P165"><text:span text:style-name="T12"/></text:p>
      <text:p text:style-name="P132"/>
      <text:p text:style-name="P132"/>
      <text:p text:style-name="P166"><text:span text:style-name="T12">T_NUM range = 0;</text:span></text:p>
      <text:p text:style-name="P166"><text:span text:style-name="T12"/></text:p>
      <text:p text:style-name="P134"><text:span text:style-name="T106">Służy do liczenia zasięgu symetrii, jeśli zaczynamy np. od liczby 87 </text:span><text:span text:style-name="T107">wtedy</text:span><text:span text:style-name="T106"> poruszamy się w lewą stronę i w prawą stronę tej liczy na osi liczbowej w równych odstępach.</text:span></text:p>
      <text:p text:style-name="P140"><text:span text:style-name="T96">Jeśli symetria liczby się kończy - przerywamy pętlę podrzędną, </text:span><text:span text:style-name="T107">jeśli nie – zwiększamy zmienną </text:span><text:span text:style-name="T98">range</text:span><text:span text:style-name="T101"> </text:span><text:span text:style-name="T108">o liczbę 1 </text:span><text:span text:style-name="T111">w pętli podrzędnej</text:span><text:span text:style-name="T108">.</text:span></text:p>
      <text:p text:style-name="P140"><text:span text:style-name="T108"/></text:p>
      <text:p text:style-name="P140"><text:span text:style-name="T108"/></text:p>
      <text:p text:style-name="P167"><text:span text:style-name="T12">bool lastComparison = false;</text:span></text:p>
      <text:p text:style-name="P167"><text:span text:style-name="T12"/></text:p>
      <text:p text:style-name="P135"><text:span text:style-name="T106">Służy do liczenia </text:span><text:span text:style-name="T112">kierunku symetrii – symetria w stronę lewą to </text:span><text:span text:style-name="T99">fałsz</text:span><text:span text:style-name="T109">, symetria w stronę prawą to </text:span><text:span text:style-name="T99">prawda.</text:span></text:p>
      <text:p text:style-name="P135"><text:span text:style-name="T99"/></text:p>
      <text:p text:style-name="P135"><text:span text:style-name="T99"/></text:p>
      <text:p text:style-name="P168"><text:span text:style-name="T12">T_STR comparisons;</text:span></text:p>
      <text:p text:style-name="P168"><text:span text:style-name="T12"/></text:p>
      <text:p text:style-name="P136"><text:span text:style-name="T106">Służy do </text:span><text:span text:style-name="T113">przechowania sekwencji symetrii: np. ciąg </text:span><text:span text:style-name="T100">7F 2T 1F </text:span><text:span text:style-name="T110">oznacza: siedem w lewo, dwa w prawo, jeden w lewo <text:line-break/>(jest to symetria liczby 90).</text:span></text:p>
      <text:p text:style-name="P136"><text:span text:style-name="T110"/></text:p>
      <text:p text:style-name="P136"><text:span text:style-name="T110"/></text:p>
      <text:p text:style-name="P168"><text:span text:style-name="T12">T_NUM comparisonsTRUE = 0;</text:span></text:p>
      <text:p text:style-name="P168"><text:span text:style-name="T22">T_NUM comparisonsFALSE = 0;</text:span></text:p>
      <text:p text:style-name="P168"><text:span text:style-name="T22"/></text:p>
      <text:p text:style-name="P168"><text:span text:style-name="T22"/></text:p>
      <text:p text:style-name="P141"><text:span text:style-name="T96">Liczą odpowiednio kierunki w prawo oraz w lewo.</text:span></text:p>
      <text:p text:style-name="P141"><text:span text:style-name="T96"/></text:p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/>
      <text:p text:style-name="P98"/>
      <text:p text:style-name="P98"/>
      <text:p text:style-name="P98"/>
      <text:h text:style-name="Heading_20_3" text:outline-level="3">Pętla podrzędna</text:h>
      <text:p text:style-name="Standard"><text:span text:style-name="T147"/></text:p>
      <text:p text:style-name="P83"><text:span text:style-name="T147">Wygląda następująco:</text:span><text:line-break/><text:line-break/><text:span text:style-name="T156">while (true) {</text:span></text:p>
      <text:p text:style-name="P84"><text:s text:c="4"/>if (start - range == 0 || start + range == arr.size()) {</text:p>
      <text:p text:style-name="P84"><text:s text:c="8"/>break;</text:p>
      <text:p text:style-name="P84"><text:s text:c="4"/>}</text:p>
      <text:p text:style-name="P84"><text:s text:c="4"/>// select ranges</text:p>
      <text:p text:style-name="P84"><text:s text:c="4"/>T_STRUCT currentUpper = arr[start + range];</text:p>
      <text:p text:style-name="P83"><text:span text:style-name="T156"><text:s text:c="4"/>T_STRUCT currentBelow = arr[start - range];</text:span><text:line-break/></text:p>
      <text:p text:style-name="P83"><text:span text:style-name="T144">Pętla:</text:span></text:p>
      <text:list xml:id="list2439783607" text:style-name="L9">
        <text:list-item>
          <text:p text:style-name="P86"><text:span text:style-name="T144">jest łamana kiedy symetria przekroczy zakres obrany początkowo (choć to raczej niemożliwe)</text:span></text:p>
        </text:list-item>
        <text:list-item>
          <text:p text:style-name="P87"><text:span text:style-name="T149">j</text:span><text:span text:style-name="T148">ak wspominałem wcześniej jest brana liczba z prawej oraz z lewej</text:span></text:p>
        </text:list-item>
      </text:list>
      <text:p text:style-name="P88"><text:span text:style-name="T148"/></text:p>
      <text:p text:style-name="P89"><text:line-break/><text:span text:style-name="T145">Kluczowy element pętli to dwie pętle badające zakres dolny oraz górny (nawiązanie do Górnego oraz Dolnego Nilu – starożytny Egipt).</text:span></text:p>
      <text:p text:style-name="P89"><text:span text:style-name="T145"/></text:p>
      <text:p text:style-name="P89"><text:line-break/><text:span text:style-name="T156">for (T_NUM j = -2; j &lt;= 2; j++) {</text:span></text:p>
      <text:p text:style-name="P85"><text:s text:c="4"/>for (T_NUM k = -1; k &lt;= 1; k += 2) {</text:p>
      <text:p text:style-name="P85"><text:s text:c="8"/>if (isPrime(sumUpper + j + k)) {</text:p>
      <text:p text:style-name="P85"><text:s text:c="12"/>compareUpper.append(std::to_string(j)).append(std::to_string(k));</text:p>
      <text:p text:style-name="P85"><text:s text:c="8"/>}</text:p>
      <text:p text:style-name="P85"><text:s text:c="4"/>}</text:p>
      <text:p text:style-name="P89"><text:span text:style-name="T156">}</text:span><text:line-break/><text:line-break/><text:span text:style-name="T150">Zmienna </text:span><text:span text:style-name="T151">j</text:span><text:span text:style-name="T152"> bada zakres od liczby minus dwa do dwa</text:span><text:span text:style-name="T154"> </text:span><text:span text:style-name="T152">(dwa – nawiązanie do cyklu dnia oraz nocy), a zmienna k bada stronę lewo prawo, a w zasadzie przypływ oraz odpływ Nilu. Ma to sens?</text:span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oft-page-break/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3">A</text:span><text:span text:style-name="T152">lgorytm symetrii wygląda następująco:</text:span></text:p>
      <text:p text:style-name="P89"><text:span text:style-name="T152"/></text:p>
      <text:p text:style-name="P144">// SYMMETRY ALGORITHM</text:p>
      <text:p text:style-name="P144">for (T_NUM base = -___BEGIN___, start = 0; base &lt;= ___BEGIN___; base += 1, start++) {</text:p>
      <text:p text:style-name="P144"><text:s text:c="4"/>if (base == -___BEGIN___) { // not smallest angle</text:p>
      <text:p text:style-name="P144"><text:s text:c="8"/>continue;</text:p>
      <text:p text:style-name="P144"><text:s text:c="4"/>}</text:p>
      <text:p text:style-name="P144"><text:s text:c="4"/>T_NUM range = 0;</text:p>
      <text:p text:style-name="P144"><text:s text:c="4"/>bool lastComparison = false;</text:p>
      <text:p text:style-name="P144"><text:s text:c="4"/>T_STR comparisons;</text:p>
      <text:p text:style-name="P144"><text:s text:c="4"/>T_NUM comparisonsTRUE = 0;</text:p>
      <text:p text:style-name="P144"><text:s text:c="4"/>T_NUM comparisonsFALSE = 0;</text:p>
      <text:p text:style-name="P144"><text:s text:c="4"/>while (true) {</text:p>
      <text:p text:style-name="P144"><text:s text:c="8"/>if (start - range == 0 || start + range == arr.size()) {</text:p>
      <text:p text:style-name="P144"><text:s text:c="12"/>break;</text:p>
      <text:p text:style-name="P144"><text:s text:c="8"/>}</text:p>
      <text:p text:style-name="P144"><text:s text:c="8"/>// select ranges</text:p>
      <text:p text:style-name="P144"><text:s text:c="8"/>T_STRUCT currentUpper = arr[start + range];</text:p>
      <text:p text:style-name="P144"><text:s text:c="8"/>T_STRUCT currentBelow = arr[start - range];</text:p>
      <text:p text:style-name="P144"><text:s text:c="8"/>// compare symmetry</text:p>
      <text:p text:style-name="P144"><text:s text:c="8"/>T_STR compareUpper;</text:p>
      <text:p text:style-name="P144"><text:s text:c="8"/>T_STR compareBelow;</text:p>
      <text:p text:style-name="P144"><text:s text:c="8"/>// sum splits</text:p>
      <text:p text:style-name="P144"><text:s text:c="8"/>T_NUM sumUpper = currentUpper.splitted_sum;</text:p>
      <text:p text:style-name="P144"><text:s text:c="8"/>T_NUM sumBelow = currentBelow.splitted_sum;</text:p>
      <text:p text:style-name="P144"><text:s text:c="8"/>// create comparisons</text:p>
      <text:p text:style-name="P144"><text:s text:c="8"/>for (T_NUM j = -2; j &lt;= 2; j++) {</text:p>
      <text:p text:style-name="P144"><text:s text:c="12"/>for (T_NUM k = -1; k &lt;= 1; k += 2) {</text:p>
      <text:p text:style-name="P144"><text:s text:c="16"/>if (j + k == 0) continue;</text:p>
      <text:p text:style-name="P144"><text:s text:c="16"/>if (isPrime(sumUpper + j + k)) {</text:p>
      <text:p text:style-name="P144"><text:s text:c="20"/>compareUpper.append(std::to_string(j)).append(std::to_string(k));</text:p>
      <text:p text:style-name="P144"><text:s text:c="16"/>}</text:p>
      <text:p text:style-name="P144"><text:s text:c="12"/>}</text:p>
      <text:p text:style-name="P144"><text:s text:c="8"/>}</text:p>
      <text:p text:style-name="P144"><text:s text:c="8"/>for (T_NUM j = -2; j &lt;= 2; j++) {</text:p>
      <text:p text:style-name="P144"><text:s text:c="12"/>for (T_NUM k = -1; k &lt;= 1; k += 2) {</text:p>
      <text:p text:style-name="P144"><text:s text:c="16"/>if (j + k == 0) continue;</text:p>
      <text:p text:style-name="P144"><text:s text:c="16"/>if (isPrime(sumBelow + j + k)) {</text:p>
      <text:p text:style-name="P144"><text:s text:c="20"/>compareBelow.append(std::to_string(j)).append(std::to_string(k));</text:p>
      <text:p text:style-name="P144"><text:s text:c="16"/>}</text:p>
      <text:p text:style-name="P144"><text:s text:c="12"/>}</text:p>
      <text:p text:style-name="P144"><text:s text:c="8"/>}</text:p>
      <text:p text:style-name="P144"><text:s text:c="8"/>// if symmetry broken</text:p>
      <text:p text:style-name="P144"><text:s text:c="8"/>if (strcmp(compareBelow.c_str(), compareUpper.c_str()) != 0) {</text:p>
      <text:p text:style-name="P144"><text:s text:c="12"/>// append last</text:p>
      <text:p text:style-name="P144"><text:s text:c="12"/>if (comparisonsTRUE &gt; 0) {</text:p>
      <text:p text:style-name="P144"><text:s text:c="16"/>comparisons.append(std::to_string(comparisonsTRUE)).append("T ");</text:p>
      <text:p text:style-name="P144"><text:s text:c="12"/>} else if (comparisonsFALSE &gt; 0) {</text:p>
      <text:p text:style-name="P144"><text:s text:c="16"/>comparisons.append(std::to_string(comparisonsFALSE)).append("F ");</text:p>
      <text:p text:style-name="P144"><text:s text:c="12"/>}</text:p>
      <text:p text:style-name="P144"><text:s text:c="12"/>break;</text:p>
      <text:p text:style-name="P144"><text:s text:c="8"/>}</text:p>
      <text:p text:style-name="P144"><text:s text:c="8"/>bool comp = isPrime(sumUpper); <text:s text:c="29"/>// is prime sum of split</text:p>
      <text:p text:style-name="P144"><text:s text:c="8"/>if (range == 0) { <text:s text:c="42"/>// first loop (i.e. 90 + 0)</text:p>
      <text:p text:style-name="P144"><text:s text:c="12"/>if (comp) {</text:p>
      <text:p text:style-name="P144"><text:s text:c="16"/>comparisonsTRUE++;</text:p>
      <text:p text:style-name="P144"><text:s text:c="12"/>} else {</text:p>
      <text:p text:style-name="P144"><text:s text:c="16"/>comparisonsFALSE++;</text:p>
      <text:p text:style-name="P144"><text:s text:c="12"/>}</text:p>
      <text:p text:style-name="P144"><text:s text:c="8"/>} else { <text:s text:c="51"/>// second+ loop (i.e. 90 + 1, 90 - 1)</text:p>
      <text:p text:style-name="P144"><text:s text:c="12"/>if (lastComparison == comp) { <text:s text:c="26"/>// keep adding</text:p>
      <text:p text:style-name="P144"><text:s text:c="16"/>if (comp) {</text:p>
      <text:p text:style-name="P144"><text:s text:c="20"/>comparisonsTRUE++;</text:p>
      <text:p text:style-name="P144"><text:s text:c="16"/>} else {</text:p>
      <text:p text:style-name="P144"><text:s text:c="20"/>comparisonsFALSE++;</text:p>
      <text:p text:style-name="P144"><text:s text:c="16"/>}</text:p>
      <text:p text:style-name="P144"><text:s text:c="12"/>} else if (!comp) { <text:s text:c="36"/>// difference</text:p>
      <text:p text:style-name="P144"><text:s text:c="16"/>comparisons.append(std::to_string(comparisonsTRUE)).append("T ");</text:p>
      <text:p text:style-name="P144"><text:s text:c="16"/>comparisonsFALSE = 1;</text:p>
      <text:p text:style-name="P144"><text:s text:c="16"/>comparisonsTRUE = 0;</text:p>
      <text:p text:style-name="P144"><text:s text:c="12"/>} else { <text:s text:c="47"/>// difference</text:p>
      <text:p text:style-name="P144"><text:s text:c="16"/>comparisons.append(std::to_string(comparisonsFALSE)).append("F ");</text:p>
      <text:p text:style-name="P144"><text:s text:c="16"/>comparisonsFALSE = 0;</text:p>
      <text:p text:style-name="P144"><text:s text:c="16"/>comparisonsTRUE = 1;</text:p>
      <text:p text:style-name="P144"><text:s text:c="12"/>}</text:p>
      <text:p text:style-name="P144"><text:s text:c="8"/>}</text:p>
      <text:p text:style-name="P144"><text:s text:c="8"/>lastComparison = comp;</text:p>
      <text:p text:style-name="P144"><text:s text:c="8"/>range++;</text:p>
      <text:p text:style-name="P144"><text:s text:c="4"/>}</text:p>
      <text:p text:style-name="P144"><text:s text:c="4"/>arr[start].comparison = comparisons;</text:p>
      <text:p text:style-name="P144"><text:s text:c="4"/>writeSymmetryToFile(arr[start]);</text:p>
      <text:p text:style-name="P144">}</text:p>
      <text:p text:style-name="P98"/>
      <text:p text:style-name="P98"/>
      <text:p text:style-name="P98"/>
      <text:p text:style-name="P106"><text:soft-page-break/>Poniżej cały kod algorytmu symetrii <text:span text:style-name="T159">(2px, wkleić do edytora)</text:span>.</text:p>
      <text:p text:style-name="P133"/>
      <text:p text:style-name="P143">#include &lt;iostream&gt;</text:p>
      <text:p text:style-name="P143">#include &lt;math.h&gt;</text:p>
      <text:p text:style-name="P143">#include &lt;string&gt;</text:p>
      <text:p text:style-name="P143">#include &lt;algorithm&gt;</text:p>
      <text:p text:style-name="P143">#include &lt;vector&gt;</text:p>
      <text:p text:style-name="P143">#include &lt;stdlib.h&gt;</text:p>
      <text:p text:style-name="P143">#include &lt;map&gt;</text:p>
      <text:p text:style-name="P143">#include &lt;fstream&gt;</text:p>
      <text:p text:style-name="P143">#include &lt;stdio.h&gt;</text:p>
      <text:p text:style-name="P143">#include &lt;string.h&gt;</text:p>
      <text:p text:style-name="P143">#include &lt;sstream&gt;</text:p>
      <text:p text:style-name="P143">#include &lt;chrono&gt;</text:p>
      <text:p text:style-name="P143">/*</text:p>
      <text:p text:style-name="P143"><text:s/>* DATA TYPES</text:p>
      <text:p text:style-name="P143"><text:s/>*/</text:p>
      <text:p text:style-name="P143">typedef long long T_NUM;</text:p>
      <text:p text:style-name="P143">typedef std::vector&lt;T_NUM&gt; T_NUM_VEC;</text:p>
      <text:p text:style-name="P143">typedef std::string T_STR;</text:p>
      <text:p text:style-name="P143">typedef std::vector&lt;T_STR&gt; T_STR_VEC;</text:p>
      <text:p text:style-name="P143">typedef std::pair&lt;T_NUM, T_NUM&gt; T_PAIR;</text:p>
      <text:p text:style-name="P143">typedef std::vector&lt;T_PAIR&gt; T_PAIR_VEC;</text:p>
      <text:p text:style-name="P143">typedef std::vector&lt;std::vector&lt;std::vector&lt;T_NUM&gt;&gt;&gt; T_3D_NUM_VEC;</text:p>
      <text:p text:style-name="P143">struct T_STRUCT {</text:p>
      <text:p text:style-name="P143"><text:s text:c="4"/>T_NUM angle;</text:p>
      <text:p text:style-name="P143"><text:s text:c="4"/>T_NUM angleSize;</text:p>
      <text:p text:style-name="P143"><text:s text:c="4"/>T_NUM sum;</text:p>
      <text:p text:style-name="P143"><text:s text:c="4"/>T_PAIR_VEC vec;</text:p>
      <text:p text:style-name="P143"><text:s text:c="4"/>T_3D_NUM_VEC splitted;</text:p>
      <text:p text:style-name="P143"><text:s text:c="4"/>T_NUM splitted_sum = 0;</text:p>
      <text:p text:style-name="P143"><text:s text:c="4"/>T_STR comparison;</text:p>
      <text:p text:style-name="P143">};</text:p>
      <text:p text:style-name="P143">typedef std::vector&lt;T_STRUCT&gt; T_STRUCTURE_VECTOR;</text:p>
      <text:p text:style-name="P143">struct T_SORT_STRUCT {</text:p>
      <text:p text:style-name="P143"><text:s text:c="4"/>inline bool operator()(const T_STRUCT &amp;s1, const T_STRUCT &amp;s2) {</text:p>
      <text:p text:style-name="P143"><text:s text:c="8"/>return (s1.angle &lt; s2.angle);</text:p>
      <text:p text:style-name="P143"><text:s text:c="4"/>}</text:p>
      <text:p text:style-name="P143">};</text:p>
      <text:p text:style-name="P143">struct T_HISTOGRAM_SORT_STRUCT {</text:p>
      <text:p text:style-name="P143"><text:s text:c="4"/>inline bool operator()(const T_PAIR &amp;s1, const T_PAIR &amp;s2) {</text:p>
      <text:p text:style-name="P143"><text:s text:c="8"/>return (s1.first &lt; s2.first);</text:p>
      <text:p text:style-name="P143"><text:s text:c="4"/>}</text:p>
      <text:p text:style-name="P143">};</text:p>
      <text:p text:style-name="P143">/*</text:p>
      <text:p text:style-name="P143"><text:s/>* CONFIG</text:p>
      <text:p text:style-name="P143"><text:s/>*/</text:p>
      <text:p text:style-name="P143">T_STR output = "std::cout";</text:p>
      <text:p text:style-name="P143">/*</text:p>
      <text:p text:style-name="P143"><text:s/>* FUNCTIONS</text:p>
      <text:p text:style-name="P143"><text:s/>*/</text:p>
      <text:p text:style-name="P143">T_NUM sumVector(T_NUM_VEC vec);</text:p>
      <text:p text:style-name="P143">int charToInt(char c);</text:p>
      <text:p text:style-name="P143">T_STR getNumbersFromTri(double d_num, T_STR s_num, T_NUM d_step, unsigned int ommit, unsigned long length);</text:p>
      <text:p text:style-name="P143">T_NUM sumVector(T_NUM_VEC vec);</text:p>
      <text:p text:style-name="P143">T_NUM_VEC createVectorFromTri(T_STR sinus, T_STR cosinus, T_STR tangens, T_STR itangens);</text:p>
      <text:p text:style-name="P143">bool isPrime(T_NUM num);</text:p>
      <text:p text:style-name="P143">/*</text:p>
      <text:p text:style-name="P143"><text:s/>* TRIGONOMETRY</text:p>
      <text:p text:style-name="P143"><text:s/>*/</text:p>
      <text:p text:style-name="P143">const double PI = std::acos(-1);</text:p>
      <text:p text:style-name="P143">double degreeToRadian(double degree) {</text:p>
      <text:p text:style-name="P143"><text:s text:c="4"/>return degree * PI / 180.0;</text:p>
      <text:p text:style-name="P143">}</text:p>
      <text:p text:style-name="P143">double radianToDegree(double radians) {</text:p>
      <text:p text:style-name="P143"><text:s text:c="4"/>return radians * 180 / PI;</text:p>
      <text:p text:style-name="P143">}</text:p>
      <text:p text:style-name="P143">double _sin(double x) {</text:p>
      <text:p text:style-name="P143"><text:s text:c="4"/>return std::sin(degreeToRadian(x));</text:p>
      <text:p text:style-name="P143">}</text:p>
      <text:p text:style-name="P143">double _cos(double x) {</text:p>
      <text:p text:style-name="P143"><text:s text:c="4"/>return std::cos(degreeToRadian(x));</text:p>
      <text:p text:style-name="P143">}</text:p>
      <text:p text:style-name="P143">double _tan(double x) {</text:p>
      <text:p text:style-name="P143"><text:s text:c="4"/>return std::tan(degreeToRadian(x));</text:p>
      <text:p text:style-name="P143">}</text:p>
      <text:p text:style-name="P143">double _itan(double x) {</text:p>
      <text:p text:style-name="P143"><text:s text:c="4"/>return radianToDegree(std::atan(x));</text:p>
      <text:p text:style-name="P143">}</text:p>
      <text:p text:style-name="P143">/*</text:p>
      <text:p text:style-name="P143"><text:s/>* HELPERS</text:p>
      <text:p text:style-name="P143"><text:s/>*/</text:p>
      <text:p text:style-name="P143">/**</text:p>
      <text:p text:style-name="P143"><text:s/>* It converts string ASCII char [0-9] to integer in C++</text:p>
      <text:p text:style-name="P143"><text:s/>* @param c</text:p>
      <text:p text:style-name="P143"><text:s/>* @return</text:p>
      <text:p text:style-name="P143"><text:s/>*/</text:p>
      <text:p text:style-name="P143">int charToInt(char c) {</text:p>
      <text:p text:style-name="P143"><text:s text:c="4"/>int result = c;</text:p>
      <text:p text:style-name="P143"><text:s text:c="4"/>switch (result) {</text:p>
      <text:p text:style-name="P143"><text:s text:c="8"/>case 48:</text:p>
      <text:p text:style-name="P143"><text:s text:c="12"/>return 0;</text:p>
      <text:p text:style-name="P143"><text:s text:c="8"/>case 49:</text:p>
      <text:p text:style-name="P143"><text:s text:c="12"/>return 1;</text:p>
      <text:p text:style-name="P143"><text:s text:c="8"/>case 50:</text:p>
      <text:p text:style-name="P143"><text:s text:c="12"/>return 2;</text:p>
      <text:p text:style-name="P143"><text:s text:c="8"/>case 51:</text:p>
      <text:p text:style-name="P143"><text:s text:c="12"/>return 3;</text:p>
      <text:p text:style-name="P143"><text:s text:c="8"/>case 52:</text:p>
      <text:p text:style-name="P143"><text:s text:c="12"/>return 4;</text:p>
      <text:p text:style-name="P143"><text:s text:c="8"/>case 53:</text:p>
      <text:p text:style-name="P143"><text:s text:c="12"/>return 5;</text:p>
      <text:p text:style-name="P143"><text:s text:c="8"/>case 54:</text:p>
      <text:p text:style-name="P143"><text:s text:c="12"/>return 6;</text:p>
      <text:p text:style-name="P143"><text:s text:c="8"/>case 55:</text:p>
      <text:p text:style-name="P143"><text:s text:c="12"/>return 7;</text:p>
      <text:p text:style-name="P143"><text:s text:c="8"/>case 56:</text:p>
      <text:p text:style-name="P143"><text:s text:c="12"/>return 8;</text:p>
      <text:p text:style-name="P143"><text:s text:c="8"/>case 57:</text:p>
      <text:p text:style-name="P143"><text:s text:c="12"/>return 9;</text:p>
      <text:p text:style-name="P143"><text:s text:c="8"/>default:</text:p>
      <text:p text:style-name="P143"><text:s text:c="12"/>return 0;</text:p>
      <text:p text:style-name="P143"><text:s text:c="4"/>}</text:p>
      <text:p text:style-name="P143">}</text:p>
      <text:p text:style-name="P143">/**</text:p>
      <text:p text:style-name="P143"><text:s/>* it converts TRIgonometry numbers to a string (2 number angle -&gt; 2 sized string, 3 number angle -&gt; 3 sized string)</text:p>
      <text:p text:style-name="P143"><text:s/>* @param d_num</text:p>
      <text:p text:style-name="P143"><text:s/>* @param s_num</text:p>
      <text:p text:style-name="P143"><text:s/>* @param d_step</text:p>
      <text:p text:style-name="P143"><text:s/>* @param ommit</text:p>
      <text:p text:style-name="P143"><text:s/>* @param length</text:p>
      <text:p text:style-name="P143"><text:s/>* @return</text:p>
      <text:p text:style-name="P143"><text:s/>*/</text:p>
      <text:p text:style-name="P143">T_STR getNumbersFromTri(double d_num, T_STR s_num, T_NUM d_step, unsigned int ommit, unsigned long length) {</text:p>
      <text:p text:style-name="P143"><text:s text:c="4"/>T_STR result = "";</text:p>
      <text:p text:style-name="P143"><text:s text:c="4"/>if (ommit == 0) {</text:p>
      <text:p text:style-name="P143"><text:s text:c="8"/>for (size_t i = s_num[0] == '-' ? ommit + 1 : ommit; i &lt; s_num.length(); i++) {</text:p>
      <text:p text:style-name="P143"><text:s text:c="12"/>if (s_num[i] != '.') {</text:p>
      <text:p text:style-name="P143"><text:s text:c="16"/>result += s_num[i];</text:p>
      <text:p text:style-name="P143"><text:s text:c="12"/>}</text:p>
      <text:p text:style-name="P143"><text:s text:c="8"/>}</text:p>
      <text:p text:style-name="P143"><text:s text:c="8"/>result = result.substr(0, length);</text:p>
      <text:p text:style-name="P143"><text:s text:c="4"/>} else if (d_num &lt; 0) {</text:p>
      <text:p text:style-name="P143"><text:s text:c="8"/>ommit += 1; // comma</text:p>
      <text:p text:style-name="P143"><text:s text:c="8"/>result = s_num.substr(ommit, length);</text:p>
      <text:p text:style-name="P143"><text:s text:c="4"/>} else if (d_num &gt; 0) {</text:p>
      <text:p text:style-name="P143"><text:s text:c="8"/>result = s_num.substr(ommit, length);</text:p>
      <text:p text:style-name="P143"><text:s text:c="4"/>}</text:p>
      <text:p text:style-name="P143"><text:s text:c="4"/>return result;</text:p>
      <text:p text:style-name="P143">}</text:p>
      <text:p text:style-name="P143">/**</text:p>
      <text:p text:style-name="P143"><text:s/>* Get sum from T_NUM vector</text:p>
      <text:p text:style-name="P143"><text:s/>* @param vec</text:p>
      <text:p text:style-name="P143"><text:s/>* @return</text:p>
      <text:p text:style-name="P143"><text:s/>*/</text:p>
      <text:p text:style-name="P143">T_NUM sumVector(T_NUM_VEC vec) {</text:p>
      <text:p text:style-name="P143"><text:s text:c="4"/>T_NUM result = 0;</text:p>
      <text:p text:style-name="P143"><text:s text:c="4"/>for (size_t i = 0; i &lt; vec.size(); i++) {</text:p>
      <text:p text:style-name="P143"><text:s text:c="8"/>result += vec.at(i);</text:p>
      <text:p text:style-name="P143"><text:s text:c="4"/>}</text:p>
      <text:p text:style-name="P143"><text:s text:c="4"/>return result;</text:p>
      <text:p text:style-name="P143">}</text:p>
      <text:p text:style-name="P143">/**</text:p>
      <text:p text:style-name="P143"><text:s/>* it creates T_NUM vector from TRInity numbers</text:p>
      <text:p text:style-name="P143"><text:s/>* @param sinus</text:p>
      <text:p text:style-name="P143"><text:s/>* @param cosinus</text:p>
      <text:p text:style-name="P143"><text:s/>* @param tangens</text:p>
      <text:p text:style-name="P143"><text:s/>* @param s4</text:p>
      <text:p text:style-name="P143"><text:s/>* @return</text:p>
      <text:p text:style-name="P143"><text:s/>*/</text:p>
      <text:p text:style-name="P143">T_NUM_VEC createVectorFromTri(T_STR sinus, T_STR cosinus, T_STR tangens, T_STR itangens) {</text:p>
      <text:p text:style-name="P143"><text:s text:c="4"/>T_NUM_VEC result = T_NUM_VEC();</text:p>
      <text:p text:style-name="P143"><text:s text:c="4"/>for (int i = 0; i &lt; sinus.length(); i++) {</text:p>
      <text:p text:style-name="P143"><text:s text:c="8"/>result.push_back(charToInt(sinus.at(i)));</text:p>
      <text:p text:style-name="P143"><text:s text:c="4"/>}</text:p>
      <text:p text:style-name="P143"><text:s text:c="4"/>for (int i = 0; i &lt; cosinus.length(); i++) {</text:p>
      <text:p text:style-name="P143"><text:s text:c="8"/>result.push_back(charToInt(cosinus.at(i)));</text:p>
      <text:p text:style-name="P143"><text:s text:c="4"/>}</text:p>
      <text:p text:style-name="P143"><text:s text:c="4"/>for (int i = 0; i &lt; tangens.length(); i++) {</text:p>
      <text:p text:style-name="P143"><text:s text:c="8"/>result.push_back(charToInt(tangens.at(i)));</text:p>
      <text:p text:style-name="P143"><text:s text:c="4"/>}</text:p>
      <text:p text:style-name="P143"><text:s text:c="4"/>for (int i = 0; i &lt; itangens.length(); i++) {</text:p>
      <text:p text:style-name="P143"><text:s text:c="8"/>result.push_back(charToInt(itangens.at(i)));</text:p>
      <text:p text:style-name="P143"><text:s text:c="4"/>}</text:p>
      <text:p text:style-name="P143"><text:s text:c="4"/>return result;</text:p>
      <text:p text:style-name="P143">}</text:p>
      <text:p text:style-name="P143">/**</text:p>
      <text:p text:style-name="P143"><text:s/>* Simple get true if number is primary</text:p>
      <text:p text:style-name="P143"><text:s/>* @param num</text:p>
      <text:p text:style-name="P143"><text:s/>* @return</text:p>
      <text:p text:style-name="P143"><text:s/>*/</text:p>
      <text:p text:style-name="P143">bool isPrime(T_NUM num) {</text:p>
      <text:p text:style-name="P143"><text:s text:c="4"/>if (num &lt; 2) return false;</text:p>
      <text:p text:style-name="P143"><text:s text:c="4"/>if (num == 2) return true;</text:p>
      <text:p text:style-name="P143"><text:s text:c="4"/>if (num % 2 == 0) return false;</text:p>
      <text:p text:style-name="P143"><text:s text:c="4"/>for (T_NUM i = 3; i * i &lt;= num; i += 2) {</text:p>
      <text:p text:style-name="P143"><text:s text:c="8"/>if (num % i == 0) return false;</text:p>
      <text:p text:style-name="P143"><text:s text:c="4"/>}</text:p>
      <text:p text:style-name="P143"><text:s text:c="4"/>return true;</text:p>
      <text:p text:style-name="P143">}</text:p>
      <text:p text:style-name="P143">/**</text:p>
      <text:p text:style-name="P143"><text:s/>* It converts T_NUM_VEC to splited vector (extended examples)</text:p>
      <text:p text:style-name="P143"><text:s/>* @param vec</text:p>
      <text:p text:style-name="P143"><text:s/>* @param length</text:p>
      <text:p text:style-name="P143"><text:s/>* @return</text:p>
      <text:p text:style-name="P143"><text:s/>*/</text:p>
      <text:p text:style-name="P143">T_3D_NUM_VEC splitVector(T_NUM_VEC vec, T_NUM length) {</text:p>
      <text:p text:style-name="P143"><text:s text:c="4"/>T_3D_NUM_VEC result;</text:p>
      <text:p text:style-name="P143"><text:s text:c="4"/>result.resize(vec.size() / length);</text:p>
      <text:p text:style-name="P143"><text:s text:c="4"/>T_NUM row = 0;</text:p>
      <text:p text:style-name="P143"><text:s text:c="4"/>T_NUM col = 0;</text:p>
      <text:p text:style-name="P143"><text:s text:c="4"/>for (T_NUM i = 0; i &lt; vec.size(); i++) {</text:p>
      <text:p text:style-name="P143"><text:s text:c="8"/>result[row].resize(length);</text:p>
      <text:p text:style-name="P143"><text:s text:c="8"/>if (vec[i] == 7 || vec[i] == 5 || vec[i] == 3 || vec[i] == 2 || vec[i] == 1 || vec[i] == 0) {</text:p>
      <text:p text:style-name="P143"><text:s text:c="12"/>result[(unsigned long) row][(unsigned long) col].resize(1);</text:p>
      <text:p text:style-name="P143"><text:s text:c="12"/>result[(unsigned long) row][(unsigned long) col][0] = vec[i];</text:p>
      <text:p text:style-name="P143"><text:s text:c="8"/>} else if (vec[i] == 8) {</text:p>
      <text:p text:style-name="P143"><text:s text:c="12"/>result[(unsigned long) row][(unsigned long) col].resize(4);</text:p>
      <text:p text:style-name="P143"><text:s text:c="12"/>result[(unsigned long) row][(unsigned long) col][0] = 2;</text:p>
      <text:p text:style-name="P143"><text:s text:c="12"/>result[(unsigned long) row][(unsigned long) col][1] = 2;</text:p>
      <text:p text:style-name="P143"><text:s text:c="12"/>result[(unsigned long) row][(unsigned long) col][2] = 2;</text:p>
      <text:p text:style-name="P143"><text:s text:c="12"/>result[(unsigned long) row][(unsigned long) col][3] = 2;</text:p>
      <text:p text:style-name="P143"><text:s text:c="8"/>} else if (vec[i] == 6) {</text:p>
      <text:p text:style-name="P143"><text:s text:c="12"/>result[(unsigned long) row][(unsigned long) col].resize(2);</text:p>
      <text:p text:style-name="P143"><text:s text:c="12"/>result[(unsigned long) row][(unsigned long) col][0] = 3;</text:p>
      <text:p text:style-name="P143"><text:s text:c="12"/>result[(unsigned long) row][(unsigned long) col][1] = 3;</text:p>
      <text:p text:style-name="P143"><text:s text:c="8"/>} else if (vec[i] == 4) {</text:p>
      <text:p text:style-name="P143"><text:s text:c="12"/>result[(unsigned long) row][(unsigned long) col].resize(2);</text:p>
      <text:p text:style-name="P143"><text:s text:c="12"/>result[(unsigned long) row][(unsigned long) col][0] = 2;</text:p>
      <text:p text:style-name="P143"><text:s text:c="12"/>result[(unsigned long) row][(unsigned long) col][1] = 2;</text:p>
      <text:p text:style-name="P143"><text:s text:c="8"/>} else if (vec[i] == 9) {</text:p>
      <text:p text:style-name="P143"><text:s text:c="12"/>result[(unsigned long) row][(unsigned long) col].resize(3);</text:p>
      <text:p text:style-name="P143"><text:s text:c="12"/>result[(unsigned long) row][(unsigned long) col][0] = 3;</text:p>
      <text:p text:style-name="P143"><text:s text:c="12"/>result[(unsigned long) row][(unsigned long) col][1] = 3;</text:p>
      <text:p text:style-name="P143"><text:s text:c="12"/>result[(unsigned long) row][(unsigned long) col][2] = 3;</text:p>
      <text:p text:style-name="P143"><text:s text:c="8"/>}</text:p>
      <text:p text:style-name="P143"><text:s text:c="8"/>if (((i + 1) % length) == 0) {</text:p>
      <text:p text:style-name="P143"><text:s text:c="12"/>row++;</text:p>
      <text:p text:style-name="P143"><text:s text:c="12"/>col = 0;</text:p>
      <text:p text:style-name="P143"><text:s text:c="8"/>} else {</text:p>
      <text:p text:style-name="P143"><text:s text:c="12"/>col++;</text:p>
      <text:p text:style-name="P143"><text:s text:c="8"/>}</text:p>
      <text:p text:style-name="P143"><text:s text:c="4"/>}</text:p>
      <text:p text:style-name="P143"><text:s text:c="4"/>return result;</text:p>
      <text:p text:style-name="P143">}</text:p>
      <text:p text:style-name="P143">T_STR createCell(T_NUM tabLength, T_STR content) {</text:p>
      <text:p text:style-name="P143"><text:s text:c="4"/>T_NUM subtract = (tabLength * 4) - (T_NUM) content.length();</text:p>
      <text:p text:style-name="P143"><text:s text:c="4"/>auto numTabs = (T_NUM) ceil((int) subtract / (int) 4);</text:p>
      <text:p text:style-name="P143"><text:s text:c="4"/>if (((int) subtract) % 4 != 0) {</text:p>
      <text:p text:style-name="P143"><text:s text:c="8"/>numTabs++;</text:p>
      <text:p text:style-name="P143"><text:s text:c="4"/>}</text:p>
      <text:p text:style-name="P143"><text:s text:c="4"/>for (T_NUM i = 0; i &lt; numTabs; i++) {</text:p>
      <text:p text:style-name="P143"><text:s text:c="8"/>content.append("\t");</text:p>
      <text:p text:style-name="P143"><text:s text:c="4"/>}</text:p>
      <text:p text:style-name="P143"><text:s text:c="4"/>return content;</text:p>
      <text:p text:style-name="P143">}</text:p>
      <text:p text:style-name="P143">std::ofstream fileData;</text:p>
      <text:p text:style-name="P143">std::ofstream fileSymmetry;</text:p>
      <text:p text:style-name="P143">void writeDataToFile(T_STRUCT arr) {</text:p>
      <text:p text:style-name="P143"><text:s text:c="4"/>T_NUM sum = 0;</text:p>
      <text:p text:style-name="P143"><text:s text:c="4"/>fileData &lt;&lt; "___angle___\n";</text:p>
      <text:p text:style-name="P143"><text:s text:c="4"/>fileData &lt;&lt; std::to_string(arr.angle) &lt;&lt; '\n';</text:p>
      <text:p text:style-name="P143"><text:s text:c="4"/>fileData &lt;&lt; "___is_prime___\n";</text:p>
      <text:p text:style-name="P143"><text:s text:c="4"/>fileData &lt;&lt; (isPrime(arr.angle) ? "true\n" : "false\n");</text:p>
      <text:p text:style-name="P143"><text:s text:c="4"/>for (size_t i = 0; i &lt; arr.splitted.size(); i++) {</text:p>
      <text:p text:style-name="P143"><text:s text:c="8"/>for (size_t j = 0; j &lt; arr.splitted[i].size(); j++) {</text:p>
      <text:p text:style-name="P143"><text:s text:c="12"/>for (size_t k = 0; k &lt; arr.splitted[i][j].size(); k++) {</text:p>
      <text:p text:style-name="P143"><text:s text:c="16"/>sum += arr.splitted[i][j][k];</text:p>
      <text:p text:style-name="P143"><text:s text:c="12"/>}</text:p>
      <text:p text:style-name="P143"><text:s text:c="8"/>}</text:p>
      <text:p text:style-name="P143"><text:s text:c="4"/>}</text:p>
      <text:p text:style-name="P143"><text:s text:c="4"/>fileData &lt;&lt; "___table___\n";</text:p>
      <text:p text:style-name="P143"><text:s text:c="4"/>for (size_t row = 0; row &lt; arr.splitted.size(); row++) {</text:p>
      <text:p text:style-name="P143"><text:s text:c="8"/>for (size_t col = 0; col &lt; arr.splitted[row].size(); col++) {</text:p>
      <text:p text:style-name="P143"><text:s text:c="12"/>for (size_t number = 0; number &lt; arr.splitted[row][col].size(); number++) {</text:p>
      <text:p text:style-name="P143"><text:s text:c="16"/>fileData &lt;&lt; arr.splitted[row][col][number];</text:p>
      <text:p text:style-name="P143"><text:s text:c="12"/>}</text:p>
      <text:p text:style-name="P143"><text:s text:c="12"/>for (size_t k = arr.splitted[row][col].size(); k &lt; 10; k++) {</text:p>
      <text:p text:style-name="P143"><text:s text:c="16"/>fileData &lt;&lt; " ";</text:p>
      <text:p text:style-name="P143"><text:s text:c="12"/>}</text:p>
      <text:p text:style-name="P143"><text:s text:c="8"/>}</text:p>
      <text:p text:style-name="P143"><text:s text:c="8"/>fileData &lt;&lt; "\n";</text:p>
      <text:p text:style-name="P143"><text:s text:c="4"/>}</text:p>
      <text:p text:style-name="P143"><text:s text:c="4"/>fileData &lt;&lt; "___table_sum___\n";</text:p>
      <text:p text:style-name="P143"><text:s text:c="4"/>fileData &lt;&lt; (int) sum &lt;&lt; "\n";</text:p>
      <text:p text:style-name="P143"><text:s text:c="4"/>fileData &lt;&lt; "___is_sum_prime___\n";</text:p>
      <text:p text:style-name="P143"><text:s text:c="4"/>fileData &lt;&lt; (isPrime(sum) ? "true" : "false") &lt;&lt; "\n";</text:p>
      <text:p text:style-name="P143"><text:s text:c="4"/>fileData &lt;&lt; "\n--------------------\n\n";</text:p>
      <text:p text:style-name="P143">}</text:p>
      <text:p text:style-name="P143">void writeSymmetryToFile(T_STRUCT arr) {</text:p>
      <text:p text:style-name="P143"><text:s text:c="4"/>fileSymmetry &lt;&lt; createCell(2, std::to_string(arr.angle));</text:p>
      <text:p text:style-name="P143"><text:soft-page-break/><text:s text:c="4"/>fileSymmetry &lt;&lt; createCell(1, " <text:s/>| ");</text:p>
      <text:p text:style-name="P143"><text:s text:c="4"/>fileSymmetry &lt;&lt; createCell(2, std::to_string(((int) floor(abs(arr.angle) / 90.0) % 4) + 1));</text:p>
      <text:p text:style-name="P143"><text:s text:c="4"/>fileSymmetry &lt;&lt; createCell(1, " <text:s/>| ");</text:p>
      <text:p text:style-name="P143"><text:s text:c="4"/>fileSymmetry &lt;&lt; createCell(2, std::to_string((int) floor(arr.angle / 90)));</text:p>
      <text:p text:style-name="P143"><text:s text:c="4"/>fileSymmetry &lt;&lt; createCell(1, " <text:s/>| ");</text:p>
      <text:p text:style-name="P143"><text:s text:c="4"/>fileSymmetry &lt;&lt; createCell(140, arr.comparison) &lt;&lt; "\n";</text:p>
      <text:p text:style-name="P143">}</text:p>
      <text:p text:style-name="P143">const T_NUM ___BEGIN___ = 15000;</text:p>
      <text:p text:style-name="P143">int main() {</text:p>
      <text:p text:style-name="P143"><text:s text:c="4"/>// initialize</text:p>
      <text:p text:style-name="P143"><text:s text:c="4"/>std::cout.precision(20);</text:p>
      <text:p text:style-name="P143"><text:s text:c="4"/>// start</text:p>
      <text:p text:style-name="P143"><text:s text:c="4"/>T_NUM_VEC allFound;</text:p>
      <text:p text:style-name="P143"><text:s text:c="4"/>T_STRUCTURE_VECTOR arr; // main data container</text:p>
      <text:p text:style-name="P143"><text:s text:c="4"/>// from angle -___BEGIN___ (degree) -&gt; + ___BEGIN___ (degree)</text:p>
      <text:p text:style-name="P143"><text:s text:c="4"/>for (T_NUM step = -___BEGIN___; step &lt;= ___BEGIN___; step += 1) {</text:p>
      <text:p text:style-name="P143"><text:s text:c="8"/>T_NUM_VEC vec1 = createVectorFromTri(</text:p>
      <text:p text:style-name="P143"><text:s text:c="16"/>getNumbersFromTri(_sin(step), std::to_string(_sin(step)), step, 2, std::to_string(step).length()),</text:p>
      <text:p text:style-name="P143"><text:s text:c="16"/>getNumbersFromTri(_cos(step), std::to_string(_cos(step)), step, 2, std::to_string(step).length()),</text:p>
      <text:p text:style-name="P143"><text:s text:c="16"/>getNumbersFromTri(_tan(step), std::to_string(_tan(step)), step, 0, std::to_string(step).length()),</text:p>
      <text:p text:style-name="P143"><text:s text:c="16"/>getNumbersFromTri(_itan(step), std::to_string(_itan(step)), step, 0, std::to_string(step).length()));</text:p>
      <text:p text:style-name="P143"><text:s text:c="8"/>// create data</text:p>
      <text:p text:style-name="P143"><text:s text:c="8"/>T_STRUCT s1;</text:p>
      <text:p text:style-name="P143"><text:s text:c="8"/>s1.angle = step;</text:p>
      <text:p text:style-name="P143"><text:s text:c="8"/>s1.angleSize = (T_NUM) std::to_string(step).length();</text:p>
      <text:p text:style-name="P143"><text:s text:c="8"/>s1.sum = sumVector(vec1);</text:p>
      <text:p text:style-name="P143"><text:s text:c="8"/>s1.splitted = splitVector(vec1, s1.angleSize);</text:p>
      <text:p text:style-name="P143"><text:s text:c="8"/>for (size_t k = 0; k &lt; s1.splitted.size(); k++) {</text:p>
      <text:p text:style-name="P143"><text:s text:c="12"/>for (size_t l = 0; l &lt; s1.splitted[k].size(); l++) {</text:p>
      <text:p text:style-name="P143"><text:s text:c="16"/>for (size_t m = 0; m &lt; s1.splitted[k][l].size(); m++) {</text:p>
      <text:p text:style-name="P143"><text:s text:c="20"/>s1.splitted_sum += s1.splitted[k][l][m];</text:p>
      <text:p text:style-name="P143"><text:s text:c="16"/>}</text:p>
      <text:p text:style-name="P143"><text:s text:c="12"/>}</text:p>
      <text:p text:style-name="P143"><text:s text:c="8"/>}</text:p>
      <text:p text:style-name="P143"><text:s text:c="8"/>for (T_NUM j = -7; j &lt;= 7; j++) {</text:p>
      <text:p text:style-name="P143"><text:s text:c="12"/>if (isPrime(s1.sum + j)) {</text:p>
      <text:p text:style-name="P143"><text:s text:c="16"/>s1.vec.push_back(std::make_pair(j, s1.sum + j));</text:p>
      <text:p text:style-name="P143"><text:s text:c="12"/>}</text:p>
      <text:p text:style-name="P143"><text:s text:c="8"/>}</text:p>
      <text:p text:style-name="P143"><text:s text:c="8"/>arr.push_back(s1);</text:p>
      <text:p text:style-name="P143"><text:s text:c="4"/>}</text:p>
      <text:p text:style-name="P143"><text:s text:c="4"/>// sort all primary numbers</text:p>
      <text:p text:style-name="P143"><text:s text:c="4"/>std::sort(arr.begin(), arr.end(), T_SORT_STRUCT());</text:p>
      <text:p text:style-name="P143"><text:s text:c="4"/>// debug</text:p>
      <text:p text:style-name="P143"><text:s text:c="4"/>for (T_NUM i = 0; i &lt; arr.size(); i++) {</text:p>
      <text:p text:style-name="P143"><text:s text:c="8"/>writeDataToFile(arr[i]);</text:p>
      <text:p text:style-name="P143"><text:s text:c="4"/>}</text:p>
      <text:p text:style-name="P143"><text:s text:c="4"/>// SYMMETRY ALGORITHM</text:p>
      <text:p text:style-name="P143"><text:s text:c="4"/>for (T_NUM base = -___BEGIN___, start = 0; base &lt;= ___BEGIN___; base += 1, start++) {</text:p>
      <text:p text:style-name="P143"><text:s text:c="8"/>if (base == -___BEGIN___) { // not smallest angle</text:p>
      <text:p text:style-name="P143"><text:s text:c="12"/>continue;</text:p>
      <text:p text:style-name="P143"><text:s text:c="8"/>}</text:p>
      <text:p text:style-name="P143"><text:s text:c="8"/>T_NUM range = 0;</text:p>
      <text:p text:style-name="P143"><text:s text:c="8"/>bool lastComparison = false;</text:p>
      <text:p text:style-name="P143"><text:s text:c="8"/>T_STR comparisons;</text:p>
      <text:p text:style-name="P143"><text:s text:c="8"/>T_NUM comparisonsTRUE = 0;</text:p>
      <text:p text:style-name="P143"><text:s text:c="8"/>T_NUM comparisonsFALSE = 0;</text:p>
      <text:p text:style-name="P143"><text:s text:c="8"/>while (true) {</text:p>
      <text:p text:style-name="P143"><text:s text:c="12"/>if (start - range == 0 || start + range == arr.size()) {</text:p>
      <text:p text:style-name="P143"><text:s text:c="16"/>break;</text:p>
      <text:p text:style-name="P143"><text:s text:c="12"/>}</text:p>
      <text:p text:style-name="P143"><text:s text:c="12"/>// select ranges</text:p>
      <text:p text:style-name="P143"><text:s text:c="12"/>T_STRUCT currentUpper = arr[start + range];</text:p>
      <text:p text:style-name="P143"><text:s text:c="12"/>T_STRUCT currentBelow = arr[start - range];</text:p>
      <text:p text:style-name="P143"><text:s text:c="12"/>// compare symmetry</text:p>
      <text:p text:style-name="P143"><text:s text:c="12"/>T_STR compareUpper;</text:p>
      <text:p text:style-name="P143"><text:s text:c="12"/>T_STR compareBelow;</text:p>
      <text:p text:style-name="P143"><text:s text:c="12"/>// sum splits</text:p>
      <text:p text:style-name="P143"><text:s text:c="12"/>T_NUM sumUpper = currentUpper.splitted_sum;</text:p>
      <text:p text:style-name="P143"><text:s text:c="12"/>T_NUM sumBelow = currentBelow.splitted_sum;</text:p>
      <text:p text:style-name="P143"><text:s text:c="12"/>// create comparisons</text:p>
      <text:p text:style-name="P143"><text:s text:c="12"/>for (T_NUM j = -2; j &lt;= 2; j++) {</text:p>
      <text:p text:style-name="P143"><text:s text:c="16"/>for (T_NUM k = -1; k &lt;= 1; k += 2) {</text:p>
      <text:p text:style-name="P143"><text:s text:c="20"/>if (j + k == 0) continue;</text:p>
      <text:p text:style-name="P143"><text:s text:c="20"/>if (isPrime(sumUpper + j + k)) {</text:p>
      <text:p text:style-name="P143"><text:s text:c="24"/>compareUpper.append(std::to_string(j)).append(std::to_string(k));</text:p>
      <text:p text:style-name="P143"><text:s text:c="20"/>}</text:p>
      <text:p text:style-name="P143"><text:s text:c="16"/>}</text:p>
      <text:p text:style-name="P143"><text:s text:c="12"/>}</text:p>
      <text:p text:style-name="P143"><text:s text:c="12"/>for (T_NUM j = -2; j &lt;= 2; j++) {</text:p>
      <text:p text:style-name="P143"><text:s text:c="16"/>for (T_NUM k = -1; k &lt;= 1; k += 2) {</text:p>
      <text:p text:style-name="P143"><text:s text:c="20"/>if (j + k == 0) continue;</text:p>
      <text:p text:style-name="P143"><text:s text:c="20"/>if (isPrime(sumBelow + j + k)) {</text:p>
      <text:p text:style-name="P143"><text:s text:c="24"/>compareBelow.append(std::to_string(j)).append(std::to_string(k));</text:p>
      <text:p text:style-name="P143"><text:s text:c="20"/>}</text:p>
      <text:p text:style-name="P143"><text:s text:c="16"/>}</text:p>
      <text:p text:style-name="P143"><text:s text:c="12"/>}</text:p>
      <text:p text:style-name="P143"><text:s text:c="12"/>// if symmetry broken</text:p>
      <text:p text:style-name="P143"><text:s text:c="12"/>if (strcmp(compareBelow.c_str(), compareUpper.c_str()) != 0) {</text:p>
      <text:p text:style-name="P143"><text:s text:c="16"/>// append last</text:p>
      <text:p text:style-name="P143"><text:s text:c="16"/>if (comparisonsTRUE &gt; 0) {</text:p>
      <text:p text:style-name="P143"><text:s text:c="20"/>comparisons.append(std::to_string(comparisonsTRUE)).append("T ");</text:p>
      <text:p text:style-name="P143"><text:s text:c="16"/>} else if (comparisonsFALSE &gt; 0) {</text:p>
      <text:p text:style-name="P143"><text:s text:c="20"/>comparisons.append(std::to_string(comparisonsFALSE)).append("F ");</text:p>
      <text:p text:style-name="P143"><text:s text:c="16"/>}</text:p>
      <text:p text:style-name="P143"><text:s text:c="16"/>break;</text:p>
      <text:p text:style-name="P143"><text:s text:c="12"/>}</text:p>
      <text:p text:style-name="P143"><text:s text:c="12"/>bool comp = isPrime(sumUpper); <text:s text:c="29"/>// is prime sum of split</text:p>
      <text:p text:style-name="P143"><text:s text:c="12"/>if (range == 0) { <text:s text:c="42"/>// first loop (i.e. 90 + 0)</text:p>
      <text:p text:style-name="P143"><text:s text:c="16"/>if (comp) {</text:p>
      <text:p text:style-name="P143"><text:s text:c="20"/>comparisonsTRUE++;</text:p>
      <text:p text:style-name="P143"><text:s text:c="16"/>} else {</text:p>
      <text:p text:style-name="P143"><text:s text:c="20"/>comparisonsFALSE++;</text:p>
      <text:p text:style-name="P143"><text:s text:c="16"/>}</text:p>
      <text:p text:style-name="P143"><text:s text:c="12"/>} else { <text:s text:c="51"/>// second+ loop (i.e. 90 + 1, 90 - 1)</text:p>
      <text:p text:style-name="P143"><text:s text:c="16"/>if (lastComparison == comp) { <text:s text:c="26"/>// keep adding</text:p>
      <text:p text:style-name="P143"><text:s text:c="20"/>if (comp) {</text:p>
      <text:p text:style-name="P143"><text:s text:c="24"/>comparisonsTRUE++;</text:p>
      <text:p text:style-name="P143"><text:s text:c="20"/>} else {</text:p>
      <text:p text:style-name="P143"><text:s text:c="24"/>comparisonsFALSE++;</text:p>
      <text:p text:style-name="P143"><text:s text:c="20"/>}</text:p>
      <text:p text:style-name="P143"><text:s text:c="16"/>} else if (!comp) { <text:s text:c="36"/>// difference</text:p>
      <text:p text:style-name="P143"><text:s text:c="20"/>comparisons.append(std::to_string(comparisonsTRUE)).append("T ");</text:p>
      <text:p text:style-name="P143"><text:s text:c="20"/>comparisonsFALSE = 1;</text:p>
      <text:p text:style-name="P143"><text:s text:c="20"/>comparisonsTRUE = 0;</text:p>
      <text:p text:style-name="P143"><text:s text:c="16"/>} else { <text:s text:c="47"/>// difference</text:p>
      <text:p text:style-name="P143"><text:s text:c="20"/>comparisons.append(std::to_string(comparisonsFALSE)).append("F ");</text:p>
      <text:p text:style-name="P143"><text:s text:c="20"/>comparisonsFALSE = 0;</text:p>
      <text:p text:style-name="P143"><text:s text:c="20"/>comparisonsTRUE = 1;</text:p>
      <text:p text:style-name="P143"><text:s text:c="16"/>}</text:p>
      <text:p text:style-name="P143"><text:s text:c="12"/>}</text:p>
      <text:p text:style-name="P143"><text:s text:c="12"/>lastComparison = comp;</text:p>
      <text:p text:style-name="P143"><text:s text:c="12"/>range++;</text:p>
      <text:p text:style-name="P143"><text:s text:c="8"/>}</text:p>
      <text:p text:style-name="P143"><text:s text:c="8"/>arr[start].comparison = comparisons;</text:p>
      <text:p text:style-name="P143"><text:s text:c="8"/>writeSymmetryToFile(arr[start]);</text:p>
      <text:p text:style-name="P143"><text:s text:c="4"/>}</text:p>
      <text:p text:style-name="P143"><text:s text:c="4"/>fileData.close();</text:p>
      <text:p text:style-name="P143"><text:s text:c="4"/>fileSymmetry.close();</text:p>
      <text:p text:style-name="P143"><text:s text:c="4"/>return 0;</text:p>
      <text:p text:style-name="P143">}</text:p>
      <text:p text:style-name="P143"/>
      <text:p text:style-name="P106"/>
      <text:p text:style-name="P107">Kluczem w pętli symetrycznej jest ta pętla.</text:p>
      <text:p text:style-name="P106"/>
      <text:p text:style-name="P170">for (T_NUM j = -2; j &lt;= 2; j++) {</text:p>
      <text:p text:style-name="P170"><text:s text:c="4"/>for (T_NUM k = -1; k &lt;= 1; k += 2) {</text:p>
      <text:p text:style-name="P170"><text:s text:c="8"/>if (j + k == 0) continue;</text:p>
      <text:p text:style-name="P170"><text:s text:c="8"/>if (isPrime(sumUpper + j + k)) {</text:p>
      <text:p text:style-name="P170"><text:s text:c="12"/>compareUpper.append(std::to_string(j)).append(std::to_string(k));</text:p>
      <text:p text:style-name="P170"><text:s text:c="8"/>}</text:p>
      <text:p text:style-name="P170"><text:s text:c="4"/>}</text:p>
      <text:p text:style-name="P170">}</text:p>
      <text:p text:style-name="P106"/>
      <text:p text:style-name="P106"/>
      <text:p text:style-name="P106"/>
      <text:p text:style-name="P106"/>
      <text:p text:style-name="P106"/>
      <text:p text:style-name="P150"><text:span text:style-name="T13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><text:soft-page-break/><text:span text:style-name="T27">Przykład </text:span><text:span text:style-name="T28">I, podstawowy.<text:line-break/>Dotyczy liczby </text:span><text:span text:style-name="T73">44</text:span><text:span text:style-name="T50">.</text:span></text:p>
      <text:p text:style-name="P122"/>
      <text:p text:style-name="P7"/>
      <text:p text:style-name="P4"><text:span text:style-name="T75">Obieram</text:span><text:span text:style-name="T70"> </text:span><text:span text:style-name="T76">liczbę podstawową parzystą </text:span><text:span text:style-name="T77">symetryczną </text:span><text:span text:style-name="T97">(o tym troszkę dalej)</text:span>, która ma swoje konsekwencje kreacji liczby pierwszej – <text:span text:style-name="T1">liczba podstawowa </text:span><text:span text:style-name="T4">symetryczna</text:span> posiada związek pomiędzy informacją <text:span text:style-name="T45">wartości</text:span> liczbow<text:span text:style-name="T90">ej</text:span> a jej odpowiednikiem liczby pierwszej <text:span text:style-name="T117">(potrzebne doprecyzowanie).</text:span></text:p>
      <text:p text:style-name="P5">Liczba podstawowa: 44 – w systemie dziesiętnym składa się z <text:span text:style-name="T27">dwóch</text:span> <text:span text:style-name="T27">osobnych </text:span><text:span text:style-name="T29">cyfr</text:span>: <text:span text:style-name="T48">cyfry</text:span> 4 oraz <text:span text:style-name="T48">cyfry </text:span>4.</text:p>
      <text:p text:style-name="P8"><text:span text:style-name="T74">Obliczam</text:span><text:span text:style-name="T87"> </text:span>następujące operacje stosując <text:span text:style-name="T116">zdefiniowane</text:span> funkcje trygonometryczne:</text:p>
      <text:p text:style-name="P17">_<text:span text:style-name="T91">sin(44)</text:span> = 0.<text:span text:style-name="T72">69</text:span>465<text:line-break/>_cos(44) = 0.<text:span text:style-name="T72">71</text:span>933<text:line-break/>_<text:span text:style-name="T91">tan</text:span>(44) = <text:span text:style-name="T72">0</text:span><text:span text:style-name="T25">.</text:span><text:span text:style-name="T72">9</text:span>6568<text:line-break/>_<text:span text:style-name="T91">itan</text:span>(44) = <text:span text:style-name="T72">88</text:span>.69804</text:p>
      <text:p text:style-name="P8">Uwagi:</text:p>
      <text:list xml:id="list2789485524" text:style-name="L2">
        <text:list-item>
          <text:p text:style-name="P90">wszystkie parametry funkcji <text:span text:style-name="T89">trygonometrycznych</text:span> <text:span text:style-name="T117">zdefiniowane w c++ </text:span>są wartością liczbową <text:span text:style-name="T27">kąta </text:span><text:span text:style-name="T37">(wartość liczbowa kąta to 44)</text:span></text:p>
        </text:list-item>
        <text:list-item>
          <text:p text:style-name="P91">podałem 5 miejsc <text:span text:style-name="T46">dziesiętnych bez zaokrągleń</text:span></text:p>
        </text:list-item>
        <text:list-item>
          <text:p text:style-name="P92">do dalszych operacji wykorzystam dwie liczby <text:span text:style-name="T93">(</text:span><text:span text:style-name="T79">zaznaczone kolorem</text:span><text:span text:style-name="T93">)</text:span> z każdego <text:span text:style-name="T49">wyniku funkcji</text:span> trygonometryczne<text:span text:style-name="T49">j ponieważ liczba 44 składa się z dwóch cyfr</text:span>:</text:p>
          <text:list>
            <text:list-item>
              <text:p text:style-name="P92">z funkcji _<text:span text:style-name="T2">sin</text:span><text:span text:style-name="T1"> </text:span><text:span text:style-name="T12">oraz</text:span><text:span text:style-name="T1"> _</text:span><text:span text:style-name="T2">cos </text:span><text:span text:style-name="T12">dwie liczby </text:span><text:span text:style-name="T14">dzi</text:span><text:span text:style-name="T15">e</text:span><text:span text:style-name="T14">siętne</text:span></text:p>
            </text:list-item>
            <text:list-item>
              <text:p text:style-name="P92"><text:span text:style-name="T12">z funkcji </text:span><text:span text:style-name="T1">_</text:span><text:span text:style-name="T3">tan</text:span><text:span text:style-name="T1"> </text:span><text:span text:style-name="T12">oraz </text:span><text:span text:style-name="T1">_</text:span><text:span text:style-name="T3">itan </text:span><text:span text:style-name="T12">dwie </text:span><text:span text:style-name="T13">początkowe</text:span><text:span text:style-name="T12"> liczby niezależnie od występowania przecinka</text:span></text:p>
            </text:list-item>
          </text:list>
        </text:list-item>
      </text:list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18"/>
          </table:table-cell>
          <table:table-cell table:style-name="Tabela1.B1" table:number-columns-spanned="2" office:value-type="string">
            <text:p text:style-name="P67">Dwie wyznaczone liczby</text:p>
          </table:table-cell>
          <table:covered-table-cell/>
        </table:table-row>
        <table:table-row>
          <table:table-cell table:style-name="Tabela1.A2" office:value-type="string">
            <text:p text:style-name="P23">_sin(44)</text:p>
          </table:table-cell>
          <table:table-cell table:style-name="Tabela1.A2" office:value-type="string">
            <text:p text:style-name="P63">6</text:p>
          </table:table-cell>
          <table:table-cell table:style-name="Tabela1.C2" office:value-type="string">
            <text:p text:style-name="P63">9</text:p>
          </table:table-cell>
        </table:table-row>
        <table:table-row>
          <table:table-cell table:style-name="Tabela1.A2" office:value-type="string">
            <text:p text:style-name="P18">_cos(44)</text:p>
          </table:table-cell>
          <table:table-cell table:style-name="Tabela1.A2" office:value-type="string">
            <text:p text:style-name="P63">7</text:p>
          </table:table-cell>
          <table:table-cell table:style-name="Tabela1.C2" office:value-type="string">
            <text:p text:style-name="P63">1</text:p>
          </table:table-cell>
        </table:table-row>
        <table:table-row>
          <table:table-cell table:style-name="Tabela1.A2" office:value-type="string">
            <text:p text:style-name="P18">_<text:span text:style-name="T91">tan</text:span>(44)</text:p>
          </table:table-cell>
          <table:table-cell table:style-name="Tabela1.A2" office:value-type="string">
            <text:p text:style-name="P63">0</text:p>
          </table:table-cell>
          <table:table-cell table:style-name="Tabela1.C2" office:value-type="string">
            <text:p text:style-name="P63">9</text:p>
          </table:table-cell>
        </table:table-row>
        <table:table-row>
          <table:table-cell table:style-name="Tabela1.A2" office:value-type="string">
            <text:p text:style-name="P18">_<text:span text:style-name="T91">itan</text:span>(44)</text:p>
          </table:table-cell>
          <table:table-cell table:style-name="Tabela1.A2" office:value-type="string">
            <text:p text:style-name="P63">8</text:p>
          </table:table-cell>
          <table:table-cell table:style-name="Tabela1.C2" office:value-type="string">
            <text:p text:style-name="P63">8</text:p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C2" table:number-columns-spanned="2" office:value-type="string">
            <text:p text:style-name="P72">Suma: <text:span text:style-name="T27">48</text:span></text:p>
          </table:table-cell>
          <table:covered-table-cell/>
        </table:table-row>
      </table:table>
      <text:p text:style-name="P28"/>
      <text:p text:style-name="P8"><text:span text:style-name="T71">Rozbijam</text:span><text:span text:style-name="T12"> każdą liczbę w komórce tabeli </text:span><text:span text:style-name="T17">na liczby będące największymi oraz </text:span><text:span text:style-name="T18">identycznymi</text:span><text:span text:style-name="T17"> liczbami pierwszymi</text:span><text:span text:style-name="T12">: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3"><text:span text:style-name="T94">6 = </text:span><text:span text:style-name="T27">3 + 3</text:span></text:p>
          </table:table-cell>
          <table:table-cell table:style-name="Tabela2.B1" office:value-type="string">
            <text:p text:style-name="P63"><text:span text:style-name="T94">9 = </text:span><text:span text:style-name="T27">3 + 3 + 3</text:span></text:p>
          </table:table-cell>
        </table:table-row>
        <table:table-row>
          <table:table-cell table:style-name="Tabela2.A2" office:value-type="string">
            <text:p text:style-name="P63">7 <text:span text:style-name="T94">= </text:span><text:span text:style-name="T30">7</text:span></text:p>
          </table:table-cell>
          <table:table-cell table:style-name="Tabela2.B2" office:value-type="string">
            <text:p text:style-name="P63">1 <text:span text:style-name="T94">= </text:span><text:span text:style-name="T30">1</text:span></text:p>
          </table:table-cell>
        </table:table-row>
        <table:table-row>
          <table:table-cell table:style-name="Tabela2.A2" office:value-type="string">
            <text:p text:style-name="P82">0 <text:span text:style-name="T94">= </text:span><text:span text:style-name="T30">0</text:span></text:p>
          </table:table-cell>
          <table:table-cell table:style-name="Tabela2.B2" office:value-type="string">
            <text:p text:style-name="P63"><text:span text:style-name="T94">9 = </text:span><text:span text:style-name="T27">3 + 3 + 3</text:span></text:p>
          </table:table-cell>
        </table:table-row>
        <table:table-row>
          <table:table-cell table:style-name="Tabela2.A2" office:value-type="string">
            <text:p text:style-name="P63"><text:span text:style-name="T94">8 = </text:span><text:span text:style-name="T27">2 + 2 + 2 + 2</text:span></text:p>
          </table:table-cell>
          <table:table-cell table:style-name="Tabela2.B2" office:value-type="string">
            <text:p text:style-name="P63"><text:span text:style-name="T95">8 = </text:span><text:span text:style-name="T27">2 + 2 + 2 + 2</text:span></text:p>
          </table:table-cell>
        </table:table-row>
      </table:table>
      <text:p text:style-name="P28"/>
      <text:p text:style-name="P8"><text:span text:style-name="T12">Następnie </text:span><text:span text:style-name="T71">sumuję</text:span><text:span text:style-name="T12"> każdą komórkę </text:span><text:span text:style-name="T19">(przed rozbiciem lub po – nie ma znaczenia)</text:span><text:span text:style-name="T12">:</text:span></text:p>
      <text:p text:style-name="P9"><text:span text:style-name="T16">6 + 9 +<text:line-break/>7 + 1 +<text:line-break/>0 + 9 +<text:line-break/>8 + 8 </text:span><text:span text:style-name="T12">= </text:span><text:span text:style-name="T24">48</text:span></text:p>
      <text:p text:style-name="P14"><text:span text:style-name="T12">Mając na uwadze, </text:span><text:span text:style-name="T20">że liczba 44 znajduję się o jedno miejsce od liczby środka symetrii (45 – o tym troszkę dalej) odejmuję odległość czyli liczbę -1.</text:span></text:p>
      <text:p text:style-name="P93"/>
      <text:p text:style-name="P93"/>
      <text:p text:style-name="P32">48 – 1 = 47</text:p>
      <text:p text:style-name="P15"><text:span text:style-name="T12">Co daje wynik </text:span><text:span text:style-name="T23">będący liczbą pierwszą</text:span><text:span text:style-name="T12">.</text:span></text:p>
      <text:p text:style-name="P94"/>
      <text:p text:style-name="P52"><text:span text:style-name="T27">Przykład </text:span><text:span text:style-name="T28">I</text:span><text:span text:style-name="T31">I</text:span><text:span text:style-name="T28">, podstawowy.<text:line-break/>Dotyczy liczby </text:span><text:span text:style-name="T73">4</text:span><text:span text:style-name="T75">3</text:span><text:span text:style-name="T50">.</text:span></text:p>
      <text:p text:style-name="P44"/>
      <text:p text:style-name="P6"><text:span text:style-name="T75">Obieram</text:span><text:span text:style-name="T70"> </text:span><text:span text:style-name="T76">liczbę podstawową parzystą </text:span><text:span text:style-name="T77">symetryczną</text:span><text:span text:style-name="T97">.</text:span></text:p>
      <text:p text:style-name="P6">Liczba podstawowa: 4<text:span text:style-name="T118">3</text:span> – w systemie dziesiętnym składa się z <text:span text:style-name="T27">dwóch</text:span> <text:span text:style-name="T27">osobnych </text:span><text:span text:style-name="T29">cyfr</text:span>: <text:span text:style-name="T48">cyfry</text:span> 4 oraz <text:span text:style-name="T48">cyfry 3</text:span>.</text:p>
      <text:p text:style-name="P10"><text:span text:style-name="T74">Obliczam</text:span><text:span text:style-name="T87"> </text:span>następujące operacje stosując <text:span text:style-name="T116">zdefiniowane</text:span> funkcje trygonometryczne:</text:p>
      <text:p text:style-name="P10"><text:soft-page-break/><text:span text:style-name="T1">_</text:span><text:span text:style-name="T5">sin(4</text:span><text:span text:style-name="T6">3</text:span><text:span text:style-name="T5">)</text:span><text:span text:style-name="T1"> = 0.</text:span><text:span text:style-name="T78">6</text:span><text:span text:style-name="T80">8</text:span><text:span text:style-name="T1"><text:line-break/>_cos(4</text:span><text:span text:style-name="T6">3</text:span><text:span text:style-name="T1">) = 0.</text:span><text:span text:style-name="T78">7</text:span><text:span text:style-name="T80">3</text:span><text:span text:style-name="T1"><text:line-break/>_</text:span><text:span text:style-name="T5">tan</text:span><text:span text:style-name="T1">(4</text:span><text:span text:style-name="T6">3</text:span><text:span text:style-name="T1">) = </text:span><text:span text:style-name="T78">0</text:span><text:span text:style-name="T25">.</text:span><text:span text:style-name="T78">9</text:span><text:span text:style-name="T1"><text:line-break/>_</text:span><text:span text:style-name="T5">itan</text:span><text:span text:style-name="T1">(4</text:span><text:span text:style-name="T6">3</text:span><text:span text:style-name="T1">) = </text:span><text:span text:style-name="T78">88</text:span></text:p>
      <table:table table:name="Tabela3" table:style-name="Tabela3">
        <table:table-column table:style-name="Tabela3.A" table:number-columns-repeated="2"/>
        <table:table-column table:style-name="Tabela3.C"/>
        <table:table-row>
          <table:table-cell table:style-name="Tabela3.A1" office:value-type="string">
            <text:p text:style-name="P19"/>
          </table:table-cell>
          <table:table-cell table:style-name="Tabela3.B1" table:number-columns-spanned="2" office:value-type="string">
            <text:p text:style-name="P68">Dwie wyznaczone liczby</text:p>
          </table:table-cell>
          <table:covered-table-cell/>
        </table:table-row>
        <table:table-row>
          <table:table-cell table:style-name="Tabela3.A2" office:value-type="string">
            <text:p text:style-name="P24">_sin(4<text:span text:style-name="T118">3</text:span>)</text:p>
          </table:table-cell>
          <table:table-cell table:style-name="Tabela3.A2" office:value-type="string">
            <text:p text:style-name="P64">6</text:p>
          </table:table-cell>
          <table:table-cell table:style-name="Tabela3.C2" office:value-type="string">
            <text:p text:style-name="P77">8</text:p>
          </table:table-cell>
        </table:table-row>
        <table:table-row>
          <table:table-cell table:style-name="Tabela3.A2" office:value-type="string">
            <text:p text:style-name="P19">_cos(4<text:span text:style-name="T118">3</text:span>)</text:p>
          </table:table-cell>
          <table:table-cell table:style-name="Tabela3.A2" office:value-type="string">
            <text:p text:style-name="P64">7</text:p>
          </table:table-cell>
          <table:table-cell table:style-name="Tabela3.C2" office:value-type="string">
            <text:p text:style-name="P77">3</text:p>
          </table:table-cell>
        </table:table-row>
        <table:table-row>
          <table:table-cell table:style-name="Tabela3.A2" office:value-type="string">
            <text:p text:style-name="P19">_<text:span text:style-name="T91">tan</text:span>(4<text:span text:style-name="T118">3</text:span>)</text:p>
          </table:table-cell>
          <table:table-cell table:style-name="Tabela3.A2" office:value-type="string">
            <text:p text:style-name="P64">0</text:p>
          </table:table-cell>
          <table:table-cell table:style-name="Tabela3.C2" office:value-type="string">
            <text:p text:style-name="P64">9</text:p>
          </table:table-cell>
        </table:table-row>
        <table:table-row>
          <table:table-cell table:style-name="Tabela3.A2" office:value-type="string">
            <text:p text:style-name="P19">_<text:span text:style-name="T91">itan</text:span>(4<text:span text:style-name="T118">3</text:span>)</text:p>
          </table:table-cell>
          <table:table-cell table:style-name="Tabela3.A2" office:value-type="string">
            <text:p text:style-name="P64">8</text:p>
          </table:table-cell>
          <table:table-cell table:style-name="Tabela3.C2" office:value-type="string">
            <text:p text:style-name="P64">8</text:p>
          </table:table-cell>
        </table:table-row>
        <table:table-row>
          <table:table-cell table:style-name="Tabela3.A2" office:value-type="string">
            <text:p text:style-name="P19"/>
          </table:table-cell>
          <table:table-cell table:style-name="Tabela3.C2" table:number-columns-spanned="2" office:value-type="string">
            <text:p text:style-name="P73">Suma: <text:span text:style-name="T27">4</text:span><text:span text:style-name="T31">9</text:span></text:p>
          </table:table-cell>
          <table:covered-table-cell/>
        </table:table-row>
      </table:table>
      <text:p text:style-name="P29"/>
      <text:p text:style-name="P10"><text:span text:style-name="T12">Następnie </text:span><text:span text:style-name="T71">sumuję</text:span><text:span text:style-name="T12"> każdą komórkę:</text:span></text:p>
      <text:p text:style-name="P10"><text:span text:style-name="T16">6 + </text:span><text:span text:style-name="T21">8</text:span><text:span text:style-name="T16"> +<text:line-break/>7 + </text:span><text:span text:style-name="T21">3</text:span><text:span text:style-name="T16"> +<text:line-break/>0 + 9 +<text:line-break/>8 + 8 </text:span><text:span text:style-name="T12">= </text:span><text:span text:style-name="T24">48</text:span></text:p>
      <text:p text:style-name="P16"><text:span text:style-name="T12">Mając na uwadze, </text:span><text:span text:style-name="T20">że liczba 4</text:span><text:span text:style-name="T21">3</text:span><text:span text:style-name="T20"> znajduję się o jedno miejsce od liczby środka symetrii (45 – o tym troszkę dalej) odejmuję odległość czyli liczbę -</text:span><text:span text:style-name="T21">2</text:span><text:span text:style-name="T20">.</text:span></text:p>
      <text:p text:style-name="P33">4<text:span text:style-name="T118">9</text:span> – <text:span text:style-name="T118">2</text:span> = 47</text:p>
      <text:p text:style-name="P16"><text:span text:style-name="T12">Co daje wynik </text:span><text:span text:style-name="T23">będący liczbą pierwszą</text:span><text:span text:style-name="T12">.</text:span></text:p>
      <text:p text:style-name="P33"/>
      <text:p text:style-name="P46">Liczba 43 oraz liczba 44 była symetryczna względem liczby 45. Co oznacza, że liczba 46 oraz liczba 47 również zawiera się w symetrii.</text:p>
      <text:p text:style-name="P46">Spróbujmy: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1"><text:span text:style-name="T1">_</text:span><text:span text:style-name="T5">sin(4</text:span><text:span text:style-name="T7">6</text:span><text:span text:style-name="T5">)</text:span><text:span text:style-name="T1"> = 0.</text:span><text:span text:style-name="T81">71</text:span><text:span text:style-name="T1"><text:line-break/>_cos(4</text:span><text:span text:style-name="T7">6</text:span><text:span text:style-name="T1">) = 0.</text:span><text:span text:style-name="T81">69</text:span><text:span text:style-name="T1"><text:line-break/>_</text:span><text:span text:style-name="T5">tan</text:span><text:span text:style-name="T1">(4</text:span><text:span text:style-name="T7">6</text:span><text:span text:style-name="T1">) = </text:span><text:span text:style-name="T82">1</text:span><text:span text:style-name="T25">.</text:span><text:span text:style-name="T82">0</text:span><text:span text:style-name="T1"><text:line-break/>_</text:span><text:span text:style-name="T5">itan</text:span><text:span text:style-name="T1">(4</text:span><text:span text:style-name="T7">6</text:span><text:span text:style-name="T1">) = </text:span><text:span text:style-name="T78">88</text:span></text:p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20"/>
          </table:table-cell>
          <table:table-cell table:style-name="Tabela4.B1" table:number-columns-spanned="2" office:value-type="string">
            <text:p text:style-name="P69">Dwie wyznaczone liczby</text:p>
          </table:table-cell>
          <table:covered-table-cell/>
        </table:table-row>
        <table:table-row>
          <table:table-cell table:style-name="Tabela4.A2" office:value-type="string">
            <text:p text:style-name="P25">_sin(4<text:span text:style-name="T118">3</text:span>)</text:p>
          </table:table-cell>
          <table:table-cell table:style-name="Tabela4.A2" office:value-type="string">
            <text:p text:style-name="P78">7</text:p>
          </table:table-cell>
          <table:table-cell table:style-name="Tabela4.C2" office:value-type="string">
            <text:p text:style-name="P78">1</text:p>
          </table:table-cell>
        </table:table-row>
        <table:table-row>
          <table:table-cell table:style-name="Tabela4.A2" office:value-type="string">
            <text:p text:style-name="P20">_cos(4<text:span text:style-name="T118">3</text:span>)</text:p>
          </table:table-cell>
          <table:table-cell table:style-name="Tabela4.A2" office:value-type="string">
            <text:p text:style-name="P78">6</text:p>
          </table:table-cell>
          <table:table-cell table:style-name="Tabela4.C2" office:value-type="string">
            <text:p text:style-name="P78">9</text:p>
          </table:table-cell>
        </table:table-row>
        <table:table-row>
          <table:table-cell table:style-name="Tabela4.A2" office:value-type="string">
            <text:p text:style-name="P20">_<text:span text:style-name="T91">tan</text:span>(4<text:span text:style-name="T118">3</text:span>)</text:p>
          </table:table-cell>
          <table:table-cell table:style-name="Tabela4.A2" office:value-type="string">
            <text:p text:style-name="P78">1</text:p>
          </table:table-cell>
          <table:table-cell table:style-name="Tabela4.C2" office:value-type="string">
            <text:p text:style-name="P78">0</text:p>
          </table:table-cell>
        </table:table-row>
        <table:table-row>
          <table:table-cell table:style-name="Tabela4.A2" office:value-type="string">
            <text:p text:style-name="P20">_<text:span text:style-name="T91">itan</text:span>(4<text:span text:style-name="T118">3</text:span>)</text:p>
          </table:table-cell>
          <table:table-cell table:style-name="Tabela4.A2" office:value-type="string">
            <text:p text:style-name="P78">8</text:p>
          </table:table-cell>
          <table:table-cell table:style-name="Tabela4.C2" office:value-type="string">
            <text:p text:style-name="P65">8</text:p>
          </table:table-cell>
        </table:table-row>
        <table:table-row>
          <table:table-cell table:style-name="Tabela4.A2" office:value-type="string">
            <text:p text:style-name="P20"/>
          </table:table-cell>
          <table:table-cell table:style-name="Tabela4.C2" table:number-columns-spanned="2" office:value-type="string">
            <text:p text:style-name="P74">Suma: <text:span text:style-name="T32">40</text:span></text:p>
          </table:table-cell>
          <table:covered-table-cell/>
        </table:table-row>
      </table:table>
      <text:p text:style-name="P30"/>
      <text:p text:style-name="P34">Od środka symetrii (45) dzieli nas +1</text:p>
      <text:p text:style-name="P34">40 + 1 = 41 – <text:span text:style-name="T27">jest to liczba pierwsza</text:span></text:p>
      <text:p text:style-name="P96"/>
      <text:p text:style-name="P12"><text:span text:style-name="T1">_</text:span><text:span text:style-name="T5">sin(4</text:span><text:span text:style-name="T8">7</text:span><text:span text:style-name="T5">)</text:span><text:span text:style-name="T1"> = 0.</text:span><text:span text:style-name="T81">7</text:span><text:span text:style-name="T82">3</text:span><text:span text:style-name="T1"><text:line-break/>_cos(4</text:span><text:span text:style-name="T8">7</text:span><text:span text:style-name="T1">) = 0.</text:span><text:span text:style-name="T81">6</text:span><text:span text:style-name="T82">8</text:span><text:span text:style-name="T1"><text:line-break/>_</text:span><text:span text:style-name="T5">tan</text:span><text:span text:style-name="T1">(4</text:span><text:span text:style-name="T8">7</text:span><text:span text:style-name="T1">) = </text:span><text:span text:style-name="T82">1</text:span><text:span text:style-name="T25">.</text:span><text:span text:style-name="T82">0</text:span><text:span text:style-name="T1"><text:line-break/>_</text:span><text:span text:style-name="T5">itan</text:span><text:span text:style-name="T1">(4</text:span><text:span text:style-name="T8">7</text:span><text:span text:style-name="T1">) = </text:span><text:span text:style-name="T78">88</text:span></text:p>
      <table:table table:name="Tabela5" table:style-name="Tabela5">
        <table:table-column table:style-name="Tabela5.A" table:number-columns-repeated="2"/>
        <table:table-column table:style-name="Tabela5.C"/>
        <table:table-row>
          <table:table-cell table:style-name="Tabela5.A1" office:value-type="string">
            <text:p text:style-name="P21"/>
          </table:table-cell>
          <table:table-cell table:style-name="Tabela5.B1" table:number-columns-spanned="2" office:value-type="string">
            <text:p text:style-name="P70">Dwie wyznaczone liczby</text:p>
          </table:table-cell>
          <table:covered-table-cell/>
        </table:table-row>
        <table:table-row>
          <table:table-cell table:style-name="Tabela5.A2" office:value-type="string">
            <text:p text:style-name="P26">_sin(4<text:span text:style-name="T119">7</text:span>)</text:p>
          </table:table-cell>
          <table:table-cell table:style-name="Tabela5.A2" office:value-type="string">
            <text:p text:style-name="P78">7</text:p>
          </table:table-cell>
          <table:table-cell table:style-name="Tabela5.C2" office:value-type="string">
            <text:p text:style-name="P78">3</text:p>
          </table:table-cell>
        </table:table-row>
        <table:table-row>
          <table:table-cell table:style-name="Tabela5.A2" office:value-type="string">
            <text:p text:style-name="P21">_cos(4<text:span text:style-name="T119">7</text:span>)</text:p>
          </table:table-cell>
          <table:table-cell table:style-name="Tabela5.A2" office:value-type="string">
            <text:p text:style-name="P78">6</text:p>
          </table:table-cell>
          <table:table-cell table:style-name="Tabela5.C2" office:value-type="string">
            <text:p text:style-name="P78">8</text:p>
          </table:table-cell>
        </table:table-row>
        <table:table-row>
          <table:table-cell table:style-name="Tabela5.A2" office:value-type="string">
            <text:p text:style-name="P21">_<text:span text:style-name="T91">tan</text:span>(4<text:span text:style-name="T119">7</text:span>)</text:p>
          </table:table-cell>
          <table:table-cell table:style-name="Tabela5.A2" office:value-type="string">
            <text:p text:style-name="P78">1</text:p>
          </table:table-cell>
          <table:table-cell table:style-name="Tabela5.C2" office:value-type="string">
            <text:p text:style-name="P78">0</text:p>
          </table:table-cell>
        </table:table-row>
        <table:table-row>
          <table:table-cell table:style-name="Tabela5.A2" office:value-type="string">
            <text:p text:style-name="P21">_<text:span text:style-name="T91">itan</text:span>(4<text:span text:style-name="T119">7</text:span>)</text:p>
          </table:table-cell>
          <table:table-cell table:style-name="Tabela5.A2" office:value-type="string">
            <text:p text:style-name="P78">8</text:p>
          </table:table-cell>
          <table:table-cell table:style-name="Tabela5.C2" office:value-type="string">
            <text:p text:style-name="P66">8</text:p>
          </table:table-cell>
        </table:table-row>
        <table:table-row>
          <table:table-cell table:style-name="Tabela5.A2" office:value-type="string">
            <text:p text:style-name="P21"/>
          </table:table-cell>
          <table:table-cell table:style-name="Tabela5.C2" table:number-columns-spanned="2" office:value-type="string">
            <text:p text:style-name="P75">Suma: <text:span text:style-name="T32">41</text:span></text:p>
          </table:table-cell>
          <table:covered-table-cell/>
        </table:table-row>
      </table:table>
      <text:p text:style-name="P31"/>
      <text:p text:style-name="P34"><text:soft-page-break/>Od środka symetrii (45) dzieli nas +2</text:p>
      <text:p text:style-name="P34">41 + 2 = 43 – <text:span text:style-name="T27">jest to liczba pierwsza</text:span></text:p>
      <text:p text:style-name="P12"><text:span text:style-name="T1">_</text:span><text:span text:style-name="T5">sin(4</text:span><text:span text:style-name="T7">6</text:span><text:span text:style-name="T5">)</text:span><text:span text:style-name="T1"> = 0.</text:span><text:span text:style-name="T81">71</text:span><text:span text:style-name="T1"><text:line-break/>_cos(4</text:span><text:span text:style-name="T7">6</text:span><text:span text:style-name="T1">) = 0.</text:span><text:span text:style-name="T81">69</text:span><text:span text:style-name="T1"><text:line-break/>_</text:span><text:span text:style-name="T5">tan</text:span><text:span text:style-name="T1">(4</text:span><text:span text:style-name="T7">6</text:span><text:span text:style-name="T1">) = </text:span><text:span text:style-name="T82">1</text:span><text:span text:style-name="T25">.</text:span><text:span text:style-name="T82">0</text:span><text:span text:style-name="T1"><text:line-break/>_</text:span><text:span text:style-name="T5">itan</text:span><text:span text:style-name="T1">(4</text:span><text:span text:style-name="T7">6</text:span><text:span text:style-name="T1">) = </text:span><text:span text:style-name="T78">88</text:span></text:p>
      <table:table table:name="Tabela6" table:style-name="Tabela6">
        <table:table-column table:style-name="Tabela6.A" table:number-columns-repeated="2"/>
        <table:table-column table:style-name="Tabela6.C"/>
        <table:table-row>
          <table:table-cell table:style-name="Tabela6.A1" office:value-type="string">
            <text:p text:style-name="P21"/>
          </table:table-cell>
          <table:table-cell table:style-name="Tabela6.B1" table:number-columns-spanned="2" office:value-type="string">
            <text:p text:style-name="P70">Dwie wyznaczone liczby</text:p>
          </table:table-cell>
          <table:covered-table-cell/>
        </table:table-row>
        <table:table-row>
          <table:table-cell table:style-name="Tabela6.A2" office:value-type="string">
            <text:p text:style-name="P26">_sin(4<text:span text:style-name="T118">3</text:span>)</text:p>
          </table:table-cell>
          <table:table-cell table:style-name="Tabela6.A2" office:value-type="string">
            <text:p text:style-name="P78">7</text:p>
          </table:table-cell>
          <table:table-cell table:style-name="Tabela6.C2" office:value-type="string">
            <text:p text:style-name="P78">1</text:p>
          </table:table-cell>
        </table:table-row>
        <table:table-row>
          <table:table-cell table:style-name="Tabela6.A2" office:value-type="string">
            <text:p text:style-name="P21">_cos(4<text:span text:style-name="T118">3</text:span>)</text:p>
          </table:table-cell>
          <table:table-cell table:style-name="Tabela6.A2" office:value-type="string">
            <text:p text:style-name="P78">6</text:p>
          </table:table-cell>
          <table:table-cell table:style-name="Tabela6.C2" office:value-type="string">
            <text:p text:style-name="P78">9</text:p>
          </table:table-cell>
        </table:table-row>
        <table:table-row>
          <table:table-cell table:style-name="Tabela6.A2" office:value-type="string">
            <text:p text:style-name="P21">_<text:span text:style-name="T91">tan</text:span>(4<text:span text:style-name="T118">3</text:span>)</text:p>
          </table:table-cell>
          <table:table-cell table:style-name="Tabela6.A2" office:value-type="string">
            <text:p text:style-name="P78">1</text:p>
          </table:table-cell>
          <table:table-cell table:style-name="Tabela6.C2" office:value-type="string">
            <text:p text:style-name="P78">0</text:p>
          </table:table-cell>
        </table:table-row>
        <table:table-row>
          <table:table-cell table:style-name="Tabela6.A2" office:value-type="string">
            <text:p text:style-name="P21">_<text:span text:style-name="T91">itan</text:span>(4<text:span text:style-name="T118">3</text:span>)</text:p>
          </table:table-cell>
          <table:table-cell table:style-name="Tabela6.A2" office:value-type="string">
            <text:p text:style-name="P78">8</text:p>
          </table:table-cell>
          <table:table-cell table:style-name="Tabela6.C2" office:value-type="string">
            <text:p text:style-name="P66">8</text:p>
          </table:table-cell>
        </table:table-row>
        <table:table-row>
          <table:table-cell table:style-name="Tabela6.A2" office:value-type="string">
            <text:p text:style-name="P21"/>
          </table:table-cell>
          <table:table-cell table:style-name="Tabela6.C2" table:number-columns-spanned="2" office:value-type="string">
            <text:p text:style-name="P75">Suma: <text:span text:style-name="T32">40</text:span></text:p>
          </table:table-cell>
          <table:covered-table-cell/>
        </table:table-row>
      </table:table>
      <text:p text:style-name="P31"/>
      <text:p text:style-name="P34">Od środka symetrii (45) dzieli nas +1</text:p>
      <text:p text:style-name="P34">40 + 1 = 41 – <text:span text:style-name="T27">jest to liczba pierwsza</text:span></text:p>
      <text:p text:style-name="P96"/>
      <text:p text:style-name="P35">Symetria wyglądała następująco: 43, 44, <text:span text:style-name="T27">45</text:span>, 46, 47<text:line-break/> <text:s text:c="53"/></text:p>
      <text:p text:style-name="P35"/>
      <text:p text:style-name="P35">Spróbujemy z liczbami symetrycznymi trzycyfrowymi.</text:p>
      <text:p text:style-name="P35">Jedną z takich <text:span text:style-name="T120">zawierających się w symetrii </text:span>jest liczba <text:span text:style-name="T34">342</text:span>. <text:span text:style-name="T120">Środkiem symetrii jest liczba </text:span><text:span text:style-name="T34">343 </text:span><text:span text:style-name="T120">więc od sumy odejmiemy liczbę jeden.</text:span></text:p>
      <text:p text:style-name="P12"><text:span text:style-name="T1">_</text:span><text:span text:style-name="T5">sin(</text:span><text:span text:style-name="T10">34</text:span><text:span text:style-name="T11">2</text:span><text:span text:style-name="T5">)</text:span><text:span text:style-name="T1"> = -0.</text:span><text:span text:style-name="T85">309</text:span><text:span text:style-name="T1"><text:line-break/>_cos(</text:span><text:span text:style-name="T10">34</text:span><text:span text:style-name="T11">2</text:span><text:span text:style-name="T1">) = 0.</text:span><text:span text:style-name="T84">95</text:span><text:span text:style-name="T85">1</text:span><text:span text:style-name="T1"><text:line-break/>_</text:span><text:span text:style-name="T5">tan</text:span><text:span text:style-name="T1">(</text:span><text:span text:style-name="T10">34</text:span><text:span text:style-name="T11">2</text:span><text:span text:style-name="T1">) = -</text:span><text:span text:style-name="T84">0.3</text:span><text:span text:style-name="T85">2</text:span><text:span text:style-name="T1"><text:line-break/>_</text:span><text:span text:style-name="T5">itan</text:span><text:span text:style-name="T1">(</text:span><text:span text:style-name="T10">34</text:span><text:span text:style-name="T11">2</text:span><text:span text:style-name="T1">) = </text:span><text:span text:style-name="T84">89.8</text:span></text:p>
      <text:p text:style-name="P123"/>
      <text:p text:style-name="P47">Ponieważ liczba 28<text:span text:style-name="T120">1</text:span> składa się trzech cyfr – wyznaczyłem 3 cyfry ze zdefiniowanych funkcji.</text:p>
      <text:p text:style-name="P47"/>
      <table:table table:name="Tabela7" table:style-name="Tabela7">
        <table:table-column table:style-name="Tabela7.A"/>
        <table:table-column table:style-name="Tabela7.B"/>
        <table:table-column table:style-name="Tabela7.C" table:number-columns-repeated="2"/>
        <table:table-row>
          <table:table-cell table:style-name="Tabela7.A1" office:value-type="string">
            <text:p text:style-name="P21"/>
          </table:table-cell>
          <table:table-cell table:style-name="Tabela7.B1" table:number-columns-spanned="3" office:value-type="string">
            <text:p text:style-name="P70">Dwie wyznaczone liczby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6">_sin(<text:span text:style-name="T120">281</text:span>)</text:p>
          </table:table-cell>
          <table:table-cell table:style-name="Tabela7.A2" office:value-type="string">
            <text:p text:style-name="P81">3</text:p>
          </table:table-cell>
          <table:table-cell table:style-name="Tabela7.A2" office:value-type="string">
            <text:p text:style-name="P81">0</text:p>
          </table:table-cell>
          <table:table-cell table:style-name="Tabela7.D2" office:value-type="string">
            <text:p text:style-name="P81">9</text:p>
          </table:table-cell>
        </table:table-row>
        <table:table-row>
          <table:table-cell table:style-name="Tabela7.A2" office:value-type="string">
            <text:p text:style-name="P21">_cos(<text:span text:style-name="T120">281</text:span>)</text:p>
          </table:table-cell>
          <table:table-cell table:style-name="Tabela7.A2" office:value-type="string">
            <text:p text:style-name="P81">9</text:p>
          </table:table-cell>
          <table:table-cell table:style-name="Tabela7.A2" office:value-type="string">
            <text:p text:style-name="P81">5</text:p>
          </table:table-cell>
          <table:table-cell table:style-name="Tabela7.D2" office:value-type="string">
            <text:p text:style-name="P81">1</text:p>
          </table:table-cell>
        </table:table-row>
        <table:table-row>
          <table:table-cell table:style-name="Tabela7.A2" office:value-type="string">
            <text:p text:style-name="P21">_<text:span text:style-name="T91">tan</text:span>(<text:span text:style-name="T120">281</text:span>)</text:p>
          </table:table-cell>
          <table:table-cell table:style-name="Tabela7.A2" office:value-type="string">
            <text:p text:style-name="P81">0</text:p>
          </table:table-cell>
          <table:table-cell table:style-name="Tabela7.A2" office:value-type="string">
            <text:p text:style-name="P81">3</text:p>
          </table:table-cell>
          <table:table-cell table:style-name="Tabela7.D2" office:value-type="string">
            <text:p text:style-name="P81">2</text:p>
          </table:table-cell>
        </table:table-row>
        <table:table-row>
          <table:table-cell table:style-name="Tabela7.A2" office:value-type="string">
            <text:p text:style-name="P21">_<text:span text:style-name="T91">itan</text:span>(<text:span text:style-name="T120">281</text:span>)</text:p>
          </table:table-cell>
          <table:table-cell table:style-name="Tabela7.A2" office:value-type="string">
            <text:p text:style-name="P78">8</text:p>
          </table:table-cell>
          <table:table-cell table:style-name="Tabela7.A2" office:value-type="string">
            <text:p text:style-name="P80">9</text:p>
          </table:table-cell>
          <table:table-cell table:style-name="Tabela7.D2" office:value-type="string">
            <text:p text:style-name="P81">8</text:p>
          </table:table-cell>
        </table:table-row>
        <table:table-row>
          <table:table-cell table:style-name="Tabela7.A2" office:value-type="string">
            <text:p text:style-name="P21"/>
          </table:table-cell>
          <table:table-cell table:style-name="Tabela7.D2" table:number-columns-spanned="3" office:value-type="string">
            <text:p text:style-name="P75">Suma: <text:span text:style-name="T35">57</text:span></text:p>
          </table:table-cell>
          <table:covered-table-cell/>
          <table:covered-table-cell/>
        </table:table-row>
      </table:table>
      <text:p text:style-name="P36"/>
      <text:p text:style-name="P38">62 – 1 = 61 – <text:span text:style-name="T27">jest to liczba pierwsza</text:span></text:p>
      <text:p text:style-name="P38">Symetria wygląda następująco:</text:p>
      <text:p text:style-name="P38">280, 281, <text:span text:style-name="T27">282</text:span>, 283, 284</text:p>
      <text:p text:style-name="P38"/>
      <text:p text:style-name="P38">Spróbumy z liczbą 284, do sumy składników dodamy 2.</text:p>
      <text:p text:style-name="P38"/>
      <text:p text:style-name="P13"><text:span text:style-name="T1">_</text:span><text:span text:style-name="T5">sin(</text:span><text:span text:style-name="T8">28</text:span><text:span text:style-name="T9">4</text:span><text:span text:style-name="T5">)</text:span><text:span text:style-name="T1"> = -0.</text:span><text:span text:style-name="T82">9</text:span><text:span text:style-name="T83">70</text:span><text:span text:style-name="T1"><text:line-break/>_cos(</text:span><text:span text:style-name="T8">28</text:span><text:span text:style-name="T9">4</text:span><text:span text:style-name="T1">) = 0.</text:span><text:span text:style-name="T83">241</text:span><text:span text:style-name="T1"><text:line-break/>_</text:span><text:span text:style-name="T5">tan</text:span><text:span text:style-name="T1">(</text:span><text:span text:style-name="T8">28</text:span><text:span text:style-name="T9">4</text:span><text:span text:style-name="T1">) = -</text:span><text:span text:style-name="T83">4</text:span><text:span text:style-name="T25">.</text:span><text:span text:style-name="T83">01</text:span><text:span text:style-name="T1"><text:line-break/>_</text:span><text:span text:style-name="T5">itan</text:span><text:span text:style-name="T1">(</text:span><text:span text:style-name="T8">28</text:span><text:span text:style-name="T9">4</text:span><text:span text:style-name="T1">) = </text:span><text:span text:style-name="T78">8</text:span><text:span text:style-name="T82">9.7</text:span></text:p>
      <text:p text:style-name="P123"/>
      <text:p text:style-name="P48">Ponieważ liczba 28<text:span text:style-name="T120">1</text:span> składa się trzech cyfr – wyznaczyłem 3 cyfry ze zdefiniowanych funkcji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ela8" table:style-name="Tabela8">
        <table:table-column table:style-name="Tabela8.A"/>
        <table:table-column table:style-name="Tabela8.B"/>
        <table:table-column table:style-name="Tabela8.C" table:number-columns-repeated="2"/>
        <table:table-row>
          <table:table-cell table:style-name="Tabela8.A1" office:value-type="string">
            <text:p text:style-name="P22"/>
          </table:table-cell>
          <table:table-cell table:style-name="Tabela8.B1" table:number-columns-spanned="3" office:value-type="string">
            <text:p text:style-name="P71">Dwie wyznaczone liczby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7">_sin(<text:span text:style-name="T120">281</text:span>)</text:p>
          </table:table-cell>
          <table:table-cell table:style-name="Tabela8.A2" office:value-type="string">
            <text:p text:style-name="P80">9</text:p>
          </table:table-cell>
          <table:table-cell table:style-name="Tabela8.A2" office:value-type="string">
            <text:p text:style-name="P80">7</text:p>
          </table:table-cell>
          <table:table-cell table:style-name="Tabela8.D2" office:value-type="string">
            <text:p text:style-name="P80">0</text:p>
          </table:table-cell>
        </table:table-row>
        <text:soft-page-break/>
        <table:table-row>
          <table:table-cell table:style-name="Tabela8.A2" office:value-type="string">
            <text:p text:style-name="P22">_cos(<text:span text:style-name="T120">281</text:span>)</text:p>
          </table:table-cell>
          <table:table-cell table:style-name="Tabela8.A2" office:value-type="string">
            <text:p text:style-name="P80">2</text:p>
          </table:table-cell>
          <table:table-cell table:style-name="Tabela8.A2" office:value-type="string">
            <text:p text:style-name="P80">4</text:p>
          </table:table-cell>
          <table:table-cell table:style-name="Tabela8.D2" office:value-type="string">
            <text:p text:style-name="P80">1</text:p>
          </table:table-cell>
        </table:table-row>
        <table:table-row>
          <table:table-cell table:style-name="Tabela8.A2" office:value-type="string">
            <text:p text:style-name="P22">_<text:span text:style-name="T91">tan</text:span>(<text:span text:style-name="T120">281</text:span>)</text:p>
          </table:table-cell>
          <table:table-cell table:style-name="Tabela8.A2" office:value-type="string">
            <text:p text:style-name="P80">4</text:p>
          </table:table-cell>
          <table:table-cell table:style-name="Tabela8.A2" office:value-type="string">
            <text:p text:style-name="P80">0</text:p>
          </table:table-cell>
          <table:table-cell table:style-name="Tabela8.D2" office:value-type="string">
            <text:p text:style-name="P80">1</text:p>
          </table:table-cell>
        </table:table-row>
        <table:table-row>
          <table:table-cell table:style-name="Tabela8.A2" office:value-type="string">
            <text:p text:style-name="P22">_<text:span text:style-name="T91">itan</text:span>(<text:span text:style-name="T120">281</text:span>)</text:p>
          </table:table-cell>
          <table:table-cell table:style-name="Tabela8.A2" office:value-type="string">
            <text:p text:style-name="P79">8</text:p>
          </table:table-cell>
          <table:table-cell table:style-name="Tabela8.A2" office:value-type="string">
            <text:p text:style-name="P80">9</text:p>
          </table:table-cell>
          <table:table-cell table:style-name="Tabela8.D2" office:value-type="string">
            <text:p text:style-name="P80">7</text:p>
          </table:table-cell>
        </table:table-row>
        <table:table-row>
          <table:table-cell table:style-name="Tabela8.A2" office:value-type="string">
            <text:p text:style-name="P22"/>
          </table:table-cell>
          <table:table-cell table:style-name="Tabela8.D2" table:number-columns-spanned="3" office:value-type="string">
            <text:p text:style-name="P76">Suma: <text:span text:style-name="T121">5</text:span><text:span text:style-name="T33">2</text:span></text:p>
          </table:table-cell>
          <table:covered-table-cell/>
          <table:covered-table-cell/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name="Liberation Mono" fo:font-family="'Liberation Mono'" style:font-family-generic="modern" style:font-pitch="fixed" fo:font-size="10pt" fo:background-color="transparen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0:17:37.140813745</meta:creation-date>
    <dc:date>2018-12-15T03:43:43.287171917</dc:date>
    <meta:editing-duration>P4DT3H18M23S</meta:editing-duration>
    <meta:editing-cycles>598</meta:editing-cycles>
    <meta:generator>LibreOffice/6.0.6.2$Linux_X86_64 LibreOffice_project/00m0$Build-2</meta:generator>
    <meta:document-statistic meta:table-count="8" meta:image-count="0" meta:object-count="0" meta:page-count="14" meta:paragraph-count="1042" meta:word-count="4681" meta:character-count="35198" meta:non-whitespace-character-count="25968"/>
  </office:meta>
</office:document-meta>
</file>